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font-weight="bold" style:font-weight-asian="bold" style:font-weight-complex="bold" fo:language="en" fo:country="US"/>
    </style:style>
    <style:style style:name="P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fo:font-style="italic" style:font-style-asian="italic" style:font-style-complex="italic" fo:language="en" fo:country="US"/>
    </style:style>
    <style:style style:name="P5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" style:parent-style-name="Normal" style:family="paragraph">
      <style:paragraph-properties fo:margin-bottom="0in" fo:line-height="100%"/>
      <style:text-properties style:font-name="Times New Roman" style:font-name-asian="Times New Roman" fo:color="#3C4043" style:letter-kerning="false" fo:font-size="13.5pt" style:font-size-asian="13.5pt" style:font-size-complex="13.5pt" fo:language="en" style:language-asian="sv" style:country-asian="SE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fo:color="#3C4043" style:letter-kerning="false" fo:font-size="13.5pt" style:font-size-asian="13.5pt" style:font-size-complex="13.5pt" fo:language="en" style:language-asian="sv" style:country-asian="SE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fo:color="#3C4043" style:letter-kerning="false" fo:font-size="13.5pt" style:font-size-asian="13.5pt" style:font-size-complex="13.5pt" fo:language="en" style:language-asian="sv" style:country-asian="SE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="Times New Roman" style:font-name-asian="Times New Roman" fo:color="#3C4043" style:letter-kerning="false" fo:font-size="13.5pt" style:font-size-asian="13.5pt" style:font-size-complex="13.5pt" fo:language="en" style:language-asian="sv" style:country-asian="SE"/>
    </style:style>
    <style:style style:name="P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fo:font-style="italic" style:font-style-asian="italic" style:font-style-complex="italic" fo:language="en" fo:country="US"/>
    </style:style>
    <style:style style:name="P9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9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1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1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1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2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3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3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3" style:parent-style-name="Normal" style:family="paragraph">
      <style:paragraph-properties fo:margin-bottom="0in" fo:line-height="100%"/>
    </style:style>
    <style:style style:name="T14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5" style:parent-style-name="Normal" style:family="paragraph">
      <style:paragraph-properties fo:margin-bottom="0in" fo:line-height="100%"/>
    </style:style>
    <style:style style:name="T15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5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6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8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19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0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1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2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3" style:parent-style-name="Normal" style:family="paragraph">
      <style:paragraph-properties fo:margin-bottom="0in" fo:line-height="100%"/>
    </style:style>
    <style:style style:name="T224" style:parent-style-name="DefaultParagraphFont" style:family="text">
      <style:text-properties fo:font-style="italic" style:font-style-asian="italic" style:font-style-complex="italic" fo:language="en" fo:country="US"/>
    </style:style>
    <style:style style:name="P22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2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3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3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4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5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58" style:parent-style-name="Normal" style:family="paragraph">
      <style:paragraph-properties fo:margin-bottom="0in" fo:line-height="100%"/>
    </style:style>
    <style:style style:name="T259" style:parent-style-name="DefaultParagraphFont" style:family="text">
      <style:text-properties fo:font-style="italic" style:font-style-asian="italic" style:font-style-complex="italic" fo:language="en" fo:country="US"/>
    </style:style>
    <style:style style:name="P26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6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7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8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28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88" style:parent-style-name="Normal" style:family="paragraph">
      <style:paragraph-properties fo:margin-bottom="0in" fo:line-height="100%"/>
    </style:style>
    <style:style style:name="T289" style:parent-style-name="DefaultParagraphFont" style:family="text">
      <style:text-properties fo:font-style="italic" style:font-style-asian="italic" style:font-style-complex="italic" fo:language="en" fo:country="US"/>
    </style:style>
    <style:style style:name="T290" style:parent-style-name="DefaultParagraphFont" style:family="text">
      <style:text-properties fo:language="en" fo:country="US"/>
    </style:style>
    <style:style style:name="T291" style:parent-style-name="DefaultParagraphFont" style:family="text">
      <style:text-properties fo:font-style="italic" style:font-style-asian="italic" style:font-style-complex="italic" fo:language="en" fo:country="US"/>
    </style:style>
    <style:style style:name="P29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29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0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0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0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0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09" style:parent-style-name="Normal" style:family="paragraph">
      <style:paragraph-properties fo:margin-bottom="0in" fo:line-height="100%"/>
    </style:style>
    <style:style style:name="T31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311" style:parent-style-name="DefaultParagraphFont" style:family="text">
      <style:text-properties fo:font-style="italic" style:font-style-asian="italic" style:font-style-complex="italic" fo:language="en" fo:country="US"/>
    </style:style>
    <style:style style:name="P31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1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2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3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3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3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3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3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3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3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4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50" style:parent-style-name="Normal" style:family="paragraph">
      <style:paragraph-properties fo:margin-bottom="0in" fo:line-height="100%"/>
    </style:style>
    <style:style style:name="T351" style:parent-style-name="DefaultParagraphFont" style:family="text">
      <style:text-properties fo:font-style="italic" style:font-style-asian="italic" style:font-style-complex="italic" fo:language="en" fo:country="US"/>
    </style:style>
    <style:style style:name="T352" style:parent-style-name="DefaultParagraphFont" style:family="text">
      <style:text-properties fo:font-style="italic" style:font-style-asian="italic" style:font-style-complex="italic" fo:language="en" fo:country="US"/>
    </style:style>
    <style:style style:name="P35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5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5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5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5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5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5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6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6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8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39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0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1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2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3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3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4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5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5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5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5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5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5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6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6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6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6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6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6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6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6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6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8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49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0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0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0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0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1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1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1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1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1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1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1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1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1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1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2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3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3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3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3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3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3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3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4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4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4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4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5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5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5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58" style:parent-style-name="Normal" style:family="paragraph">
      <style:paragraph-properties fo:margin-bottom="0in" fo:line-height="100%"/>
    </style:style>
    <style:style style:name="T55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560" style:parent-style-name="DefaultParagraphFont" style:family="text">
      <style:text-properties fo:language="en" fo:country="US"/>
    </style:style>
    <style:style style:name="P56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6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7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8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9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9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9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9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9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9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5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9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9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59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01" style:parent-style-name="Normal" style:family="paragraph">
      <style:paragraph-properties fo:margin-bottom="0in" fo:line-height="100%"/>
    </style:style>
    <style:style style:name="T602" style:parent-style-name="DefaultParagraphFont" style:family="text">
      <style:text-properties fo:font-style="italic" style:font-style-asian="italic" style:font-style-complex="italic" fo:language="en" fo:country="US"/>
    </style:style>
    <style:style style:name="T603" style:parent-style-name="DefaultParagraphFont" style:family="text">
      <style:text-properties fo:font-style="italic" style:font-style-asian="italic" style:font-style-complex="italic" fo:language="en" fo:country="US"/>
    </style:style>
    <style:style style:name="T604" style:parent-style-name="DefaultParagraphFont" style:family="text">
      <style:text-properties fo:language="en" fo:country="US"/>
    </style:style>
    <style:style style:name="T605" style:parent-style-name="DefaultParagraphFont" style:family="text">
      <style:text-properties fo:font-style="italic" style:font-style-asian="italic" style:font-style-complex="italic" fo:language="en" fo:country="US"/>
    </style:style>
    <style:style style:name="T606" style:parent-style-name="DefaultParagraphFont" style:family="text">
      <style:text-properties fo:language="en" fo:country="US"/>
    </style:style>
    <style:style style:name="T607" style:parent-style-name="DefaultParagraphFont" style:family="text">
      <style:text-properties fo:font-style="italic" style:font-style-asian="italic" style:font-style-complex="italic" fo:language="en" fo:country="US"/>
    </style:style>
    <style:style style:name="T608" style:parent-style-name="DefaultParagraphFont" style:family="text">
      <style:text-properties fo:font-style="italic" style:font-style-asian="italic" style:font-style-complex="italic" fo:language="en" fo:country="US"/>
    </style:style>
    <style:style style:name="P60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1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2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2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2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23" style:parent-style-name="Normal" style:family="paragraph">
      <style:paragraph-properties fo:margin-bottom="0in" fo:line-height="100%"/>
    </style:style>
    <style:style style:name="T62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25" style:parent-style-name="DefaultParagraphFont" style:family="text">
      <style:text-properties fo:font-style="italic" style:font-style-asian="italic" style:font-style-complex="italic" fo:language="en" fo:country="US"/>
    </style:style>
    <style:style style:name="T62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27" style:parent-style-name="Normal" style:family="paragraph">
      <style:paragraph-properties fo:margin-bottom="0in" fo:line-height="100%"/>
    </style:style>
    <style:style style:name="T62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29" style:parent-style-name="DefaultParagraphFont" style:family="text">
      <style:text-properties fo:font-style="italic" style:font-style-asian="italic" style:font-style-complex="italic" fo:language="en" fo:country="US"/>
    </style:style>
    <style:style style:name="P6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4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48" style:parent-style-name="Normal" style:family="paragraph">
      <style:paragraph-properties fo:margin-bottom="0in" fo:line-height="100%"/>
    </style:style>
    <style:style style:name="T64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50" style:parent-style-name="DefaultParagraphFont" style:family="text">
      <style:text-properties fo:font-style="italic" style:font-style-asian="italic" style:font-style-complex="italic" fo:language="en" fo:country="US"/>
    </style:style>
    <style:style style:name="T65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52" style:parent-style-name="Normal" style:family="paragraph">
      <style:paragraph-properties fo:margin-bottom="0in" fo:line-height="100%"/>
    </style:style>
    <style:style style:name="T65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54" style:parent-style-name="DefaultParagraphFont" style:family="text">
      <style:text-properties fo:font-style="italic" style:font-style-asian="italic" style:font-style-complex="italic"/>
    </style:style>
    <style:style style:name="T65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656" style:parent-style-name="Normal" style:family="paragraph">
      <style:paragraph-properties fo:margin-bottom="0in" fo:line-height="100%"/>
    </style:style>
    <style:style style:name="T65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58" style:parent-style-name="DefaultParagraphFont" style:family="text">
      <style:text-properties fo:font-style="italic" style:font-style-asian="italic" style:font-style-complex="italic"/>
    </style:style>
    <style:style style:name="P659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60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61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62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63" style:parent-style-name="Normal" style:family="paragraph">
      <style:paragraph-properties fo:margin-bottom="0in" fo:line-height="100%"/>
    </style:style>
    <style:style style:name="T664" style:parent-style-name="DefaultParagraphFont" style:family="text">
      <style:text-properties fo:font-style="italic" style:font-style-asian="italic" style:font-style-complex="italic"/>
    </style:style>
    <style:style style:name="T665" style:parent-style-name="DefaultParagraphFont" style:family="text">
      <style:text-properties fo:font-style="italic" style:font-style-asian="italic" style:font-style-complex="italic" fo:language="en" fo:country="US"/>
    </style:style>
    <style:style style:name="P66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6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68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82" style:parent-style-name="Normal" style:family="paragraph">
      <style:paragraph-properties fo:margin-bottom="0in" fo:line-height="100%"/>
    </style:style>
    <style:style style:name="T68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84" style:parent-style-name="DefaultParagraphFont" style:family="text">
      <style:text-properties fo:font-style="italic" style:font-style-asian="italic" style:font-style-complex="italic" fo:language="en" fo:country="US"/>
    </style:style>
    <style:style style:name="T68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86" style:parent-style-name="Normal" style:family="paragraph">
      <style:paragraph-properties fo:margin-bottom="0in" fo:line-height="100%"/>
    </style:style>
    <style:style style:name="T68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88" style:parent-style-name="DefaultParagraphFont" style:family="text">
      <style:text-properties fo:font-style="italic" style:font-style-asian="italic" style:font-style-complex="italic"/>
    </style:style>
    <style:style style:name="T6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690" style:parent-style-name="Normal" style:family="paragraph">
      <style:paragraph-properties fo:margin-bottom="0in" fo:line-height="100%"/>
    </style:style>
    <style:style style:name="T6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2" style:parent-style-name="DefaultParagraphFont" style:family="text">
      <style:text-properties fo:font-style="italic" style:font-style-asian="italic" style:font-style-complex="italic"/>
    </style:style>
    <style:style style:name="P693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94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95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96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97" style:parent-style-name="Normal" style:family="paragraph">
      <style:paragraph-properties fo:margin-bottom="0in" fo:line-height="100%"/>
    </style:style>
    <style:style style:name="T698" style:parent-style-name="DefaultParagraphFont" style:family="text">
      <style:text-properties fo:font-style="italic" style:font-style-asian="italic" style:font-style-complex="italic"/>
    </style:style>
    <style:style style:name="T699" style:parent-style-name="DefaultParagraphFont" style:family="text">
      <style:text-properties fo:font-style="italic" style:font-style-asian="italic" style:font-style-complex="italic" fo:language="en" fo:country="US"/>
    </style:style>
    <style:style style:name="P70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0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0" style:parent-style-name="Normal" style:family="paragraph">
      <style:paragraph-properties fo:margin-bottom="0in" fo:line-height="100%"/>
    </style:style>
    <style:style style:name="T711" style:parent-style-name="DefaultParagraphFont" style:family="text">
      <style:text-properties fo:font-style="italic" style:font-style-asian="italic" style:font-style-complex="italic" fo:language="en" fo:country="US"/>
    </style:style>
    <style:style style:name="P71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1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20" style:parent-style-name="Normal" style:family="paragraph">
      <style:paragraph-properties fo:margin-bottom="0in" fo:line-height="100%"/>
    </style:style>
    <style:style style:name="T72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22" style:parent-style-name="DefaultParagraphFont" style:family="text">
      <style:text-properties fo:font-style="italic" style:font-style-asian="italic" style:font-style-complex="italic" fo:language="en" fo:country="US"/>
    </style:style>
    <style:style style:name="T72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24" style:parent-style-name="Normal" style:family="paragraph">
      <style:paragraph-properties fo:margin-bottom="0in" fo:line-height="100%"/>
    </style:style>
    <style:style style:name="T72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26" style:parent-style-name="DefaultParagraphFont" style:family="text">
      <style:text-properties fo:font-style="italic" style:font-style-asian="italic" style:font-style-complex="italic"/>
    </style:style>
    <style:style style:name="T72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728" style:parent-style-name="Normal" style:family="paragraph">
      <style:paragraph-properties fo:margin-bottom="0in" fo:line-height="100%"/>
    </style:style>
    <style:style style:name="T72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30" style:parent-style-name="DefaultParagraphFont" style:family="text">
      <style:text-properties fo:font-style="italic" style:font-style-asian="italic" style:font-style-complex="italic"/>
    </style:style>
    <style:style style:name="P731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732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733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734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735" style:parent-style-name="Normal" style:family="paragraph">
      <style:paragraph-properties fo:margin-bottom="0in" fo:line-height="100%"/>
    </style:style>
    <style:style style:name="T736" style:parent-style-name="DefaultParagraphFont" style:family="text">
      <style:text-properties fo:font-style="italic" style:font-style-asian="italic" style:font-style-complex="italic"/>
    </style:style>
    <style:style style:name="T737" style:parent-style-name="DefaultParagraphFont" style:family="text">
      <style:text-properties fo:font-style="italic" style:font-style-asian="italic" style:font-style-complex="italic" fo:language="en" fo:country="US"/>
    </style:style>
    <style:style style:name="P7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48" style:parent-style-name="Normal" style:family="paragraph">
      <style:paragraph-properties fo:margin-bottom="0in" fo:line-height="100%"/>
    </style:style>
    <style:style style:name="T749" style:parent-style-name="DefaultParagraphFont" style:family="text">
      <style:text-properties fo:font-style="italic" style:font-style-asian="italic" style:font-style-complex="italic" fo:language="en" fo:country="US"/>
    </style:style>
    <style:style style:name="P75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5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52" style:parent-style-name="Normal" style:family="paragraph">
      <style:paragraph-properties fo:margin-bottom="0in" fo:line-height="100%"/>
    </style:style>
    <style:style style:name="T75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54" style:parent-style-name="DefaultParagraphFont" style:family="text">
      <style:text-properties fo:font-style="italic" style:font-style-asian="italic" style:font-style-complex="italic" fo:language="en" fo:country="US"/>
    </style:style>
    <style:style style:name="T75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56" style:parent-style-name="Normal" style:family="paragraph">
      <style:paragraph-properties fo:margin-bottom="0in" fo:line-height="100%"/>
    </style:style>
    <style:style style:name="T75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58" style:parent-style-name="DefaultParagraphFont" style:family="text">
      <style:text-properties fo:font-style="italic" style:font-style-asian="italic" style:font-style-complex="italic" fo:language="en" fo:country="US"/>
    </style:style>
    <style:style style:name="T75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60" style:parent-style-name="Normal" style:family="paragraph">
      <style:paragraph-properties fo:margin-bottom="0in" fo:line-height="100%"/>
    </style:style>
    <style:style style:name="T76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62" style:parent-style-name="DefaultParagraphFont" style:family="text">
      <style:text-properties fo:font-style="italic" style:font-style-asian="italic" style:font-style-complex="italic" fo:language="en" fo:country="US"/>
    </style:style>
    <style:style style:name="P76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6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7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8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8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8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8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84" style:parent-style-name="Normal" style:family="paragraph">
      <style:paragraph-properties fo:margin-bottom="0in" fo:line-height="100%"/>
    </style:style>
    <style:style style:name="T78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86" style:parent-style-name="DefaultParagraphFont" style:family="text">
      <style:text-properties fo:font-style="italic" style:font-style-asian="italic" style:font-style-complex="italic" fo:language="en" fo:country="US"/>
    </style:style>
    <style:style style:name="T78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88" style:parent-style-name="Normal" style:family="paragraph">
      <style:paragraph-properties fo:margin-bottom="0in" fo:line-height="100%"/>
    </style:style>
    <style:style style:name="T78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90" style:parent-style-name="DefaultParagraphFont" style:family="text">
      <style:text-properties fo:font-style="italic" style:font-style-asian="italic" style:font-style-complex="italic" fo:language="en" fo:country="US"/>
    </style:style>
    <style:style style:name="T79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92" style:parent-style-name="Normal" style:family="paragraph">
      <style:paragraph-properties fo:margin-bottom="0in" fo:line-height="100%"/>
    </style:style>
    <style:style style:name="T79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794" style:parent-style-name="DefaultParagraphFont" style:family="text">
      <style:text-properties fo:font-style="italic" style:font-style-asian="italic" style:font-style-complex="italic" fo:language="en" fo:country="US"/>
    </style:style>
    <style:style style:name="P79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799" style:parent-style-name="Normal" style:family="paragraph">
      <style:paragraph-properties fo:margin-bottom="0in" fo:line-height="100%"/>
    </style:style>
    <style:style style:name="T800" style:parent-style-name="DefaultParagraphFont" style:family="text">
      <style:text-properties fo:font-style="italic" style:font-style-asian="italic" style:font-style-complex="italic" fo:language="en" fo:country="US"/>
    </style:style>
    <style:style style:name="P80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0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1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1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1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13" style:parent-style-name="Normal" style:family="paragraph">
      <style:paragraph-properties fo:margin-bottom="0in" fo:line-height="100%"/>
    </style:style>
    <style:style style:name="T81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815" style:parent-style-name="DefaultParagraphFont" style:family="text">
      <style:text-properties fo:font-style="italic" style:font-style-asian="italic" style:font-style-complex="italic" fo:language="en" fo:country="US"/>
    </style:style>
    <style:style style:name="P816" style:parent-style-name="Normal" style:family="paragraph">
      <style:paragraph-properties fo:margin-bottom="0in" fo:line-height="100%"/>
    </style:style>
    <style:style style:name="T81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818" style:parent-style-name="DefaultParagraphFont" style:family="text">
      <style:text-properties fo:font-style="italic" style:font-style-asian="italic" style:font-style-complex="italic" fo:language="en" fo:country="US"/>
    </style:style>
    <style:style style:name="T81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20" style:parent-style-name="Normal" style:family="paragraph">
      <style:paragraph-properties fo:margin-bottom="0in" fo:line-height="100%"/>
    </style:style>
    <style:style style:name="T82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822" style:parent-style-name="DefaultParagraphFont" style:family="text">
      <style:text-properties fo:font-style="italic" style:font-style-asian="italic" style:font-style-complex="italic" fo:language="en" fo:country="US"/>
    </style:style>
    <style:style style:name="T82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824" style:parent-style-name="Normal" style:family="paragraph">
      <style:paragraph-properties fo:margin-bottom="0in" fo:line-height="100%"/>
    </style:style>
    <style:style style:name="T82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826" style:parent-style-name="DefaultParagraphFont" style:family="text">
      <style:text-properties fo:font-style="italic" style:font-style-asian="italic" style:font-style-complex="italic" fo:language="en" fo:country="US"/>
    </style:style>
    <style:style style:name="P82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2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2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2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3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4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5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6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7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3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40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41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42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43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44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45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46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47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48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49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850" style:parent-style-name="Normal" style:family="paragraph">
      <style:paragraph-properties fo:margin-bottom="0in" fo:line-height="100%"/>
    </style:style>
    <style:style style:name="P851" style:parent-style-name="Normal" style:family="paragraph">
      <style:paragraph-properties fo:margin-bottom="0in" fo:line-height="100%"/>
    </style:style>
    <style:style style:name="P852" style:parent-style-name="Normal" style:family="paragraph">
      <style:paragraph-properties fo:margin-bottom="0in" fo:line-height="100%"/>
    </style:style>
    <style:style style:name="P853" style:parent-style-name="Normal" style:family="paragraph">
      <style:paragraph-properties fo:margin-bottom="0in" fo:line-height="100%"/>
    </style:style>
    <style:style style:name="T854" style:parent-style-name="DefaultParagraphFont" style:family="text">
      <style:text-properties fo:language="en" fo:country="US"/>
    </style:style>
    <style:style style:name="P855" style:parent-style-name="Normal" style:family="paragraph">
      <style:paragraph-properties fo:margin-bottom="0in" fo:line-height="100%"/>
      <style:text-properties fo:language="en" fo:country="US"/>
    </style:style>
    <style:style style:name="P856" style:parent-style-name="Normal" style:family="paragraph">
      <style:paragraph-properties fo:margin-bottom="0in" fo:line-height="100%"/>
      <style:text-properties fo:language="en" fo:country="US"/>
    </style:style>
    <style:style style:name="P857" style:parent-style-name="Normal" style:family="paragraph">
      <style:paragraph-properties fo:margin-bottom="0in" fo:line-height="100%"/>
      <style:text-properties fo:language="en" fo:country="US"/>
    </style:style>
    <style:style style:name="P858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59" style:parent-style-name="Normal" style:family="paragraph">
      <style:paragraph-properties fo:margin-bottom="0in" fo:line-height="100%"/>
      <style:text-properties fo:font-style="italic" style:font-style-asian="italic" style:font-style-complex="italic" fo:language="en" fo:country="US"/>
    </style:style>
    <style:style style:name="P860" style:parent-style-name="Normal" style:family="paragraph">
      <style:paragraph-properties fo:margin-bottom="0in" fo:line-height="100%"/>
      <style:text-properties fo:language="en" fo:country="US"/>
    </style:style>
    <style:style style:name="P861" style:parent-style-name="Normal" style:family="paragraph">
      <style:paragraph-properties fo:margin-bottom="0in" fo:line-height="100%"/>
      <style:text-properties fo:language="en" fo:country="US"/>
    </style:style>
    <style:style style:name="P862" style:parent-style-name="Normal" style:family="paragraph">
      <style:paragraph-properties fo:margin-bottom="0in" fo:line-height="100%"/>
      <style:text-properties fo:language="en" fo:country="US"/>
    </style:style>
    <style:style style:name="P863" style:parent-style-name="Normal" style:family="paragraph">
      <style:paragraph-properties fo:margin-bottom="0in" fo:line-height="100%"/>
      <style:text-properties fo:language="en" fo:country="US"/>
    </style:style>
    <style:style style:name="P864" style:parent-style-name="Normal" style:family="paragraph">
      <style:paragraph-properties fo:margin-bottom="0in" fo:line-height="100%"/>
      <style:text-properties fo:language="en" fo:country="US"/>
    </style:style>
    <style:style style:name="P865" style:parent-style-name="Normal" style:family="paragraph">
      <style:paragraph-properties fo:margin-bottom="0in" fo:line-height="100%"/>
    </style:style>
    <style:style style:name="P866" style:parent-style-name="Normal" style:family="paragraph">
      <style:paragraph-properties fo:margin-bottom="0in" fo:line-height="100%"/>
    </style:style>
    <style:style style:name="P867" style:parent-style-name="Normal" style:family="paragraph">
      <style:paragraph-properties fo:margin-bottom="0in" fo:line-height="100%"/>
    </style:style>
    <style:style style:name="P868" style:parent-style-name="Normal" style:family="paragraph">
      <style:paragraph-properties fo:margin-bottom="0in" fo:line-height="100%"/>
    </style:style>
    <style:style style:name="P869" style:parent-style-name="Normal" style:family="paragraph">
      <style:paragraph-properties fo:margin-bottom="0in" fo:line-height="100%"/>
    </style:style>
    <style:style style:name="P870" style:parent-style-name="Normal" style:family="paragraph">
      <style:paragraph-properties fo:margin-bottom="0in" fo:line-height="100%"/>
    </style:style>
    <style:style style:name="P871" style:parent-style-name="Normal" style:family="paragraph">
      <style:paragraph-properties fo:margin-bottom="0in" fo:line-height="100%"/>
    </style:style>
    <style:style style:name="P872" style:parent-style-name="Normal" style:family="paragraph">
      <style:paragraph-properties fo:margin-bottom="0in" fo:line-height="100%"/>
    </style:style>
    <style:style style:name="P8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8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8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876" style:parent-style-name="DefaultParagraphFont" style:family="text">
      <style:text-properties fo:language="en" fo:country="US"/>
    </style:style>
    <style:style style:name="P8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8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888" style:parent-style-name="Normal" style:family="paragraph">
      <style:paragraph-properties fo:margin-bottom="0in" fo:line-height="100%"/>
    </style:style>
    <style:style style:name="P889" style:parent-style-name="Normal" style:family="paragraph">
      <style:paragraph-properties fo:margin-bottom="0in" fo:line-height="100%"/>
    </style:style>
    <style:style style:name="P890" style:parent-style-name="Normal" style:family="paragraph">
      <style:paragraph-properties fo:margin-bottom="0in" fo:line-height="100%"/>
    </style:style>
    <style:style style:name="P891" style:parent-style-name="Normal" style:family="paragraph">
      <style:paragraph-properties fo:margin-bottom="0in" fo:line-height="100%"/>
    </style:style>
    <style:style style:name="P8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/>
    </style:style>
    <style:style style:name="P8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/>
    </style:style>
    <style:style style:name="P8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895" style:parent-style-name="DefaultParagraphFont" style:family="text">
      <style:text-properties fo:font-weight="bold" style:font-weight-asian="bold" style:font-weight-complex="bold"/>
    </style:style>
    <style:style style:name="T896" style:parent-style-name="DefaultParagraphFont" style:family="text">
      <style:text-properties fo:font-weight="bold" style:font-weight-asian="bold" style:font-weight-complex="bold" fo:language="en" fo:country="US"/>
    </style:style>
    <style:style style:name="P8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8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9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9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9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9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9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9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9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9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font-weight="bold" style:font-weight-asian="bold" style:font-weight-complex="bold" fo:language="en" fo:country="US"/>
    </style:style>
    <style:style style:name="P9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09" style:parent-style-name="Normal" style:family="paragraph">
      <style:paragraph-properties fo:margin-bottom="0in" fo:line-height="100%"/>
      <style:text-properties fo:language="en" fo:country="US"/>
    </style:style>
    <style:style style:name="P910" style:parent-style-name="Normal" style:family="paragraph">
      <style:paragraph-properties fo:margin-bottom="0in" fo:line-height="100%"/>
      <style:text-properties fo:language="en" fo:country="US"/>
    </style:style>
    <style:style style:name="P911" style:parent-style-name="Normal" style:family="paragraph">
      <style:paragraph-properties fo:margin-bottom="0in" fo:line-height="100%"/>
      <style:text-properties fo:language="en" fo:country="US"/>
    </style:style>
    <style:style style:name="P912" style:parent-style-name="Normal" style:family="paragraph">
      <style:paragraph-properties fo:margin-bottom="0in" fo:line-height="100%"/>
      <style:text-properties fo:language="en" fo:country="US"/>
    </style:style>
    <style:style style:name="P913" style:parent-style-name="Normal" style:family="paragraph">
      <style:paragraph-properties fo:margin-bottom="0in" fo:line-height="100%"/>
      <style:text-properties fo:language="en" fo:country="US"/>
    </style:style>
    <style:style style:name="P9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28" style:parent-style-name="Normal" style:family="paragraph">
      <style:paragraph-properties fo:margin-bottom="0in" fo:line-height="100%"/>
      <style:text-properties fo:language="en" fo:country="US"/>
    </style:style>
    <style:style style:name="P929" style:parent-style-name="Normal" style:family="paragraph">
      <style:paragraph-properties fo:margin-bottom="0in" fo:line-height="100%"/>
      <style:text-properties fo:language="en" fo:country="US"/>
    </style:style>
    <style:style style:name="P9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1" style:parent-style-name="Normal" style:family="paragraph">
      <style:paragraph-properties fo:margin-bottom="0in" fo:line-height="100%"/>
      <style:text-properties fo:language="en" fo:country="US"/>
    </style:style>
    <style:style style:name="P9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954" style:parent-style-name="DefaultParagraphFont" style:family="text">
      <style:text-properties fo:language="en" fo:country="US"/>
    </style:style>
    <style:style style:name="P9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9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9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998" style:parent-style-name="DefaultParagraphFont" style:family="text">
      <style:text-properties fo:language="en" fo:country="US"/>
    </style:style>
    <style:style style:name="P9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1023" style:parent-style-name="DefaultParagraphFont" style:family="text">
      <style:text-properties fo:language="en" fo:country="US"/>
    </style:style>
    <style:style style:name="P10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6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1068" style:parent-style-name="DefaultParagraphFont" style:family="text">
      <style:text-properties fo:language="en" fo:country="US"/>
    </style:style>
    <style:style style:name="P10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0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1091" style:parent-style-name="DefaultParagraphFont" style:family="text">
      <style:text-properties fo:language="en" fo:country="US"/>
    </style:style>
    <style:style style:name="P10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0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2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1167" style:parent-style-name="DefaultParagraphFont" style:family="text">
      <style:text-properties fo:language="en" fo:country="US"/>
    </style:style>
    <style:style style:name="P116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6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7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7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17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17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17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17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7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8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19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0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0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0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0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0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0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0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0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0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0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1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1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1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1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1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1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1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1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1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1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2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T1229" style:parent-style-name="DefaultParagraphFont" style:family="text">
      <style:text-properties fo:language="en" fo:country="US"/>
    </style:style>
    <style:style style:name="P123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23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23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23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</style:style>
    <style:style style:name="P123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3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3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3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3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3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4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  <style:text-properties fo:language="en" fo:country="US"/>
    </style:style>
    <style:style style:name="P125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T1251" style:parent-style-name="DefaultParagraphFont" style:family="text">
      <style:text-properties fo:language="en" fo:country="US"/>
    </style:style>
    <style:style style:name="P125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5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5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/>
    </style:style>
    <style:style style:name="P125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5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57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58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59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60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61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6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63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64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6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  <style:style style:name="P1266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margin-bottom="0in" fo:line-height="100%"/>
      <style:text-properties fo:language="en" fo:country="US"/>
    </style:style>
  </office:automatic-styles>
  <office:body>
    <office:text text:use-soft-page-breaks="true">
      <text:p text:style-name="P1">Service Detail:</text:p>
      <text:p text:style-name="P2"/>
      <text:p text:style-name="P3"/>
      <text:p text:style-name="P4">List All Service <text:s/>Request:</text:p>
      <text:p text:style-name="P5"/>
      <text:p text:style-name="P6">{</text:p>
      <text:p text:style-name="P7"><text:s text:c="2"/>"dburl": "http://131.116.44.144:1315/services/DB2ServiceDiscover",</text:p>
      <text:p text:style-name="P8"><text:s text:c="2"/>"username": "a472inb",</text:p>
      <text:p text:style-name="P9"><text:s text:c="2"/>"password": "INblatS2",</text:p>
      <text:p text:style-name="P10"><text:s text:c="2"/>"response": ""</text:p>
      <text:p text:style-name="P11">}</text:p>
      <text:p text:style-name="P12"/>
      <text:p text:style-name="P13">Drop Service API Sample Request:</text:p>
      <text:p text:style-name="P14">{</text:p>
      <text:p text:style-name="P15"><text:s text:c="2"/>"dburl": "http://131.116.44.144:1315/services/DB2ServiceManager",</text:p>
      <text:p text:style-name="P16"><text:s text:c="2"/>"username": " a472inb ",</text:p>
      <text:p text:style-name="P17"><text:s text:c="2"/>"password": " INblatS2",</text:p>
      <text:p text:style-name="P18"><text:s text:c="2"/>"collectionID": "SYSIBMSERVICE",</text:p>
      <text:p text:style-name="P19"><text:s text:c="2"/>"serviceName": "sos025",</text:p>
      <text:p text:style-name="P20"><text:s text:c="2"/>"requestType": "dropService",</text:p>
      <text:p text:style-name="P21"><text:s text:c="2"/>"version": "V1",</text:p>
      <text:p text:style-name="P22"><text:s text:c="2"/>"response": ""</text:p>
      <text:p text:style-name="P23">}</text:p>
      <text:p text:style-name="P24"/>
      <text:p text:style-name="P25">/************************************************ **************/</text:p>
      <text:p text:style-name="P26">/*mdifrmSearch.dfOrgPersnr */</text:p>
      <text:p text:style-name="P27">/*On SAM_Validate */</text:p>
      <text:p text:style-name="P28">/************************************************ **************/</text:p>
      <text:p text:style-name="P29">SOS02: Service creation Request</text:p>
      <text:p text:style-name="P30"/>
      <text:p text:style-name="P31">{</text:p>
      <text:p text:style-name="P32"><text:s text:c="2"/>"dburl": "http://131.116.44.144:1315/services/DB2ServiceManager",</text:p>
      <text:p text:style-name="P33"><text:s text:c="2"/>"username": "a472inb",</text:p>
      <text:p text:style-name="P34"><text:s text:c="2"/>"password": "INblatS2",</text:p>
      <text:p text:style-name="P35"><text:s text:c="2"/>"sqlStmt": "SELECT CUST_PARTN_ID,CUST_OID,CURR_CUST_ID,CAST(PRSON_ORG_NM AS VARCHAR(10) FOR SBCS DATA) AS PRSON_ORG_NM FROM STHDSN5.ITSACC.CUSTOMER_DATA <text:s/>WHERE <text:s/>CAST(PRSON_ORG_NM AS VARCHAR(10) FOR SBCS DATA) = :PRSON_ORG_NM",</text:p>
      <text:p text:style-name="P36"><text:s text:c="2"/>"collectionID": "SYSIBMSERVICE",</text:p>
      <text:p text:style-name="P37"><text:s text:c="2"/>"owner": "COMINAT5",</text:p>
      <text:p text:style-name="P38"><text:s text:c="2"/>"validate": "BIND",</text:p>
      <text:p text:style-name="P39"><text:s text:c="2"/>"serviceName": "sos02",</text:p>
      <text:p text:style-name="P40"><text:s text:c="2"/>"description": "sos02 with PRSON_ORG_NM",</text:p>
      <text:p text:style-name="P41"><text:s text:c="2"/>"requestType": "createService",</text:p>
      <text:p text:style-name="P42"><text:s text:c="2"/>"version": "V1",</text:p>
      <text:p text:style-name="P43"><text:s text:c="2"/>"response": ""</text:p>
      <text:p text:style-name="P44">}</text:p>
      <text:p text:style-name="P45"/>
      <text:soft-page-break/>
      <text:p text:style-name="P46">curl -X POST <text:s/>http://131.116.44.144:1315/services/SYSIBMSERVICE/ sos02/V1 <text:s text:c="5"/>-H "Content-Type: application/json" <text:s text:c="5"/>-u a472inb:INblatS2</text:p>
      <text:p text:style-name="P47"/>
      <text:p text:style-name="P48">Query SOS02 Request:</text:p>
      <text:p text:style-name="P49"/>
      <text:p text:style-name="P50">{</text:p>
      <text:p text:style-name="P51"><text:s text:c="2"/>"dburl": "http://131.116.44.144:1315/services/SYSIBMSERVICE/sos02/V1 ",</text:p>
      <text:p text:style-name="P52"><text:span text:style-name="T53"><text:s text:c="2"/>"username": "a472inb",</text:span></text:p>
      <text:p text:style-name="P54"><text:s text:c="2"/>"password": "INblatS2",</text:p>
      <text:p text:style-name="P55"><text:s text:c="2"/>"params": {</text:p>
      <text:p text:style-name="P56"><text:s text:c="4"/>"PRSON_ORG_NM": "87VWXW6797"</text:p>
      <text:p text:style-name="P57"><text:s text:c="2"/>},</text:p>
      <text:p text:style-name="P58"><text:s text:c="2"/>"response": ""</text:p>
      <text:p text:style-name="P59">}</text:p>
      <text:p text:style-name="P60"/>
      <text:p text:style-name="P61"/>
      <text:p text:style-name="P62"/>
      <text:p text:style-name="P63">/************************************************ **************/</text:p>
      <text:p text:style-name="P64">/*mdifrmSearch.dfOrgPersnr */</text:p>
      <text:p text:style-name="P65">/*On SAM_Validate */</text:p>
      <text:p text:style-name="P66"><text:span text:style-name="T67">/************************************************ **************/</text:span></text:p>
      <text:p text:style-name="P68"/>
      <text:p text:style-name="P69"/>
      <text:p text:style-name="P70">SOS021 service creation Request:</text:p>
      <text:p text:style-name="P71"/>
      <text:p text:style-name="P72">{</text:p>
      <text:p text:style-name="P73"><text:s text:c="2"/>"dburl": "http://131.116.44.144:1315/services/DB2ServiceManager",</text:p>
      <text:p text:style-name="P74"><text:s text:c="2"/>"username": "a472inb",</text:p>
      <text:p text:style-name="P75"><text:s text:c="2"/>"password": "INblatS2",</text:p>
      <text:p text:style-name="P76"><text:s text:c="2"/>"sqlStmt": "SELECT 1 FROM STHDSN5.ITSACC.CUSTOMER_DATA A,STHDSN5.ITSACC.CUST_HIST_DATA B WHERE CAST(A.PRSON_ORG_NM AS VARCHAR(10) FOR SBCS DATA) =: PRSON_ORG_NM AND B.CUST_PARTN_ID = A.CUST_PARTN_ID AND B.CUST_OID = A.CUST_OID AND B.INTVL_START_DATE = (SELECT MAX(INTVL_START_DATE) FROM STHDSN5.ITSACC.CUST_HIST_DATA WHERE CUST_PARTN_ID = B.CUST_PARTN_ID AND CUST_OID =B.CUST_OID) AND B.CUST_CATLG_COD = 'D'",</text:p>
      <text:p text:style-name="P77"><text:s text:c="2"/>"collectionID": "SYSIBMSERVICE",</text:p>
      <text:p text:style-name="P78"><text:s text:c="2"/>"owner": "COMINAT5",</text:p>
      <text:p text:style-name="P79"><text:s text:c="2"/>"validate": "BIND",</text:p>
      <text:p text:style-name="P80"><text:s text:c="2"/>"serviceName": "sos021",</text:p>
      <text:p text:style-name="P81"><text:s text:c="2"/>"description": "sos021 with PRSON_ORG_NM",</text:p>
      <text:p text:style-name="P82"><text:s text:c="2"/>"requestType": "createService",</text:p>
      <text:p text:style-name="P83"><text:s text:c="2"/>"version": "V1",</text:p>
      <text:p text:style-name="P84"><text:s text:c="2"/>"response": ""</text:p>
      <text:p text:style-name="P85">}</text:p>
      <text:p text:style-name="P86">SOS021 service query Request:</text:p>
      <text:p text:style-name="P87"/>
      <text:p text:style-name="P88">{</text:p>
      <text:p text:style-name="P89"><text:s text:c="2"/>"dburl": "http://131.116.44.144:1315/services/SYSIBMSERVICE/sos021/V1 ",</text:p>
      <text:p text:style-name="P90"><text:span text:style-name="T91"><text:s text:c="2"/>"username": "a472inb",</text:span></text:p>
      <text:p text:style-name="P92"><text:s text:c="2"/>"password": "INblatS2",</text:p>
      <text:p text:style-name="P93"><text:s text:c="2"/>"params": {</text:p>
      <text:p text:style-name="P94"><text:s text:c="4"/>"PRSON_ORG_NM": "87VWXW6797"</text:p>
      <text:soft-page-break/>
      <text:p text:style-name="P95"><text:s text:c="2"/>},</text:p>
      <text:p text:style-name="P96"><text:s text:c="2"/>"response": ""</text:p>
      <text:p text:style-name="P97">}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>/************************************************ **************/</text:p>
      <text:p text:style-name="P109">/*Function: fSetCustomerIDFakSearch terms */</text:p>
      <text:p text:style-name="P110">/* Description: Assigns customer ID based on invoice account */</text:p>
      <text:p text:style-name="P111">/*as search term. */</text:p>
      <text:p text:style-name="P112">/************************************************ **************/</text:p>
      <text:p text:style-name="P113">/* 2004-01-16 HAN0304-Be1 Several custoids */</text:p>
      <text:p text:style-name="P114"/>
      <text:p text:style-name="P115">SOS015 service creation request:</text:p>
      <text:p text:style-name="P116">{</text:p>
      <text:p text:style-name="P117"><text:s text:c="2"/>"dburl": "http://131.116.44.144:1315/services/DB2ServiceManager",</text:p>
      <text:p text:style-name="P118"><text:s text:c="2"/>"username": "a472inb",</text:p>
      <text:p text:style-name="P119"><text:s text:c="2"/>"password": "INblatS2",</text:p>
      <text:p text:style-name="P120"><text:s text:c="2"/>"sqlStmt": "SELECT DISTINCT CAST(B.CUST_ID AS VARCHAR(14) FOR SBCS DATA) AS CUST_ID ,CAST(B.CUST_OID AS VARCHAR(14) FOR SBCS DATA) AS CUST_OID ,B.CUST_PARTN_ID FROM STHDSN6.TENGRA2.CUST_ID_HIST_DATA B, STHDSN6.TENGRA2.BACCT_ID_HIST_DATA D WHERE CAST(D.BACCT_ID AS VARCHAR(15) FOR SBCS DATA) =:BACCT_ID AND D.INTVL_START_DATE= (SELECT MAX(INTVL_START_DATE) FROM <text:s text:c="3"/>STHDSN6.TENGRA2.BACCT_ID_HIST_DATA WHERE BACCT_ID=D.BACCT_ID) AND B.CUST_PARTN_ID=D.CURR_CUST_PARTN_ID AND B.CUST_OID=D.CURR_CUST_OID ORDER BY 1 ASC",</text:p>
      <text:p text:style-name="P121"><text:s text:c="2"/>"collectionID": "SYSIBMSERVICE",</text:p>
      <text:p text:style-name="P122"><text:s text:c="2"/>"owner": "COMINAT5",</text:p>
      <text:p text:style-name="P123"><text:s text:c="2"/>"validate": "BIND",</text:p>
      <text:p text:style-name="P124"><text:s text:c="2"/>"serviceName": "sos015",</text:p>
      <text:p text:style-name="P125"><text:s text:c="2"/>"description": "sos015 with BACCT_ID",</text:p>
      <text:p text:style-name="P126"><text:s text:c="2"/>"requestType": "createService",</text:p>
      <text:p text:style-name="P127"><text:s text:c="2"/>"version": "V1",</text:p>
      <text:p text:style-name="P128"><text:s text:c="2"/>"response": ""</text:p>
      <text:p text:style-name="P129">}</text:p>
      <text:p text:style-name="P130"/>
      <text:p text:style-name="P131">/************************************************ **************/</text:p>
      <text:p text:style-name="P132">/* Function: fSearchWithItemKund */</text:p>
      <text:p text:style-name="P133">/* Description: Sets Select statement with selected customer number as search term*/</text:p>
      <text:p text:style-name="P134">/* BIS1205-B2: TS_CUST_ID added */</text:p>
      <text:p text:style-name="P135">/************************************************ **************/</text:p>
      <text:p text:style-name="P136"/>
      <text:p text:style-name="P137">SOS016 service creation request:</text:p>
      <text:p text:style-name="P138"/>
      <text:p text:style-name="P139">{</text:p>
      <text:p text:style-name="P140"><text:s text:c="2"/>"dburl": "http://131.116.44.144:1315/services/DB2ServiceManager",</text:p>
      <text:soft-page-break/>
      <text:p text:style-name="P141"><text:s text:c="2"/>"username": "a472inb",</text:p>
      <text:p text:style-name="P142"><text:s text:c="2"/>"password": "INblatS2",</text:p>
      <text:p text:style-name="P143"><text:span text:style-name="T144"><text:s text:c="2"/>"sqlStmt": "</text:span><text:span text:style-name="T145"><text:s/></text:span><text:span text:style-name="T146">SELECT <text:s/>A.CUST_PARTN_ID, A.CUST_OID, A.INTVL_START_DATE, B.PRSON_FULL_NAME, B.BUS_NAME, CAST(B.CUST_TYPCD AS VARCHAR(10) FOR SBCS DATA) AS CUST_TYPCD, CAST(C.PRSON_ORG_NM AS VARCHAR(15) FOR SBCS DATA) AS PRSON_ORG_NM, C.TS_CUST_ID FROM STHDSN5.ITSACC.CUST_ID_HIST_DATA A, STHDSN5.ITSACC.CUST_HIST_DATA B, STHDSN5.ITSACC.CUSTOMER_DATA C WHERE <text:s text:c="9"/>CAST(A.CUST_ID AS VARCHAR(15) FOR SBCS DATA) =:CUST_ID AND B.CUST_PARTN_ID = A.CUST_PARTN_ID AND B.CUST_OID = A.CUST_OID AND B.INTVL_START_DATE = (SELECT MAX(INTVL_START_DATE) FROM STHDSN5.ITSACC.CUST_HIST_DATA WHERE CUST_PARTN_ID = B.CUST_PARTN_ID AND CUST_OID = B.CUST_OID) AND C.CUST_PARTN_ID = A.CUST_PARTN_ID AND <text:s/>C.CUST_OID = A.CUST_OID",</text:span></text:p>
      <text:p text:style-name="P147"><text:s text:c="2"/>"collectionID": "SYSIBMSERVICE",</text:p>
      <text:p text:style-name="P148"><text:s text:c="2"/>"owner": "COMINAT5",</text:p>
      <text:p text:style-name="P149"><text:s text:c="2"/>"validate": "BIND",</text:p>
      <text:p text:style-name="P150"><text:s text:c="2"/>"serviceName": "sos016",</text:p>
      <text:p text:style-name="P151"><text:s text:c="2"/>"description": "sos016 with CUST_ID",</text:p>
      <text:p text:style-name="P152"><text:s text:c="2"/>"requestType": "createService",</text:p>
      <text:p text:style-name="P153"><text:s text:c="2"/>"version": "V1",</text:p>
      <text:p text:style-name="P154"><text:s text:c="2"/>"response": ""</text:p>
      <text:p text:style-name="P155"><text:span text:style-name="T156">}</text:span></text:p>
      <text:p text:style-name="P157"/>
      <text:p text:style-name="P158">/************************************************ **************/</text:p>
      <text:p text:style-name="P159">/*Function: fSearchWithItemAccount */</text:p>
      <text:p text:style-name="P160">/* Description: Gets customer and customer name data in database, */</text:p>
      <text:p text:style-name="P161">/* using selected invoice number as search term. */</text:p>
      <text:p text:style-name="P162">/* BIS1205-Be2, get the TS_CUST_ID column as well. */</text:p>
      <text:p text:style-name="P163">/************************************************ **************/</text:p>
      <text:p text:style-name="P164"/>
      <text:p text:style-name="P165">SOS017 service creation request:</text:p>
      <text:p text:style-name="P166"/>
      <text:p text:style-name="P167">{</text:p>
      <text:p text:style-name="P168"><text:s text:c="2"/>"dburl": "http://131.116.44.144:1315/services/DB2ServiceManager",</text:p>
      <text:p text:style-name="P169"><text:s text:c="2"/>"username": "a472inb",</text:p>
      <text:p text:style-name="P170"><text:s text:c="2"/>"password": "INblatS2",</text:p>
      <text:p text:style-name="P171"><text:s text:c="2"/>"sqlStmt": "SELECT A.CURR_CUST_ID, B.CUST_OID, CAST(B.CUST_TYPCD AS VARCHAR(10) FOR SBCS DATA) AS CUST_TYPCD, B.BUS_NAME, B.PRSON_FULL_NAME, C.CURR_BACCT_ID, C.BACCT_OID, CAST(A.PRSON_ORG_NM AS VARCHAR(10) FOR SBCS DATA) AS PRSON_ORG_NM, A.CUST_PARTN_ID, C.BACCT_PARTN_ID, A.TS_CUST_ID FROM <text:s text:c="5"/>STHDSN5.ITSACC.CUSTOMER_DATA A, STHDSN5.ITSACC.CUST_HIST_DATA B, STHDSN5.ITSACC.BACCT_DATA C, STHDSN5.ITSACC.CUST_ID_HIST_DATA D, STHDSN5.ITSACC.BACCT_ID_HIST_DATA E WHERE (CAST(D.CUST_ID AS VARCHAR(44) FOR SBCS DATA) =:CUST_ID AND D.INTVL_START_DATE = (SELECT MAX(INTVL_START_DATE) FROM <text:s text:c="3"/>STHDSN5.ITSACC.CUST_ID_HIST_DATA WHERE CAST(CUST_ID AS VARCHAR(44) FOR SBCS DATA) = :CUST_ID)) AND <text:s text:c="4"/>A.CUST_PARTN_ID = D.CUST_PARTN_ID AND A.CUST_OID = D.CUST_OID AND <text:s/>(B.CUST_PARTN_ID = D.CUST_PARTN_ID AND B.CUST_OID = D.CUST_OID AND <text:s/>B.INTVL_START_DATE = (SELECT MAX(INTVL_START_DATE) FROM <text:s/>STHDSN5.ITSACC.CUST_HIST_DATA WHERE CUST_PARTN_ID = B.CUST_PARTN_ID AND CUST_OID=B.CUST_OID)) AND <text:s/>(CAST(E.BACCT_ID AS VARCHAR(44) FOR SBCS DATA) = :BACCT_ID AND <text:s/>E.INTVL_START_DATE = (SELECT MAX(INTVL_START_DATE) FROM <text:s/>STHDSN5.ITSACC.BACCT_ID_HIST_DATA WHERE CAST(BACCT_ID AS VARCHAR(44) FOR SBCS DATA) =: BACCT_ID)) AND (C.BACCT_PARTN_ID = E.BACCT_PARTN_ID AND C.BACCT_OID = E.BACCT_OID)",</text:p>
      <text:p text:style-name="P172"><text:s text:c="2"/>"collectionID": "SYSIBMSERVICE",</text:p>
      <text:p text:style-name="P173"><text:s text:c="2"/>"owner": "COMINAT5",</text:p>
      <text:soft-page-break/>
      <text:p text:style-name="P174"><text:s text:c="2"/>"validate": "BIND",</text:p>
      <text:p text:style-name="P175"><text:s text:c="2"/>"serviceName": "sos017",</text:p>
      <text:p text:style-name="P176"><text:s text:c="2"/>"description": "sos017 with CUST_ID and BACCT_ID",</text:p>
      <text:p text:style-name="P177"><text:s text:c="2"/>"requestType": "createService",</text:p>
      <text:p text:style-name="P178"><text:s text:c="2"/>"version": "V1",</text:p>
      <text:p text:style-name="P179"><text:s text:c="2"/>"response": ""</text:p>
      <text:p text:style-name="P180">}</text:p>
      <text:p text:style-name="P181">Additional:</text:p>
      <text:p text:style-name="P182"/>
      <text:p text:style-name="P183">{</text:p>
      <text:p text:style-name="P184"><text:s text:c="2"/>"dburl": "http://131.116.44.144:1315/services/DB2ServiceManager",</text:p>
      <text:p text:style-name="P185"><text:s text:c="2"/>"username": "a472inb",</text:p>
      <text:p text:style-name="P186"><text:s text:c="2"/>"password": "INblatS2",</text:p>
      <text:p text:style-name="P187"><text:s text:c="2"/>"sqlStmt": "SELECT A.CURR_CUST_ID, B.CUST_OID, CAST(B.CUST_TYPCD AS VARCHAR(10) FOR SBCS DATA) AS CUST_TYPCD, B.BUS_NAME, B.PRSON_FULL_NAME, C.CURR_BACCT_ID, C.BACCT_OID, CAST(A.PRSON_ORG_NM AS VARCHAR(10) FOR SBCS DATA) AS PRSON_ORG_NM, A.CUST_PARTN_ID, C.BACCT_PARTN_ID, A.TS_CUST_ID FROM <text:s text:c="5"/>STHDSN5.ITSACC.CUSTOMER_DATA A, STHDSN5.ITSACC.CUST_HIST_DATA B, STHDSN5.ITSACC.BACCT_DATA C, STHDSN5.ITSACC.CUST_ID_HIST_DATA D, STHDSN5.ITSACC.BACCT_ID_HIST_DATA E WHERE (CAST(D.CUST_ID AS VARCHAR(44) FOR SBCS DATA) =:CUST_ID AND D.INTVL_START_DATE = (SELECT MAX(INTVL_START_DATE) FROM <text:s text:c="3"/>STHDSN5.ITSACC.CUST_ID_HIST_DATA WHERE CAST(CUST_ID AS VARCHAR(44) FOR SBCS DATA) = :CUST_ID)) AND <text:s text:c="4"/>A.CUST_PARTN_ID = D.CUST_PARTN_ID AND A.CUST_OID = D.CUST_OID AND <text:s/>(B.CUST_PARTN_ID = D.CUST_PARTN_ID AND B.CUST_OID = D.CUST_OID AND <text:s/>B.INTVL_START_DATE = (SELECT MAX(INTVL_START_DATE) FROM <text:s/>STHDSN5.ITSACC.CUST_HIST_DATA WHERE CUST_PARTN_ID = B.CUST_PARTN_ID AND CUST_OID=B.CUST_OID)) AND <text:s/>(CAST(E.BACCT_ID AS VARCHAR(44) FOR SBCS DATA) = :BACCT_ID AND <text:s/>E.INTVL_START_DATE = (SELECT MAX(INTVL_START_DATE) FROM <text:s/>STHDSN5.ITSACC.BACCT_ID_HIST_DATA WHERE CAST(BACCT_ID AS VARCHAR(44) FOR SBCS DATA) =: BACCT_ID)) AND (C.BACCT_PARTN_ID = E.BACCT_PARTN_ID AND C.BACCT_OID = E.BACCT_OID)",</text:p>
      <text:p text:style-name="P188"><text:s text:c="2"/>"collectionID": "SYSIBMSERVICE",</text:p>
      <text:p text:style-name="P189"><text:s text:c="2"/>"owner": "COMINAT5",</text:p>
      <text:p text:style-name="P190"><text:s text:c="2"/>"validate": "BIND",</text:p>
      <text:p text:style-name="P191"><text:s text:c="2"/>"serviceName": "sos017x",</text:p>
      <text:p text:style-name="P192"><text:s text:c="2"/>"description": "sos017x with CUST_ID and BACCT_ID",</text:p>
      <text:p text:style-name="P193"><text:s text:c="2"/>"requestType": "createService",</text:p>
      <text:p text:style-name="P194"><text:s text:c="2"/>"version": "V1",</text:p>
      <text:p text:style-name="P195"><text:s text:c="2"/>"response": ""</text:p>
      <text:p text:style-name="P196">}</text:p>
      <text:p text:style-name="P197"/>
      <text:p text:style-name="P198"/>
      <text:p text:style-name="P199">/************************************************ **************/</text:p>
      <text:p text:style-name="P200">/*mdifrmSearch.dfTSCid */</text:p>
      <text:p text:style-name="P201">/*On SAM_Validate */</text:p>
      <text:p text:style-name="P202">/*BIS1205-Be2 New Label, get customer ID with TSCID */</text:p>
      <text:p text:style-name="P203">/************************************************ **************/</text:p>
      <text:p text:style-name="P204">SOS025 service creation request</text:p>
      <text:p text:style-name="P205"/>
      <text:p text:style-name="P206">{</text:p>
      <text:p text:style-name="P207"><text:s text:c="2"/>"dburl": "http://131.116.44.144:1315/services/DB2ServiceManager",</text:p>
      <text:p text:style-name="P208"><text:s text:c="2"/>"username": "a472inb",</text:p>
      <text:p text:style-name="P209"><text:s text:c="2"/>"password": "INblatS2",</text:p>
      <text:soft-page-break/>
      <text:p text:style-name="P210"><text:s text:c="2"/>"sqlStmt": "SELECT CUST_PARTN_ID,CUST_OID,CURR_CUST_ID,CAST(PRSON_ORG_NM AS VARCHAR(10) FOR SBCS DATA) AS PRSON_ORG_NM <text:s/>FROM STHDSN5.ITSACC.CUSTOMER_DATA <text:s/>WHERE TS_CUST_ID = :TS_CUST_ID",</text:p>
      <text:p text:style-name="P211"><text:s text:c="2"/>"collectionID": "SYSIBMSERVICE",</text:p>
      <text:p text:style-name="P212"><text:s text:c="2"/>"owner": "COMINAT5",</text:p>
      <text:p text:style-name="P213"><text:s text:c="2"/>"validate": "BIND",</text:p>
      <text:p text:style-name="P214"><text:s text:c="2"/>"serviceName": "sos025",</text:p>
      <text:p text:style-name="P215"><text:s text:c="2"/>"description": "sos025 with TS_CUST_ID",</text:p>
      <text:p text:style-name="P216"><text:s text:c="2"/>"requestType": "createService",</text:p>
      <text:p text:style-name="P217"><text:s text:c="2"/>"version": "V1",</text:p>
      <text:p text:style-name="P218"><text:s text:c="2"/>"response": ""</text:p>
      <text:p text:style-name="P219">}</text:p>
      <text:p text:style-name="P220">SOS025 <text:s/>query Service example:</text:p>
      <text:p text:style-name="P221">{</text:p>
      <text:p text:style-name="P222"><text:s text:c="2"/>"dburl": "http://131.116.44.144:1315/services/SYSIBMSERVICE/sos025/V1 ",</text:p>
      <text:p text:style-name="P223"><text:span text:style-name="T224"><text:s text:c="2"/>"username": "a472inb",</text:span></text:p>
      <text:p text:style-name="P225"><text:s text:c="2"/>"password": "INblatS2",</text:p>
      <text:p text:style-name="P226"><text:s text:c="2"/>"params": {</text:p>
      <text:p text:style-name="P227"><text:s text:c="4"/>"TS_CUST_ID": "70ABCD7566"</text:p>
      <text:p text:style-name="P228"><text:s text:c="2"/>},</text:p>
      <text:p text:style-name="P229"><text:s text:c="2"/>"response": ""</text:p>
      <text:p text:style-name="P230">}<text:tab/></text:p>
      <text:p text:style-name="P231"/>
      <text:p text:style-name="P232">/************************************************ **************/</text:p>
      <text:p text:style-name="P233">/*mdifrmSearch.dfTSCid */</text:p>
      <text:p text:style-name="P234">/*On SAM_Validate */</text:p>
      <text:p text:style-name="P235">/*BIS1205-Be2 New Label, Check hidden with TSCID */</text:p>
      <text:p text:style-name="P236">/************************************************ **************/</text:p>
      <text:p text:style-name="P237">SOS26 Service creation Request</text:p>
      <text:p text:style-name="P238"/>
      <text:p text:style-name="P239">{</text:p>
      <text:p text:style-name="P240"><text:s text:c="2"/>"dburl": "http://131.116.44.144:1315/services/DB2ServiceManager",</text:p>
      <text:p text:style-name="P241"><text:s text:c="2"/>"username": "a472inb",</text:p>
      <text:p text:style-name="P242"><text:s text:c="2"/>"password": "INblatS2",</text:p>
      <text:p text:style-name="P243"><text:s text:c="2"/>"sqlStmt": "SELECT * FROM <text:s/>STHDSN5.ITSACC.CUSTOMER_DATA A,STHDSN5.ITSACC.CUST_HIST_DATA B WHERE A.TS_CUST_ID=:TS_CUST_ID AND B.CUST_PARTN_ID = A.CUST_PARTN_ID AND B.CUST_OID = A.CUST_OID AND B.INTVL_START_DATE = (SELECT MAX(INTVL_START_DATE) FROM <text:s/>STHDSN5.ITSACC.CUST_HIST_DATA <text:s/>WHERE CUST_PARTN_ID = B.CUST_PARTN_ID AND CUST_OID = B.CUST_OID) AND B.CUST_CATLG_COD ='D'",</text:p>
      <text:p text:style-name="P244"><text:s text:c="2"/>"collectionID": "SYSIBMSERVICE",</text:p>
      <text:p text:style-name="P245"><text:s text:c="2"/>"owner": "COMINAT5",</text:p>
      <text:p text:style-name="P246"><text:s text:c="2"/>"validate": "BIND",</text:p>
      <text:p text:style-name="P247"><text:s text:c="2"/>"serviceName": "sos026",</text:p>
      <text:p text:style-name="P248"><text:s text:c="2"/>"description": "sos026 based on TS_CUST_ID.",</text:p>
      <text:p text:style-name="P249"><text:s text:c="2"/>"requestType": "createService",</text:p>
      <text:p text:style-name="P250"><text:s text:c="2"/>"version": "V1",</text:p>
      <text:p text:style-name="P251"><text:s text:c="2"/>"response": ""</text:p>
      <text:p text:style-name="P252">}</text:p>
      <text:p text:style-name="P253"/>
      <text:p text:style-name="P254">SOS26 Query Service Request</text:p>
      <text:p text:style-name="P255"/>
      <text:p text:style-name="P256">{</text:p>
      <text:soft-page-break/>
      <text:p text:style-name="P257"><text:s text:c="2"/>"dburl": "http://131.116.44.144:1315/services/SYSIBMSERVICE/sos026/V1",</text:p>
      <text:p text:style-name="P258"><text:span text:style-name="T259"><text:s text:c="2"/>"username": "a472inb",</text:span></text:p>
      <text:p text:style-name="P260"><text:s text:c="2"/>"password": "INblatS2",</text:p>
      <text:p text:style-name="P261"><text:s text:c="2"/>"params": {</text:p>
      <text:p text:style-name="P262"><text:s text:c="4"/>"TS_CUST_ID": "70ABCD7566"</text:p>
      <text:p text:style-name="P263"><text:s text:c="2"/>},</text:p>
      <text:p text:style-name="P264"><text:s text:c="2"/>"response": ""</text:p>
      <text:p text:style-name="P265">}</text:p>
      <text:p text:style-name="P266"/>
      <text:p text:style-name="P267"/>
      <text:p text:style-name="P268"/>
      <text:p text:style-name="P269">/************************************************ ********************/</text:p>
      <text:p text:style-name="P270">/*Function: fFillComboboxInvoiceAccount */</text:p>
      <text:p text:style-name="P271"/>
      <text:p text:style-name="P272">/* Description: Fills in the invoice account in the existing combo box */</text:p>
      <text:p text:style-name="P273">/* stored in the database, either invoice account for selected customer or */</text:p>
      <text:p text:style-name="P274">/* billing accounts for all customers. Checking if the active field has */</text:p>
      <text:p text:style-name="P275">/* any value assigned and if so save the value in a */</text:p>
      <text:p text:style-name="P276">/* temporary variable. */</text:p>
      <text:p text:style-name="P277"/>
      <text:p text:style-name="P278">/* Assigns the variable sBillableAccount if necessary. selected invoice account */</text:p>
      <text:p text:style-name="P279">/* Check if any customer_id has been specified. */</text:p>
      <text:p text:style-name="P280">/************************************************ ********************/</text:p>
      <text:p text:style-name="P281"/>
      <text:p text:style-name="P282">SOS13 Create Service Request</text:p>
      <text:p text:style-name="P283"/>
      <text:p text:style-name="P284"><text:bookmark-start text:name="_Hlk176947530"/>{</text:p>
      <text:p text:style-name="P285"><text:s text:c="2"/>"dburl": "http://131.116.44.144:1315/services/DB2ServiceManager",</text:p>
      <text:p text:style-name="P286"><text:s text:c="2"/>"username": "a472inb",</text:p>
      <text:p text:style-name="P287"><text:s text:c="2"/>"password": "INblatS2",</text:p>
      <text:p text:style-name="P288"><text:span text:style-name="T289">"sqlStmt": "</text:span><text:span text:style-name="T290"><text:s/></text:span><text:span text:style-name="T291">SELECT <text:s/>DISTINCT C.CURR_BACCT_ID, CHAR(EFFEC_STOP_DATE,ISO), C.CURR_CUST_OID <text:s/>FROM <text:s text:c="2"/>STHDSN5.ITSACC.CUST_ID_HIST_DATA B, <text:s/>STHDSN5.ITSACC.BACCT_DATA C, <text:s/>STHDSN5.ITSACC.BACCT_HIST_DATA A <text:s/>WHERE <text:s/>CAST(B.CUST_ID AS VARCHAR(15) FOR SBCS DATA) =:CUST_ID <text:s/>AND <text:s/>A.CUST_OID = B.CUST_OID <text:s/>AND C.BACCT_PARTN_ID <text:s/>= A.BACCT_PARTN_ID <text:s/>AND C.BACCT_OID = A.BACCT_OID ORDER BY 2, 3 DESC, 1",</text:span></text:p>
      <text:p text:style-name="P292"><text:s text:c="2"/>"collectionID": "SYSIBMSERVICE",</text:p>
      <text:p text:style-name="P293"><text:s text:c="3"/>"owner": "COMINAT5",</text:p>
      <text:p text:style-name="P294"><text:s text:c="2"/>"validate": "BIND",</text:p>
      <text:p text:style-name="P295"><text:s text:c="2"/>"serviceName": "sos13",</text:p>
      <text:p text:style-name="P296"><text:s text:c="2"/>"description": "sos13 based on CUST_ID, CUST_ID",</text:p>
      <text:p text:style-name="P297"><text:s text:c="2"/>"requestType": "createService",</text:p>
      <text:p text:style-name="P298"><text:s text:c="2"/>"version": "V1",</text:p>
      <text:p text:style-name="P299"><text:s text:c="2"/>"response": ""</text:p>
      <text:p text:style-name="P300">} <text:s/></text:p>
      <text:p text:style-name="P301"><text:bookmark-end text:name="_Hlk176947530"/></text:p>
      <text:p text:style-name="P302"/>
      <text:p text:style-name="P303"/>
      <text:p text:style-name="P304"/>
      <text:p text:style-name="P305">/***************************************************************/ <text:s text:c="14"/></text:p>
      <text:p text:style-name="P306">/*Function: fHämtaCHRNfrånINST <text:s text:c="32"/>*/ <text:s text:c="14"/></text:p>
      <text:p text:style-name="P307">/* Description: Get this number's customer. Keep a count of how*/ <text:s text:c="14"/></text:p>
      <text:p text:style-name="P308">/* many customers in case &gt; 1. <text:s text:c="32"/>*/ <text:s text:c="14"/></text:p>
      <text:soft-page-break/>
      <text:p text:style-name="P309"><text:span text:style-name="T310">/***************************************************************/ <text:s/></text:span><text:span text:style-name="T311"><text:s text:c="5"/></text:span></text:p>
      <text:p text:style-name="P312"/>
      <text:p text:style-name="P313">SOS20 service Request</text:p>
      <text:p text:style-name="P314">{</text:p>
      <text:p text:style-name="P315"><text:s text:c="2"/>"dburl": "http://131.116.44.144:1315/services/DB2ServiceManager",</text:p>
      <text:p text:style-name="P316"><text:s text:c="2"/>"username": "a472inb",</text:p>
      <text:p text:style-name="P317"><text:s text:c="2"/>"password": "INblatS2",</text:p>
      <text:p text:style-name="P318"><text:s text:c="2"/>"sqlStmt": "SELECT DISTINCT E.CURR_CNUM_ID, E.CNUM_OID, E.CURR_CUST_OID FROM <text:s text:c="6"/>STHDSN5.ITSACC.INSTN_ID_HIST_DATA A, STHDSN5.ITSACC.CNUM_HIST_DATA D, STHDSN5.ITSACC.CNUM_DATA E WHERE <text:s text:c="5"/>(CAST(A.INSTN_ID AS VARCHAR(32) FOR SBCS DATA)=:INSTN_ID AND <text:s text:c="3"/>A.INTVL_START_DATE = (SELECT MAX(INTVL_START_DATE) FROM STHDSN5.ITSACC.INSTN_ID_HIST_DATA WHERE INSTN_ID = A.INSTN_ID)) AND <text:s text:c="8"/>D.INSTN_OID = A.INSTN_OID AND <text:s text:c="7"/>(D.OWN_CNUM_OID = 0 OR <text:s text:c="9"/>D.CNUM_OID = D.OWN_CNUM_OID) AND <text:s text:c="8"/>E.CURR_CUST_PARTN_ID = D.CURR_CUST_PARTN_ID AND <text:s text:c="8"/>E.CNUM_OID = D.CNUM_OID ORDER BY 1,2",</text:p>
      <text:p text:style-name="P319"><text:s text:c="2"/>"collectionID": "SYSIBMSERVICE",</text:p>
      <text:p text:style-name="P320"><text:s text:c="2"/>"owner": "COMINAT5",</text:p>
      <text:p text:style-name="P321"><text:s text:c="2"/>"validate": "BIND",</text:p>
      <text:p text:style-name="P322"><text:s text:c="2"/>"serviceName": "sos20",</text:p>
      <text:p text:style-name="P323"><text:s text:c="2"/>"description": "sos20 with INSTN_ID",</text:p>
      <text:p text:style-name="P324"><text:s text:c="2"/>"requestType": "createService",</text:p>
      <text:p text:style-name="P325"><text:s text:c="2"/>"version": "V1",</text:p>
      <text:p text:style-name="P326"><text:s text:c="2"/>"response": ""</text:p>
      <text:p text:style-name="P327">}</text:p>
      <text:p text:style-name="P328"/>
      <text:p text:style-name="P329">/********************************************************************/ <text:s text:c="9"/></text:p>
      <text:p text:style-name="P330">/*Function: fHämtaTidigareSenareKund <text:s text:c="31"/>*/ <text:s text:c="9"/></text:p>
      <text:p text:style-name="P331">/* Description: Get this number's customer. Keep a count of how many*/ <text:s text:c="9"/></text:p>
      <text:p text:style-name="P332">/* customers in case &gt; 1 <text:s text:c="43"/>*/ <text:s text:c="9"/></text:p>
      <text:p text:style-name="P333">/********************************************************************/ <text:s/></text:p>
      <text:p text:style-name="P334"/>
      <text:p text:style-name="P335">SOS19 service Request</text:p>
      <text:p text:style-name="P336"/>
      <text:p text:style-name="P337">{</text:p>
      <text:p text:style-name="P338"><text:s text:c="2"/>"dburl": "http://131.116.44.144:1315/services/DB2ServiceManager",</text:p>
      <text:p text:style-name="P339"><text:s text:c="2"/>"username": "a472inb",</text:p>
      <text:p text:style-name="P340"><text:s text:c="2"/>"password": "INblatS2",</text:p>
      <text:p text:style-name="P341"><text:s text:c="2"/>"sqlStmt": "SELECT <text:s/>A.CNUM_OID, A.CURR_CUST_OID, A.CURR_INSTN_OID, A.CURR_CUST_PARTN_ID, A.INTVL_START_DATE, A.INTVL_STOP_DATE FROM <text:s text:c="2"/>STHDSN5.ITSACC.CNUM_ID_HIST_DATA A WHERE <text:s/>CAST(A.CNUM_ID AS VARCHAR(14) FOR SBCS DATA) =: CNUM_ID ORDER BY A.INTVL_START_DATE",</text:p>
      <text:p text:style-name="P342"><text:s text:c="2"/>"collectionID": "SYSIBMSERVICE",</text:p>
      <text:p text:style-name="P343"><text:s text:c="2"/>"owner": "COMINAT5",</text:p>
      <text:p text:style-name="P344"><text:s text:c="2"/>"validate": "BIND",</text:p>
      <text:p text:style-name="P345"><text:s text:c="2"/>"serviceName": "sos19",</text:p>
      <text:p text:style-name="P346"><text:s text:c="2"/>"description": "sos19 with CNUM_ID",</text:p>
      <text:p text:style-name="P347"><text:s text:c="2"/>"requestType": "createService",</text:p>
      <text:p text:style-name="P348"><text:s text:c="2"/>"version": "V1",</text:p>
      <text:p text:style-name="P349"><text:s text:c="2"/>"response": ""</text:p>
      <text:p text:style-name="P350"><text:span text:style-name="T351">}</text:span><text:span text:style-name="T352"><text:tab/></text:span></text:p>
      <text:p text:style-name="P353">/********************************************************************/ <text:s text:c="9"/></text:p>
      <text:p text:style-name="P354">/*Function: fSearchWithItemChargeablenumber*/ <text:s text:c="34"/></text:p>
      <text:soft-page-break/>
      <text:p text:style-name="P355">/* BIS1205-Be2: Get the TS_CUST_ID column as well */ <text:s text:c="29"/></text:p>
      <text:p text:style-name="P356">/********************************************************************/ <text:s/></text:p>
      <text:p text:style-name="P357"/>
      <text:p text:style-name="P358">SOS181 service Request</text:p>
      <text:p text:style-name="P359"/>
      <text:p text:style-name="P360"/>
      <text:p text:style-name="P361">{</text:p>
      <text:p text:style-name="P362"><text:s text:c="2"/>"dburl": "http://131.116.44.144:1315/services/DB2ServiceManager",</text:p>
      <text:p text:style-name="P363"><text:s text:c="2"/>"username": "a472inb",</text:p>
      <text:p text:style-name="P364"><text:s text:c="2"/>"password": "INblatS2",</text:p>
      <text:p text:style-name="P365"><text:s text:c="2"/>"sqlStmt": " SELECT A.CURR_CUST_ID, B.CUST_OID,CAST(B.CUST_TYPCD AS VARCHAR(10) FOR SBCS DATA) AS CUST_TYPCD , B.BUS_NAME, B.PRSON_FULL_NAME, H.CURR_CNUM_ID, F.INSTN_OID, CAST(A.PRSON_ORG_NM AS VARCHAR(10) FOR SBCS DATA) AS PRSON_ORG_NM, A.CUST_PARTN_ID, A.TS_CUST_ID FROM STHDSN5.ITSACC.CUSTOMER_DATA A, STHDSN5.ITSACC.CUST_HIST_DATA B, STHDSN5.ITSACC.CNUM_HIST_DATA F, STHDSN5.ITSACC.CNUM_DATA H, STHDSN5.ITSACC.CUST_ID_HIST_DATA I WHERE F.CURR_CUST_PARTN_ID =:CURR_CUST_PARTN_ID AND F.CNUM_OID =:CNUM_OID AND F.INTVL_START_DATE = (SELECT MAX(INTVL_START_DATE) FROM STHDSN5.ITSACC.CNUM_HIST_DATA WHERE <text:s/>CURR_CUST_PARTN_ID = F.CURR_CUST_PARTN_ID AND CNUM_OID = F.CNUM_OID) AND (H.CNUM_OID = F.OWN_CNUM_OID OR (H.CNUM_OID = F.CNUM_OID AND F.OWN_CNUM_OID = 0)) AND CAST(I.CUST_ID AS VARCHAR(14) FOR SBCS DATA) =:CUST_ID AND A.CUST_PARTN_ID = I.CUST_PARTN_ID AND A.CUST_OID = I.CUST_OID AND B.CUST_PARTN_ID = I.CUST_PARTN_ID AND B.CUST_OID = I.CUST_OID AND B.INTVL_START_DATE = (SELECT MAX(INTVL_START_DATE) FROM STHDSN5.ITSACC.CUST_HIST_DATA WHERE CUST_PARTN_ID = B.CUST_PARTN_ID AND CUST_OID = B.CUST_OID)",</text:p>
      <text:p text:style-name="P366"><text:s text:c="2"/>"collectionID": "SYSIBMSERVICE",</text:p>
      <text:p text:style-name="P367"><text:s text:c="2"/>"owner": "COMINAT5",</text:p>
      <text:p text:style-name="P368"><text:s text:c="2"/>"validate": "BIND",</text:p>
      <text:p text:style-name="P369"><text:s text:c="2"/>"serviceName": "sos181",</text:p>
      <text:p text:style-name="P370"><text:s text:c="2"/>"description": "sos181 with CURR_CUST_PARTN_ID, CNUM_OID, CUST_ID, CURR_BACCT_ID",</text:p>
      <text:p text:style-name="P371"><text:s text:c="2"/>"requestType": "createService",</text:p>
      <text:p text:style-name="P372"><text:s text:c="2"/>"version": "V1",</text:p>
      <text:p text:style-name="P373"><text:s text:c="2"/>"response": ""</text:p>
      <text:p text:style-name="P374">}<text:tab/></text:p>
      <text:p text:style-name="P375"/>
      <text:p text:style-name="P376">Additional</text:p>
      <text:p text:style-name="P377"/>
      <text:p text:style-name="P378">{</text:p>
      <text:p text:style-name="P379"><text:s text:c="2"/>"dburl": "http://131.116.44.144:1315/services/DB2ServiceManager",</text:p>
      <text:p text:style-name="P380"><text:s text:c="2"/>"username": "a472inb",</text:p>
      <text:p text:style-name="P381"><text:s text:c="2"/>"password": "INblatS2",</text:p>
      <text:p text:style-name="P382"><text:s text:c="2"/>"sqlStmt": “SELECT A.CURR_CUST_ID, B.CUST_OID,CAST(B.CUST_TYPCD AS VARCHAR(10) FOR SBCS DATA) AS CUST_TYPCD , B.BUS_NAME, B.PRSON_FULL_NAME, H.CURR_CNUM_ID, F.INSTN_OID, CAST(A.PRSON_ORG_NM AS VARCHAR(10) FOR SBCS DATA) AS PRSON_ORG_NM, A.CUST_PARTN_ID, A.TS_CUST_ID FROM STHDSN5.ITSACC.CUSTOMER_DATA A, STHDSN5.ITSACC.CUST_HIST_DATA B, STHDSN5.ITSACC.CNUM_HIST_DATA F, STHDSN5.ITSACC.CNUM_DATA H, STHDSN5.ITSACC.CUST_ID_HIST_DATA I WHERE F.CURR_CUST_PARTN_ID =:CURR_CUST_PARTN_ID AND F.CNUM_OID =:CNUM_OID AND F.INTVL_START_DATE = (SELECT MAX(INTVL_START_DATE) FROM STHDSN5.ITSACC.CNUM_HIST_DATA WHERE <text:s/>CURR_CUST_PARTN_ID = F.CURR_CUST_PARTN_ID AND CNUM_OID = F.CNUM_OID) AND (H.CNUM_OID = F.OWN_CNUM_OID OR (H.CNUM_OID = F.CNUM_OID AND F.OWN_CNUM_OID = 0)) AND CAST(I.CUST_ID AS VARCHAR(14) FOR SBCS DATA) =:CUST_ID AND A.CUST_PARTN_ID = I.CUST_PARTN_ID AND<text:s/><text:soft-page-break/>A.CUST_OID = I.CUST_OID AND B.CUST_PARTN_ID = I.CUST_PARTN_ID AND B.CUST_OID = I.CUST_OID AND B.INTVL_START_DATE = (SELECT MAX(INTVL_START_DATE) FROM STHDSN5.ITSACC.CUST_HIST_DATA WHERE CUST_PARTN_ID = B.CUST_PARTN_ID AND CUST_OID = B.CUST_OID)",</text:p>
      <text:p text:style-name="P383"><text:s text:c="2"/>"collectionID": "SYSIBMSERVICE",</text:p>
      <text:p text:style-name="P384"><text:s text:c="2"/>"owner": "COMINAT5",</text:p>
      <text:p text:style-name="P385"><text:s text:c="2"/>"validate": "BIND",</text:p>
      <text:p text:style-name="P386"><text:s text:c="2"/>"serviceName": "sos181x",</text:p>
      <text:p text:style-name="P387"><text:s text:c="2"/>"description": "sos181x with CURR_CUST_PARTN_ID, CNUM_OID, CUST_ID, CURR_BACCT_ID",</text:p>
      <text:p text:style-name="P388"><text:s text:c="2"/>"requestType": "createService",</text:p>
      <text:p text:style-name="P389"><text:s text:c="2"/>"version": "V1",</text:p>
      <text:p text:style-name="P390"><text:s text:c="2"/>"response": ""</text:p>
      <text:p text:style-name="P391">}<text:tab/></text:p>
      <text:p text:style-name="P392"/>
      <text:p text:style-name="P393">/********************************************************************/ <text:s text:c="9"/></text:p>
      <text:p text:style-name="P394">/*Function: fSearchWithItemChargeablenumber*/ <text:s text:c="34"/></text:p>
      <text:p text:style-name="P395">/* BIS1205-Be2: Hämta kolumnen TS_CUST_ID också */ <text:s text:c="29"/></text:p>
      <text:p text:style-name="P396">/********************************************************************/ <text:s text:c="9"/></text:p>
      <text:p text:style-name="P397">{</text:p>
      <text:p text:style-name="P398"><text:s text:c="2"/>"dburl": "http://131.116.44.144:1315/services/DB2ServiceManager",</text:p>
      <text:p text:style-name="P399"><text:s text:c="2"/>"username": "a472inb",</text:p>
      <text:p text:style-name="P400"><text:s text:c="2"/>"password": "INblatS2",</text:p>
      <text:p text:style-name="P401"><text:s text:c="2"/>"sqlStmt": "SELECT A.CURR_CUST_ID,B.CUST_OID, CAST(B.CUST_TYPCD AS VARCHAR(4) FOR SBCS DATA) AS CUST_TYPCD, B.BUS_NAME, B.PRSON_FULL_NAME, C.CURR_BACCT_ID,C.BACCT_OID, H.CURR_CNUM_ID, F.INSTN_OID, CAST(A.PRSON_ORG_NM AS VARCHAR(14) FOR SBCS DATA) AS PRSON_ORG_NM, A.CUST_PARTN_ID, C.BACCT_PARTN_ID, A.TS_CUST_ID FROM <text:s/>STHDSN5.ITSACC.CUSTOMER_DATA A, STHDSN5.ITSACC.CUST_HIST_DATA B, STHDSN5.ITSACC.BACCT_DATA C, STHDSN5.ITSACC.CNUM_HIST_DATA F, STHDSN5.ITSACC.CNUM_DATA H, STHDSN5.ITSACC.CUST_ID_HIST_DATA I, STHDSN5.ITSACC.BACCT_HIST_DATA J WHERE F.CURR_CUST_PARTN_ID=:CURR_CUST_PARTN_ID AND F.CNUM_OID=:CNUM_OID AND <text:s/>F.INTVL_START_DATE = (SELECT MAX(INTVL_START_DATE) FROM <text:s text:c="3"/>STHDSN5.ITSACC.CNUM_HIST_DATA WHERE <text:s text:c="3"/>CURR_CUST_PARTN_ID = F.CURR_CUST_PARTN_ID AND CNUM_OID = F.CNUM_OID) AND (H.CNUM_OID = F.OWN_CNUM_OID OR (H.CNUM_OID = F.CNUM_OID AND F.OWN_CNUM_OID = 0)) AND CAST(I.CUST_ID AS VARCHAR(14) FOR SBCS DATA) =:CUST_ID AND I.INTVL_START_DATE = (SELECT MAX(INTVL_START_DATE) FROM <text:s text:c="3"/>STHDSN5.ITSACC.CUST_ID_HIST_DATA WHERE CUST_ID = I.CUST_ID) AND A.CUST_PARTN_ID = I.CUST_PARTN_ID AND A.CUST_OID = I.CUST_OID AND <text:s/>B.CUST_PARTN_ID = I.CUST_PARTN_ID AND <text:s text:c="7"/>B.CUST_OID=I.CUST_OID AND <text:s/>B.INTVL_START_DATE= (SELECT MAX(INTVL_START_DATE) FROM <text:s text:c="3"/>STHDSN5.ITSACC.CUST_HIST_DATA WHERE <text:s text:c="3"/>CUST_PARTN_ID = B.CUST_PARTN_ID AND <text:s text:c="5"/>CUST_OID=B.CUST_OID) AND J.CUST_OID = I.CUST_OID AND J.INTVL_START_DATE = (SELECT MAX (INTVL_START_DATE) FROM <text:s text:c="3"/>STHDSN5.ITSACC.BACCT_HIST_DATA WHERE <text:s text:c="3"/>CUST_OID = J.CUST_OID AND <text:s text:c="5"/>BACCT_OID = J.BACCT_OID) AND C.BACCT_PARTN_ID = J.BACCT_PARTN_ID AND C.BACCT_OID = J.BACCT_OID AND C.CURR_BACCT_ID =:CURR_BACCT_ID",</text:p>
      <text:p text:style-name="P402"><text:s text:c="2"/>"collectionID": "SYSIBMSERVICE",</text:p>
      <text:p text:style-name="P403"><text:s text:c="2"/>"owner": "COMINAT5",</text:p>
      <text:p text:style-name="P404"><text:s text:c="2"/>"validate": "BIND",</text:p>
      <text:p text:style-name="P405"><text:s text:c="2"/>"serviceName": "sos182",</text:p>
      <text:p text:style-name="P406"><text:s text:c="2"/>"description": "sos182 with CURR_CUST_PARTN_ID, CNUM_OID, CUST_ID, CURR_BACCT_ID",</text:p>
      <text:p text:style-name="P407"><text:s text:c="2"/>"requestType": "createService",</text:p>
      <text:p text:style-name="P408"><text:s text:c="2"/>"version": "V1",</text:p>
      <text:p text:style-name="P409"><text:s text:c="2"/>"response": ""</text:p>
      <text:p text:style-name="P410">}<text:tab/></text:p>
      <text:p text:style-name="P411"/>
      <text:p text:style-name="P412"/>
      <text:p text:style-name="P413"/>
      <text:p text:style-name="P414"/>
      <text:p text:style-name="P415">{</text:p>
      <text:p text:style-name="P416"><text:s text:c="2"/>"dburl": "http://131.116.44.144:1315/services/DB2ServiceManager",</text:p>
      <text:p text:style-name="P417"><text:s text:c="2"/>"username": "a472inb",</text:p>
      <text:p text:style-name="P418"><text:s text:c="2"/>"password": "INblatS2",</text:p>
      <text:p text:style-name="P419"><text:s text:c="2"/>"sqlStmt": "SELECT A.CURR_CUST_ID,B.CUST_OID, CAST(B.CUST_TYPCD AS VARCHAR(4) FOR SBCS DATA) AS CUST_TYPCD, B.BUS_NAME, B.PRSON_FULL_NAME, C.CURR_BACCT_ID,C.BACCT_OID, H.CURR_CNUM_ID, F.INSTN_OID, CAST(A.PRSON_ORG_NM AS VARCHAR(14) FOR SBCS DATA) AS PRSON_ORG_NM, A.CUST_PARTN_ID, C.BACCT_PARTN_ID, A.TS_CUST_ID FROM <text:s/>STHDSN5.ITSACC.CUSTOMER_DATA A, STHDSN5.ITSACC.CUST_HIST_DATA B, STHDSN5.ITSACC.BACCT_DATA C, STHDSN5.ITSACC.CNUM_HIST_DATA F, STHDSN5.ITSACC.CNUM_DATA H, STHDSN5.ITSACC.CUST_ID_HIST_DATA I, STHDSN5.ITSACC.BACCT_HIST_DATA J WHERE F.CURR_CUST_PARTN_ID=:CURR_CUST_PARTN_ID AND F.CNUM_OID=:CNUM_OID AND <text:s/>F.INTVL_START_DATE = (SELECT MAX(INTVL_START_DATE) FROM <text:s text:c="3"/>STHDSN5.ITSACC.CNUM_HIST_DATA WHERE <text:s text:c="3"/>CURR_CUST_PARTN_ID = F.CURR_CUST_PARTN_ID AND CNUM_OID = F.CNUM_OID) AND (H.CNUM_OID = F.OWN_CNUM_OID OR (H.CNUM_OID = F.CNUM_OID AND F.OWN_CNUM_OID = 0)) AND CAST(I.CUST_ID AS VARCHAR(14) FOR SBCS DATA) =:CUST_ID AND I.INTVL_START_DATE = (SELECT MAX(INTVL_START_DATE) FROM <text:s text:c="3"/>STHDSN5.ITSACC.CUST_ID_HIST_DATA WHERE CUST_ID = I.CUST_ID) AND A.CUST_PARTN_ID = I.CUST_PARTN_ID AND A.CUST_OID = I.CUST_OID AND <text:s/>B.CUST_PARTN_ID = I.CUST_PARTN_ID AND <text:s text:c="7"/>B.CUST_OID=I.CUST_OID AND <text:s/>B.INTVL_START_DATE= (SELECT MAX(INTVL_START_DATE) FROM <text:s text:c="3"/>STHDSN5.ITSACC.CUST_HIST_DATA WHERE <text:s text:c="3"/>CUST_PARTN_ID = B.CUST_PARTN_ID AND <text:s text:c="5"/>CUST_OID=B.CUST_OID) AND J.CUST_OID = I.CUST_OID AND J.INTVL_START_DATE = (SELECT MAX (INTVL_START_DATE) FROM <text:s text:c="3"/>STHDSN5.ITSACC.BACCT_HIST_DATA WHERE <text:s text:c="3"/>CUST_OID = J.CUST_OID AND <text:s text:c="5"/>BACCT_OID = J.BACCT_OID) AND C.BACCT_PARTN_ID = J.BACCT_PARTN_ID AND C.BACCT_OID = J.BACCT_OID AND C.CURR_BACCT_ID =:CURR_BACCT_ID",</text:p>
      <text:p text:style-name="P420"><text:s text:c="2"/>"collectionID": "SYSIBMSERVICE",</text:p>
      <text:p text:style-name="P421"><text:s text:c="2"/>"owner": "COMINAT5",</text:p>
      <text:p text:style-name="P422"><text:s text:c="2"/>"validate": "BIND",</text:p>
      <text:p text:style-name="P423"><text:s text:c="2"/>"serviceName": "sos182x",</text:p>
      <text:p text:style-name="P424"><text:s text:c="2"/>"description": "sos182x with CURR_CUST_PARTN_ID, CNUM_OID, CUST_ID, CURR_BACCT_ID",</text:p>
      <text:p text:style-name="P425"><text:s text:c="2"/>"requestType": "createService",</text:p>
      <text:p text:style-name="P426"><text:s text:c="2"/>"version": "V1",</text:p>
      <text:p text:style-name="P427"><text:s text:c="2"/>"response": ""</text:p>
      <text:p text:style-name="P428">}</text:p>
      <text:p text:style-name="P429"/>
      <text:p text:style-name="P430"/>
      <text:p text:style-name="P431">/*********************************************************************/ <text:s text:c="8"/></text:p>
      <text:p text:style-name="P432">/*Function: fSearchWithItemChargeablenumber <text:s text:c="25"/>*/ <text:s text:c="8"/></text:p>
      <text:p text:style-name="P433">/*Description: Retrieves customer and customer name as well as invoice account */</text:p>
      <text:p text:style-name="P434">/* data in database, using selected Installation as search term */ <text:s text:c="8"/></text:p>
      <text:p text:style-name="P435">/*********************************************************************/ <text:s text:c="3"/></text:p>
      <text:p text:style-name="P436"/>
      <text:p text:style-name="P437">SOS18 service Request</text:p>
      <text:p text:style-name="P438"/>
      <text:p text:style-name="P439">{</text:p>
      <text:p text:style-name="P440"><text:s text:c="2"/>"dburl": "http://131.116.44.144:1315/services/DB2ServiceManager",</text:p>
      <text:p text:style-name="P441"><text:s text:c="2"/>"username": "a472inb",</text:p>
      <text:p text:style-name="P442"><text:s text:c="2"/>"password": "INblatS2",</text:p>
      <text:soft-page-break/>
      <text:p text:style-name="P443"><text:s text:c="2"/>"sqlStmt": "SELECT A.CURR_CUST_ID, B.CUST_OID,CAST(B.CUST_TYPCD AS VARCHAR(10) FOR SBCS DATA) AS CUST_TYPCD, B.BUS_NAME, B.PRSON_FULL_NAME, C.CURR_BACCT_ID, C.BACCT_OID, H.CURR_CNUM_ID, F.INSTN_OID,CAST(A.PRSON_ORG_NM AS VARCHAR(10) FOR SBCS DATA) AS PRSON_ORG_NM, A.CUST_PARTN_ID, C.BACCT_PARTN_ID FROM STHDSN5.ITSACC.CUSTOMER_DATA A, STHDSN5.ITSACC.CUST_HIST_DATA B, STHDSN5.ITSACC.BACCT_DATA C, STHDSN5.ITSACC.CNUM_HIST_DATA F, STHDSN5.ITSACC.CNUM_DATA H, STHDSN5.ITSACC.CUST_ID_HIST_DATA I, STHDSN5.ITSACC.BACCT_HIST_DATA J WHERE F.CNUM_OID != :CNUM_OID AND <text:s text:c="2"/>F.INTVL_START_DATE= (SELECT MAX(INTVL_START_DATE) FROM <text:s text:c="2"/>STHDSN5.ITSACC.CNUM_HIST_DATA WHERE <text:s text:c="2"/>CURR_CUST_PARTN_ID = F.CURR_CUST_PARTN_ID AND <text:s text:c="4"/>CNUM_OID = F.CNUM_OID) AND <text:s/>(H.CNUM_OID=F.OWN_CNUM_OID OR <text:s text:c="2"/>(H.CNUM_OID = F.CNUM_OID AND <text:s/>F.OWN_CNUM_OID = 0)) AND <text:s/>I.CUST_ID = :CUST_ID AND <text:s/>I.INTVL_START_DATE = (SELECT MAX(INTVL_START_DATE) FROM <text:s text:c="2"/>STHDSN5.ITSACC.CUST_ID_HIST_DATA WHERE <text:s text:c="2"/>CUST_ID = I.CUST_ID) AND <text:s text:c="2"/>A.CUST_PARTN_ID = I.CUST_PARTN_ID AND <text:s text:c="2"/>A.CUST_OID = I.CUST_OID AND <text:s text:c="2"/>B.CUST_PARTN_ID = I.CUST_PARTN_ID AND <text:s text:c="2"/>B.CUST_OID=I.CUST_OID AND <text:s text:c="2"/>B.INTVL_START_DATE= (SELECT MAX(INTVL_START_DATE) FROM <text:s text:c="2"/>STHDSN5.ITSACC.CUST_HIST_DATA WHERE <text:s text:c="2"/>CUST_PARTN_ID = B.CUST_PARTN_ID AND <text:s text:c="4"/>CUST_OID=B.CUST_OID) AND <text:s/>J.CUST_OID = I.CUST_OID AND <text:s/>J.INTVL_START_DATE = (SELECT MAX (INTVL_START_DATE) FROM <text:s text:c="2"/>STHDSN5.ITSACC.BACCT_HIST_DATA WHERE <text:s text:c="2"/>CUST_OID = J.CUST_OID AND <text:s/>BACCT_OID = J.BACCT_OID) AND <text:s/>C.BACCT_PARTN_ID = J.BACCT_PARTN_ID AND <text:s/>C.BACCT_OID = J.BACCT_OID AND <text:s/>C.CURR_BACCT_ID = :CURR_BACCT_ID ",</text:p>
      <text:p text:style-name="P444"><text:s text:c="2"/>"collectionID": "SYSIBMSERVICE",</text:p>
      <text:p text:style-name="P445"><text:s text:c="2"/>"owner": "COMINAT5",</text:p>
      <text:p text:style-name="P446"><text:s text:c="2"/>"validate": "BIND",</text:p>
      <text:p text:style-name="P447"><text:s text:c="2"/>"serviceName": "sos18",</text:p>
      <text:p text:style-name="P448"><text:s text:c="2"/>"description": "sos18 with CNUM_OID,CUST_ID,CURR_BACCT_ID",</text:p>
      <text:p text:style-name="P449"><text:s text:c="2"/>"requestType": "createService",</text:p>
      <text:p text:style-name="P450"><text:s text:c="2"/>"version": "V1",</text:p>
      <text:p text:style-name="P451"><text:s text:c="2"/>"response": ""</text:p>
      <text:p text:style-name="P452">}</text:p>
      <text:p text:style-name="P453"/>
      <text:p text:style-name="P454">/*Function: fFillComboboxInvoiceAccount*/</text:p>
      <text:p text:style-name="P455">/* sos131 */</text:p>
      <text:p text:style-name="P456">/* Description: Fills in the invoice account in the existing combo box */</text:p>
      <text:p text:style-name="P457">/* stored in the database, either invoice account for selected customer or */</text:p>
      <text:p text:style-name="P458">/* billing accounts for all customers. Checking if the active field has */</text:p>
      <text:p text:style-name="P459">/* any value assigned and if so save the value in a*/</text:p>
      <text:p text:style-name="P460">/* temporary variable. */</text:p>
      <text:p text:style-name="P461">/* Assigns the variable sBillableAccount if necessary. selected invoice account */</text:p>
      <text:p text:style-name="P462">/* Check if any customer_id has been specified.*/</text:p>
      <text:p text:style-name="P463"/>
      <text:p text:style-name="P464"/>
      <text:p text:style-name="P465"/>
      <text:p text:style-name="P466"/>
      <text:p text:style-name="P467">SOS131 service Request</text:p>
      <text:p text:style-name="P468"/>
      <text:p text:style-name="P469"/>
      <text:p text:style-name="P470">{</text:p>
      <text:p text:style-name="P471"><text:s text:c="2"/>"dburl": "http://131.116.44.144:1315/services/DB2ServiceManager",</text:p>
      <text:p text:style-name="P472"><text:s text:c="2"/>"username": "a472inb",</text:p>
      <text:p text:style-name="P473"><text:s text:c="2"/>"password": "INblatS2",</text:p>
      <text:p text:style-name="P474"><text:s text:c="2"/>"sqlStmt": " SELECT E.CURR_BACCT_ID,CHAR(E.EFFEC_STOP_DATE,ISO) AS EFFEC_STOP_DATE, E.CURR_CUST_OID AS ECURR_CUST_OID,A.CURR_CUST_OID AS ACURR_CUST_OID FROM <text:s/><text:soft-page-break/>STHDSN5.ITSACC.CNUM_ID_HIST_DATA A, STHDSN5.ITSACC.GUIDE_RULE_DATA B, STHDSN5.ITSACC.BACCT_DATA E WHERE <text:s/>CAST(A.CNUM_ID AS VARCHAR(14) FOR SBCS DATA) =:CNUM_ID AND A.CURR_CUST_OID =:CURR_CUST_OID AND B.GDRL_ENT_OID = A.CNUM_OID AND B.GDRL_LVL_USE_IND = 'H' AND E.BACCT_PARTN_ID = B.BACCT_PARTN_ID AND E.BACCT_OID = B.BACCT_OID UNION SELECT E.CURR_BACCT_ID,CHAR(E.EFFEC_STOP_DATE,ISO), E.CURR_CUST_OID,A.CURR_CUST_OID FROM <text:s text:c="5"/>STHDSN5.ITSACC.CNUM_ID_HIST_DATA A, STHDSN5.ITSACC.RECUR_ITEM_DATA C,STHDSN5.ITSACC.BACCT_DATA E WHERE CAST(A.CNUM_ID AS VARCHAR(14) FOR SBCS DATA) =:CNUM_ID AND A.CURR_CUST_OID =:CURR_CUST_OID AND C.RLTD_CUST_OID = A.CURR_CUST_OID AND C.RLTD_INSTN_OID = A.CURR_INSTN_OID AND C.RLTD_INSLC_OID = A.CURR_INSLC_OID AND C.RLTD_CNUM_OID = A.CNUM_OID AND C.RLTD_ENT_IND = 'H' AND E.BACCT_PARTN_ID = C.BACCT_PARTN_ID AND E.BACCT_OID = C.CURR_BACCT_OID UNION SELECT E.CURR_BACCT_ID ,CHAR(E.EFFEC_STOP_DATE,ISO), E.CURR_CUST_OID ,A.CURR_CUST_OID FROM STHDSN5.ITSACC.CNUM_ID_HIST_DATA A, STHDSN5.ITSACC.MISC_BLLITM_DATA D,STHDSN5.ITSACC.BACCT_DATA E WHERE CAST(A.CNUM_ID AS VARCHAR(14) FOR SBCS DATA) =:CNUM_ID AND A.CURR_CUST_OID =:CURR_CUST_OID AND D.RLTD_CUST_OID = A.CURR_CUST_OID AND D.RLTD_INSTN_OID = A.CURR_INSTN_OID AND D.RLTD_INSLC_OID = A.CURR_INSLC_OID AND D.RLTD_CNUM_OID = A.CNUM_OID AND D.RLTD_ENT_IND = 'H' AND E.BACCT_PARTN_ID = D.BACCT_PARTN_ID AND E.BACCT_OID = D.BACCT_OID ORDER BY 2, 3 DESC, 1",</text:p>
      <text:p text:style-name="P475"><text:s text:c="2"/>"collectionID": "SYSIBMSERVICE",</text:p>
      <text:p text:style-name="P476"><text:s text:c="2"/>"owner": "COMINAT5",</text:p>
      <text:p text:style-name="P477"><text:s text:c="2"/>"validate": "BIND",</text:p>
      <text:p text:style-name="P478"><text:s text:c="2"/>"serviceName": "sos131",</text:p>
      <text:p text:style-name="P479"><text:s text:c="2"/>"description": "sos131 with CNUM_ID, CURR_CUST_OID",</text:p>
      <text:p text:style-name="P480"><text:s text:c="2"/>"requestType": "createService",</text:p>
      <text:p text:style-name="P481"><text:s text:c="2"/>"version": "V1",</text:p>
      <text:p text:style-name="P482"><text:s text:c="2"/>"response": ""</text:p>
      <text:p text:style-name="P483">}</text:p>
      <text:p text:style-name="P484"/>
      <text:p text:style-name="P485"/>
      <text:p text:style-name="P486"/>
      <text:p text:style-name="P487"/>
      <text:p text:style-name="P488"/>
      <text:p text:style-name="P489">Additional:</text:p>
      <text:p text:style-name="P490"/>
      <text:p text:style-name="P491">{</text:p>
      <text:p text:style-name="P492"><text:s text:c="2"/>"dburl": "http://131.116.44.144:1315/services/DB2ServiceManager",</text:p>
      <text:p text:style-name="P493"><text:s text:c="2"/>"username": "a472inb",</text:p>
      <text:p text:style-name="P494"><text:s text:c="2"/>"password": "INblatS2",</text:p>
      <text:p text:style-name="P495"><text:s text:c="2"/>"sqlStmt": " SELECT E.CURR_BACCT_ID,CHAR(E.EFFEC_STOP_DATE,ISO) AS EFFEC_STOP_DATE, E.CURR_CUST_OID AS ECURR_CUST_OID,A.CURR_CUST_OID AS ACURR_CUST_OID FROM <text:s/>STHDSN5.ITSACC.CNUM_ID_HIST_DATA A, STHDSN5.ITSACC.GUIDE_RULE_DATA B, STHDSN5.ITSACC.BACCT_DATA E WHERE <text:s/>CAST(A.CNUM_ID AS VARCHAR(14) FOR SBCS DATA) =:CNUM_ID AND A.CURR_CUST_OID =:CURR_CUST_OID AND B.GDRL_ENT_OID = A.CNUM_OID AND B.GDRL_LVL_USE_IND = 'H' AND E.BACCT_PARTN_ID = B.BACCT_PARTN_ID AND E.BACCT_OID = B.BACCT_OID UNION SELECT E.CURR_BACCT_ID,CHAR(E.EFFEC_STOP_DATE,ISO), E.CURR_CUST_OID,A.CURR_CUST_OID FROM <text:s text:c="5"/>STHDSN5.ITSACC.CNUM_ID_HIST_DATA A, STHDSN5.ITSACC.RECUR_ITEM_DATA C,STHDSN5.ITSACC.BACCT_DATA E WHERE CAST(A.CNUM_ID AS VARCHAR(14) FOR SBCS DATA) =:CNUM_ID AND A.CURR_CUST_OID =:CURR_CUST_OID AND C.RLTD_CUST_OID = A.CURR_CUST_OID AND C.RLTD_INSTN_OID = A.CURR_INSTN_OID AND C.RLTD_INSLC_OID = A.CURR_INSLC_OID AND C.RLTD_CNUM_OID = A.CNUM_OID AND C.RLTD_ENT_IND = 'H' AND E.BACCT_PARTN_ID = C.BACCT_PARTN_ID AND E.BACCT_OID =<text:s/><text:soft-page-break/>C.CURR_BACCT_OID UNION SELECT E.CURR_BACCT_ID ,CHAR(E.EFFEC_STOP_DATE,ISO), E.CURR_CUST_OID ,A.CURR_CUST_OID FROM STHDSN5.ITSACC.CNUM_ID_HIST_DATA A, STHDSN5.ITSACC.MISC_BLLITM_DATA D,STHDSN5.ITSACC.BACCT_DATA E WHERE CAST(A.CNUM_ID AS VARCHAR(14) FOR SBCS DATA) =:CNUM_ID AND A.CURR_CUST_OID =:CURR_CUST_OID AND D.RLTD_CUST_OID = A.CURR_CUST_OID AND D.RLTD_INSTN_OID = A.CURR_INSTN_OID AND D.RLTD_INSLC_OID = A.CURR_INSLC_OID AND D.RLTD_CNUM_OID = A.CNUM_OID AND D.RLTD_ENT_IND = 'H' AND E.BACCT_PARTN_ID = D.BACCT_PARTN_ID AND E.BACCT_OID = D.BACCT_OID ORDER BY 2, 3 DESC, 1",</text:p>
      <text:p text:style-name="P496"><text:s text:c="2"/>"collectionID": "SYSIBMSERVICE",</text:p>
      <text:p text:style-name="P497"><text:s text:c="2"/>"owner": "COMINAT5",</text:p>
      <text:p text:style-name="P498"><text:s text:c="2"/>"validate": "BIND",</text:p>
      <text:p text:style-name="P499"><text:s text:c="2"/>"serviceName": "sos131x",</text:p>
      <text:p text:style-name="P500"><text:s text:c="2"/>"description": "sos131x with CNUM_ID, CURR_CUST_OID",</text:p>
      <text:p text:style-name="P501"><text:s text:c="2"/>"requestType": "createService",</text:p>
      <text:p text:style-name="P502"><text:s text:c="2"/>"version": "V1",</text:p>
      <text:p text:style-name="P503"><text:s text:c="2"/>"response": ""</text:p>
      <text:p text:style-name="P504">}</text:p>
      <text:p text:style-name="P505"/>
      <text:p text:style-name="P506">/************************************************ **********************/</text:p>
      <text:p text:style-name="P507">/*Data Field: dfChargeableNumber */</text:p>
      <text:p text:style-name="P508">/*On SAM_Validate */</text:p>
      <text:p text:style-name="P509">/* Format for letters or numbers, as modified for teleconferencing*/</text:p>
      <text:p text:style-name="P510">/*Conversion to uppercase via SalStrUpperX. NOTE all searches */</text:p>
      <text:p text:style-name="P511">/*against database is done with uppercase letters */</text:p>
      <text:p text:style-name="P512">/*Change of specification for Alpha ADSL- Privat HAN9104-Be1 */</text:p>
      <text:p text:style-name="P513">/*Alphanumeric character as "Chargeable Number" for Called */</text:p>
      <text:p text:style-name="P514">/*Internet connection, Requirement 5.1:17 */</text:p>
      <text:p text:style-name="P515">/*Ordered by Lars Petterson 2003-03-03 */</text:p>
      <text:p text:style-name="P516">/************************************************ **********************/</text:p>
      <text:p text:style-name="P517"/>
      <text:p text:style-name="P518">SOS05 service Request</text:p>
      <text:p text:style-name="P519"/>
      <text:p text:style-name="P520"/>
      <text:p text:style-name="P521">{</text:p>
      <text:p text:style-name="P522"><text:s text:c="2"/>"dburl": "http://131.116.44.144:1315/services/DB2ServiceManager",</text:p>
      <text:p text:style-name="P523"><text:s text:c="2"/>"username": "a472inb",</text:p>
      <text:p text:style-name="P524"><text:s text:c="2"/>"password": "INblatS2",</text:p>
      <text:p text:style-name="P525"><text:s text:c="2"/>"sqlStmt": " SELECT <text:s text:c="4"/>A.CURR_CUST_ID, CAST(A.PRSON_ORG_NM <text:s/>AS VARCHAR(10) FOR SBCS DATA) AS PRSON_ORG_NM,CAST(B.CUST_CATLG_COD <text:s/>AS VARCHAR(10) FOR SBCS DATA) AS CUST_CATLG_COD <text:s/>FROM <text:s text:c="5"/>STHDSN5.ITSACC.CUSTOMER_DATA A, STHDSN5.ITSACC.CUST_HIST_DATA B WHERE <text:s text:c="5"/>A.CUST_OID = :CUST_OID AND <text:s text:c="7"/>B.CUST_PARTN_ID = A.CUST_PARTN_ID AND <text:s text:c="7"/>B.CUST_OID = A.CUST_OID AND <text:s text:c="7"/>B.INTVL_START_DATE = (SELECT MAX(INTVL_START_DATE) FROM <text:s text:c="2"/>STHDSN5.ITSACC.CUST_HIST_DATA WHERE <text:s text:c="2"/>CUST_PARTN_ID = B.CUST_PARTN_ID AND <text:s text:c="4"/>CUST_OID = B.CUST_OID)",</text:p>
      <text:p text:style-name="P526"><text:s text:c="2"/>"collectionID": "SYSIBMSERVICE",</text:p>
      <text:p text:style-name="P527"><text:s text:c="2"/>"owner": "COMINAT5",</text:p>
      <text:p text:style-name="P528"><text:s text:c="2"/>"validate": "BIND",</text:p>
      <text:p text:style-name="P529"><text:s text:c="2"/>"serviceName": "sos05",</text:p>
      <text:p text:style-name="P530"><text:s text:c="2"/>"description": "sos05 with CUST_OID",</text:p>
      <text:p text:style-name="P531"><text:s text:c="2"/>"requestType": "createService",</text:p>
      <text:p text:style-name="P532"><text:s text:c="2"/>"version": "V1",</text:p>
      <text:p text:style-name="P533"><text:s text:c="2"/>"response": ""</text:p>
      <text:soft-page-break/>
      <text:p text:style-name="P534">}</text:p>
      <text:p text:style-name="P535"/>
      <text:p text:style-name="P536">{</text:p>
      <text:p text:style-name="P537"><text:s text:c="2"/>"dburl": "http://131.116.44.144:1315/services/DB2ServiceManager",</text:p>
      <text:p text:style-name="P538"><text:s text:c="2"/>"username": "a472inb",</text:p>
      <text:p text:style-name="P539"><text:s text:c="2"/>"password": "INblatS2",</text:p>
      <text:p text:style-name="P540"><text:s text:c="2"/>"sqlStmt": " SELECT <text:s text:c="4"/>A.CURR_CUST_ID, CAST(A.PRSON_ORG_NM <text:s/>AS VARCHAR(10) FOR SBCS DATA) AS PRSON_ORG_NM,CAST(B.CUST_CATLG_COD <text:s/>AS VARCHAR(10) FOR SBCS DATA) AS CUST_CATLG_COD <text:s/>FROM <text:s text:c="5"/>STHDSN5.ITSACC.CUSTOMER_DATA A, STHDSN5.ITSACC.CUST_HIST_DATA B WHERE <text:s text:c="5"/>A.CUST_OID = :CUST_OID AND <text:s text:c="7"/>B.CUST_PARTN_ID = A.CUST_PARTN_ID AND <text:s text:c="7"/>B.CUST_OID = A.CUST_OID AND <text:s text:c="7"/>B.INTVL_START_DATE = (SELECT MAX(INTVL_START_DATE) FROM <text:s text:c="2"/>STHDSN5.ITSACC.CUST_HIST_DATA WHERE <text:s text:c="2"/>CUST_PARTN_ID = B.CUST_PARTN_ID AND <text:s text:c="4"/>CUST_OID = B.CUST_OID)",</text:p>
      <text:p text:style-name="P541"><text:s text:c="2"/>"collectionID": "SYSIBMSERVICE",</text:p>
      <text:p text:style-name="P542"><text:s text:c="2"/>"owner": "COMINAT5",</text:p>
      <text:p text:style-name="P543"><text:s text:c="2"/>"validate": "BIND",</text:p>
      <text:p text:style-name="P544"><text:s text:c="2"/>"serviceName": "sos05x",</text:p>
      <text:p text:style-name="P545"><text:s text:c="2"/>"description": "sos05x with CUST_OID",</text:p>
      <text:p text:style-name="P546"><text:s text:c="2"/>"requestType": "createService",</text:p>
      <text:p text:style-name="P547"><text:s text:c="2"/>"version": "V1",</text:p>
      <text:p text:style-name="P548"><text:s text:c="2"/>"response": ""</text:p>
      <text:p text:style-name="P549">}</text:p>
      <text:p text:style-name="P550"/>
      <text:p text:style-name="P551"/>
      <text:p text:style-name="P552">/************************************/</text:p>
      <text:p text:style-name="P553">Sos10- Search page</text:p>
      <text:p text:style-name="P554">/***********************************/</text:p>
      <text:p text:style-name="P555"/>
      <text:p text:style-name="P556"/>
      <text:p text:style-name="P557"/>
      <text:p text:style-name="P558"><text:span text:style-name="T559">{</text:span><text:span text:style-name="T560"><text:s/></text:span></text:p>
      <text:p text:style-name="P561"><text:s text:c="2"/>"dburl": "http://131.116.44.144:1315/services/DB2ServiceManager",</text:p>
      <text:p text:style-name="P562"><text:s text:c="2"/>"username": "a472inb",</text:p>
      <text:p text:style-name="P563"><text:s text:c="2"/>"password": "INblatS2",</text:p>
      <text:p text:style-name="P564"><text:s text:c="2"/>"sqlStmt": "SELECT <text:s/>A.CURR_CUST_ID,CAST(A.PRSON_ORG_NM <text:s/>AS VARCHAR(15) FOR SBCS DATA) AS PRSON_ORG_NM , CAST(B.CUST_CATLG_COD <text:s/>AS VARCHAR(10) FOR SBCS DATA) AS CUST_CATLG_COD FROM <text:s/>STHDSN5.ITSACC.CUSTOMER_DATA A, STHDSN5.ITSACC.CUST_HIST_DATA B WHERE <text:s text:c="2"/>A.CUST_OID =:CUST_OID AND <text:s/>B.CUST_PARTN_ID = A.CUST_PARTN_ID AND <text:s/>B.CUST_OID = A.CUST_OID",</text:p>
      <text:p text:style-name="P565"><text:s text:c="2"/>"collectionID": "SYSIBMSERVICE",</text:p>
      <text:p text:style-name="P566"><text:s text:c="2"/>"owner": "COMINAT5",</text:p>
      <text:p text:style-name="P567"><text:s text:c="2"/>"validate": "BIND",</text:p>
      <text:p text:style-name="P568"><text:s text:c="2"/>"serviceName": "sos10",</text:p>
      <text:p text:style-name="P569"><text:s text:c="2"/>"description": "sos10 with CUST_OID",</text:p>
      <text:p text:style-name="P570"><text:s text:c="2"/>"requestType": "createService",</text:p>
      <text:p text:style-name="P571"><text:s text:c="2"/>"version": "V1",</text:p>
      <text:p text:style-name="P572"><text:s text:c="2"/>"response": ""</text:p>
      <text:p text:style-name="P573">}</text:p>
      <text:p text:style-name="P574"/>
      <text:p text:style-name="P575">Additional</text:p>
      <text:p text:style-name="P576"/>
      <text:p text:style-name="P577">{</text:p>
      <text:soft-page-break/>
      <text:p text:style-name="P578"><text:s text:c="2"/>"dburl": "http://131.116.44.144:1315/services/DB2ServiceManager",</text:p>
      <text:p text:style-name="P579"><text:s text:c="2"/>"username": "a472inb",</text:p>
      <text:p text:style-name="P580"><text:s text:c="2"/>"password": "INblatS2",</text:p>
      <text:p text:style-name="P581"><text:s text:c="2"/>"sqlStmt": "SELECT <text:s/>A.CURR_CUST_ID,CAST(A.PRSON_ORG_NM <text:s/>AS VARCHAR(15) FOR SBCS DATA) AS PRSON_ORG_NM , CAST(B.CUST_CATLG_COD <text:s/>AS VARCHAR(10) FOR SBCS DATA) AS CUST_CATLG_COD FROM <text:s/>STHDSN5.ITSACC.CUSTOMER_DATA A, STHDSN5.ITSACC.CUST_HIST_DATA B WHERE <text:s text:c="2"/>A.CUST_OID =:CUST_OID AND <text:s/>B.CUST_PARTN_ID = A.CUST_PARTN_ID AND <text:s/>B.CUST_OID = A.CUST_OID",</text:p>
      <text:p text:style-name="P582"><text:s text:c="2"/>"collectionID": "SYSIBMSERVICE",</text:p>
      <text:p text:style-name="P583"><text:s text:c="2"/>"owner": "COMINAT5",</text:p>
      <text:p text:style-name="P584"><text:s text:c="2"/>"validate": "BIND",</text:p>
      <text:p text:style-name="P585"><text:s text:c="2"/>"serviceName": "sos10x",</text:p>
      <text:p text:style-name="P586"><text:s text:c="2"/>"description": "sos10x with CUST_OID",</text:p>
      <text:p text:style-name="P587"><text:s text:c="2"/>"requestType": "createService",</text:p>
      <text:p text:style-name="P588"><text:s text:c="2"/>"version": "V1",</text:p>
      <text:p text:style-name="P589"><text:s text:c="2"/>"response": ""</text:p>
      <text:p text:style-name="P590">}</text:p>
      <text:p text:style-name="P591"/>
      <text:p text:style-name="P592">/***************************************************************/ <text:s text:c="14"/></text:p>
      <text:p text:style-name="P593">/*Data Field: dfInstallationID <text:s text:c="32"/>*/ <text:s text:c="14"/></text:p>
      <text:p text:style-name="P594">/*On SAM_Validate <text:s text:c="32"/>sos06 <text:s text:c="12"/>*/ <text:s text:c="14"/></text:p>
      <text:p text:style-name="P595">/***************************************************************/ <text:s text:c="3"/></text:p>
      <text:p text:style-name="P596"/>
      <text:p text:style-name="P597">{</text:p>
      <text:p text:style-name="P598"><text:s text:c="2"/>"dburl": "http://131.116.44.144:1315/services/DB2ServiceManager",</text:p>
      <text:p text:style-name="P599"><text:s text:c="2"/>"username": "a472inb",</text:p>
      <text:p text:style-name="P600"><text:s text:c="2"/>"password": "INblatS2",</text:p>
      <text:p text:style-name="P601"><text:span text:style-name="T602"><text:s text:c="2"/>"sqlStmt": "</text:span><text:bookmark-start text:name="_Hlk177456543"/><text:span text:style-name="T603">SELECT C.CUST_PARTN_ID,C.CUST_OID, C.CURR_CUST_ID, CAST(C.</text:span><text:span text:style-name="T604"><text:s/></text:span><text:span text:style-name="T605">PRSON_ORG_NM <text:s/>AS VARCHAR(14) FOR SBCS DATA) AS</text:span><text:span text:style-name="T606"><text:s/></text:span><text:span text:style-name="T607">PRSON_ORG_NM FROM <text:s/>STHDSN5.ITSACC.INSTN_ID_HIST_DATA A, STHDSN5.ITSACC.CUSTOMER_DATA C WHERE <text:s/>CAST(A.INSTN_ID <text:s/>AS VARCHAR(14) FOR SBCS DATA)=:INSTN_ID AND C.CUST_PARTN_ID = A.CURR_CUST_PARTN_ID AND C.CUST_OID = A.CURR_CUST_OID</text:span><text:bookmark-end text:name="_Hlk177456543"/><text:span text:style-name="T608">",</text:span></text:p>
      <text:p text:style-name="P609"><text:s text:c="2"/>"collectionID": "SYSIBMSERVICE",</text:p>
      <text:p text:style-name="P610"><text:s text:c="2"/>"owner": "COMINAT5",</text:p>
      <text:p text:style-name="P611"><text:s text:c="2"/>"validate": "BIND",</text:p>
      <text:p text:style-name="P612"><text:s text:c="2"/>"serviceName": "sos06",</text:p>
      <text:p text:style-name="P613"><text:s text:c="2"/>"description": "sos06 with INSTN_ID",</text:p>
      <text:p text:style-name="P614"><text:s text:c="2"/>"requestType": "createService",</text:p>
      <text:p text:style-name="P615"><text:s text:c="2"/>"version": "V1",</text:p>
      <text:p text:style-name="P616"><text:s text:c="2"/>"response": ""</text:p>
      <text:p text:style-name="P617">}</text:p>
      <text:p text:style-name="P618"/>
      <text:p text:style-name="P619"/>
      <text:p text:style-name="P620"/>
      <text:p text:style-name="P621">/***************************************************************/ <text:s text:c="14"/></text:p>
      <text:p text:style-name="P622">/*Data Field: dfInstallationID <text:s text:c="32"/>*/ <text:s text:c="14"/></text:p>
      <text:p text:style-name="P623"><text:span text:style-name="T624">/*On SAM_Validate <text:s text:c="33"/></text:span><text:span text:style-name="T625">sos063</text:span><text:span text:style-name="T626"><text:s text:c="12"/>*/ <text:s text:c="14"/></text:span></text:p>
      <text:p text:style-name="P627"><text:span text:style-name="T628">/***************************************************************/</text:span><text:span text:style-name="T629"><text:s text:c="4"/></text:span></text:p>
      <text:p text:style-name="P630"/>
      <text:p text:style-name="P631"/>
      <text:p text:style-name="P632">{</text:p>
      <text:p text:style-name="P633"><text:s text:c="2"/>"dburl": "http://131.116.44.144:1315/services/DB2ServiceManager",</text:p>
      <text:soft-page-break/>
      <text:p text:style-name="P634"><text:s text:c="2"/>"username": "a472inb",</text:p>
      <text:p text:style-name="P635"><text:s text:c="2"/>"password": "INblatS2",</text:p>
      <text:p text:style-name="P636"><text:s text:c="2"/>"sqlStmt": "SELECT A.CURR_CUST_ID, CAST(A.PRSON_ORG_NM <text:s/>AS VARCHAR(10) FOR SBCS DATA) AS PRSON_ORG_NM FROM <text:s/>STHDSN5.ITSACC.CUSTOMER_DATA A <text:s/>WHERE <text:s/>A.CUST_OID =:CUST_OID",</text:p>
      <text:p text:style-name="P637"><text:s text:c="2"/>"collectionID": "SYSIBMSERVICE",</text:p>
      <text:p text:style-name="P638"><text:s text:c="2"/>"owner": "COMINAT5",</text:p>
      <text:p text:style-name="P639"><text:s text:c="2"/>"validate": "BIND",</text:p>
      <text:p text:style-name="P640"><text:s text:c="2"/>"serviceName": "sos063",</text:p>
      <text:p text:style-name="P641"><text:s text:c="2"/>"description": "sos063 with CUST_OID",</text:p>
      <text:p text:style-name="P642"><text:s text:c="2"/>"requestType": "createService",</text:p>
      <text:p text:style-name="P643"><text:s text:c="2"/>"version": "V1",</text:p>
      <text:p text:style-name="P644"><text:s text:c="2"/>"response": ""</text:p>
      <text:p text:style-name="P645">}</text:p>
      <text:p text:style-name="P646"/>
      <text:p text:style-name="P647">/***************************************************************/ <text:s text:c="14"/></text:p>
      <text:p text:style-name="P648"><text:span text:style-name="T649">/*Data Field:<text:s/></text:span><text:span text:style-name="T650">DFACTN_OBJ_OID</text:span><text:span text:style-name="T651"><text:s text:c="7"/>*/ <text:s text:c="14"/></text:span></text:p>
      <text:p text:style-name="P652"><text:span text:style-name="T653">/* <text:s text:c="28"/></text:span><text:span text:style-name="T654">sos071</text:span><text:span text:style-name="T655"><text:s text:c="12"/>*/ <text:s text:c="14"/></text:span></text:p>
      <text:p text:style-name="P656"><text:span text:style-name="T657">/***************************************************************/</text:span><text:span text:style-name="T658"><text:s text:c="2"/></text:span></text:p>
      <text:p text:style-name="P659"/>
      <text:p text:style-name="P660"/>
      <text:p text:style-name="P661">{</text:p>
      <text:p text:style-name="P662"><text:s text:c="2"/>"dburl": "http://131.116.44.144:1315/services/DB2ServiceManager",</text:p>
      <text:p text:style-name="P663"><text:span text:style-name="T664"><text:s text:c="2"/></text:span><text:span text:style-name="T665">"username": "a472inb",</text:span></text:p>
      <text:p text:style-name="P666"><text:s text:c="2"/>"password": "INblatS2",</text:p>
      <text:p text:style-name="P667"><text:s text:c="2"/>"requestType": "createService",</text:p>
      <text:p text:style-name="P668"><text:s text:c="2"/>"sqlStmt": "SELECT DFACTN_OBJ_OID FROM STHDSN5.ITSACC.DEFER_ACTN_DATA WHERE <text:s/>DFACTN_OBJ_TYP_IND ='C' AND <text:s/>DFACTN_OBJ_ID =:DFACTN_OBJ_ID",</text:p>
      <text:p text:style-name="P669"><text:s text:c="2"/>"collectionID": "SYSIBMSERVICE",</text:p>
      <text:p text:style-name="P670"><text:s text:c="2"/>"serviceName": "sos071",</text:p>
      <text:p text:style-name="P671"><text:s text:c="2"/>"description": "sos071 with DFACTN_OBJ_ID",</text:p>
      <text:p text:style-name="P672"><text:s text:c="2"/>"owner": "COMINAT5",</text:p>
      <text:p text:style-name="P673"><text:s text:c="2"/>"validate": "BIND",</text:p>
      <text:p text:style-name="P674"><text:s text:c="2"/>"version": "V1",</text:p>
      <text:p text:style-name="P675"><text:s text:c="2"/>"response": ""</text:p>
      <text:p text:style-name="P676">}</text:p>
      <text:p text:style-name="P677"/>
      <text:p text:style-name="P678"/>
      <text:p text:style-name="P679"/>
      <text:p text:style-name="P680"/>
      <text:p text:style-name="P681">/***************************************************************/ <text:s text:c="14"/></text:p>
      <text:p text:style-name="P682"><text:span text:style-name="T683">/*Data Field:<text:s/></text:span><text:span text:style-name="T684">DFACTN_OBJ_OID</text:span><text:span text:style-name="T685"><text:s text:c="7"/>*/ <text:s text:c="14"/></text:span></text:p>
      <text:p text:style-name="P686"><text:span text:style-name="T687">/* <text:s text:c="28"/></text:span><text:span text:style-name="T688">sos072</text:span><text:span text:style-name="T689"><text:s text:c="11"/>*/ <text:s text:c="14"/></text:span></text:p>
      <text:p text:style-name="P690"><text:span text:style-name="T691">/***************************************************************/</text:span><text:span text:style-name="T692"><text:s text:c="2"/></text:span></text:p>
      <text:p text:style-name="P693"/>
      <text:p text:style-name="P694"/>
      <text:p text:style-name="P695">{</text:p>
      <text:p text:style-name="P696"><text:s text:c="2"/>"dburl": "http://131.116.44.144:1315/services/DB2ServiceManager",</text:p>
      <text:p text:style-name="P697"><text:span text:style-name="T698"><text:s text:c="2"/></text:span><text:span text:style-name="T699">"username": "a472inb",</text:span></text:p>
      <text:p text:style-name="P700"><text:s text:c="2"/>"password": "INblatS2",</text:p>
      <text:p text:style-name="P701"><text:s text:c="2"/>"requestType": "createService",</text:p>
      <text:p text:style-name="P702"><text:s text:c="2"/>"sqlStmt": "SELECT DFACTN_OBJ_OID FROM STHDSN5.ITSACC.DEFER_ACTN_DATA WHERE DFACTN_OBJ_TYP_IND ='B' AND <text:s/>DFACTN_OBJ_ID =:DFACTN_OBJ_ID",</text:p>
      <text:soft-page-break/>
      <text:p text:style-name="P703"><text:s text:c="2"/>"collectionID": "SYSIBMSERVICE",</text:p>
      <text:p text:style-name="P704"><text:s text:c="2"/>"serviceName": "sos072",</text:p>
      <text:p text:style-name="P705"><text:s text:c="2"/>"description": "sos072 with DFACTN_OBJ_OID",</text:p>
      <text:p text:style-name="P706"><text:s text:c="2"/>"owner": "COMINAT5",</text:p>
      <text:p text:style-name="P707"><text:s text:c="2"/>"validate": "BIND",</text:p>
      <text:p text:style-name="P708"><text:s text:c="2"/>"version": "V1",</text:p>
      <text:p text:style-name="P709"><text:s text:c="2"/>"response": ""</text:p>
      <text:p text:style-name="P710"><text:span text:style-name="T711">}</text:span></text:p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>/***************************************************************/ <text:s text:c="14"/></text:p>
      <text:p text:style-name="P720"><text:span text:style-name="T721">/*Data Field:<text:s/></text:span><text:span text:style-name="T722">DFACTN_OBJ_OID</text:span><text:span text:style-name="T723"><text:s text:c="7"/>*/ <text:s text:c="14"/></text:span></text:p>
      <text:p text:style-name="P724"><text:span text:style-name="T725">/* <text:s text:c="28"/></text:span><text:span text:style-name="T726">sos073</text:span><text:span text:style-name="T727"><text:s text:c="11"/>*/ <text:s text:c="14"/></text:span></text:p>
      <text:p text:style-name="P728"><text:span text:style-name="T729">/***************************************************************/</text:span><text:span text:style-name="T730"><text:s text:c="2"/></text:span></text:p>
      <text:p text:style-name="P731"/>
      <text:p text:style-name="P732"/>
      <text:p text:style-name="P733">{</text:p>
      <text:p text:style-name="P734"><text:s text:c="2"/>"dburl": "http://131.116.44.144:1315/services/DB2ServiceManager",</text:p>
      <text:p text:style-name="P735"><text:span text:style-name="T736"><text:s text:c="2"/></text:span><text:span text:style-name="T737">"username": "a472inb",</text:span></text:p>
      <text:p text:style-name="P738"><text:s text:c="2"/>"password": "INblatS2",</text:p>
      <text:p text:style-name="P739"><text:s text:c="2"/>"requestType": "createService",</text:p>
      <text:p text:style-name="P740"><text:s text:c="2"/>"sqlStmt": "SELECT DFACTN_OBJ_OID FROM STHDSN5.ITSACC.DEFER_ACTN_DATA WHERE DFACTN_OBJ_TYP_IND ='I' AND <text:s/>DFACTN_OBJ_ID =:DFACTN_OBJ_ID",</text:p>
      <text:p text:style-name="P741"><text:s text:c="2"/>"collectionID": "SYSIBMSERVICE",</text:p>
      <text:p text:style-name="P742"><text:s text:c="2"/>"serviceName": "sos073",</text:p>
      <text:p text:style-name="P743"><text:s text:c="2"/>"description": "sos073 with DFACTN_OBJ_OID",</text:p>
      <text:p text:style-name="P744"><text:s text:c="2"/>"owner": "COMINAT5",</text:p>
      <text:p text:style-name="P745"><text:s text:c="2"/>"validate": "BIND",</text:p>
      <text:p text:style-name="P746"><text:s text:c="2"/>"version": "V1",</text:p>
      <text:p text:style-name="P747"><text:s text:c="2"/>"response": ""</text:p>
      <text:p text:style-name="P748"><text:span text:style-name="T749">}</text:span></text:p>
      <text:p text:style-name="P750"/>
      <text:p text:style-name="P751">/***************************************************************/ <text:s text:c="14"/></text:p>
      <text:p text:style-name="P752"><text:span text:style-name="T753">/*Data Field:<text:s/></text:span><text:span text:style-name="T754">CUST_ID</text:span><text:span text:style-name="T755"><text:s text:c="7"/>*/ <text:s text:c="14"/></text:span></text:p>
      <text:p text:style-name="P756"><text:span text:style-name="T757">/* <text:s text:c="28"/></text:span><text:span text:style-name="T758">sos03</text:span><text:span text:style-name="T759"><text:s text:c="12"/>*/ <text:s text:c="14"/></text:span></text:p>
      <text:p text:style-name="P760"><text:span text:style-name="T761">/***************************************************************/</text:span><text:span text:style-name="T762"><text:s text:c="2"/></text:span></text:p>
      <text:p text:style-name="P763"/>
      <text:p text:style-name="P764">{</text:p>
      <text:p text:style-name="P765"><text:s text:c="2"/>"dburl": "http://131.116.44.144:1315/services/DB2ServiceManager",</text:p>
      <text:p text:style-name="P766"><text:s text:c="2"/>"username": "a472inb",</text:p>
      <text:p text:style-name="P767"><text:s text:c="2"/>"password": "INblatS2",</text:p>
      <text:p text:style-name="P768"><text:s text:c="2"/>"sqlStmt": "SELECT CAST(CUST_ID AS VARCHAR(14) FOR SBCS DATA) AS CUST_ID <text:s/>FROM <text:s/>STHDSN5.ITSACC.CUST_ID_HIST_DATA <text:s/>WHERE <text:s text:c="3"/>CAST(CUST_ID AS VARCHAR(14) FOR SBCS DATA) =:CUST_ID",</text:p>
      <text:p text:style-name="P769"><text:s text:c="2"/>"collectionID": "SYSIBMSERVICE",</text:p>
      <text:p text:style-name="P770">"owner": "COMINAT5",</text:p>
      <text:p text:style-name="P771"><text:s text:c="2"/>"validate": "BIND",</text:p>
      <text:soft-page-break/>
      <text:p text:style-name="P772"><text:s text:c="2"/>"serviceName": "sos03",</text:p>
      <text:p text:style-name="P773"><text:s text:c="2"/>"description": "sos03 with CUST_ID",</text:p>
      <text:p text:style-name="P774"><text:s text:c="2"/>"requestType": "createService",</text:p>
      <text:p text:style-name="P775"><text:s text:c="2"/>"version": "V1",</text:p>
      <text:p text:style-name="P776"><text:s text:c="2"/>"response": ""</text:p>
      <text:p text:style-name="P777">}</text:p>
      <text:p text:style-name="P778"/>
      <text:p text:style-name="P779"/>
      <text:p text:style-name="P780"/>
      <text:p text:style-name="P781"/>
      <text:p text:style-name="P782"/>
      <text:p text:style-name="P783">/***************************************************************/ <text:s text:c="14"/></text:p>
      <text:p text:style-name="P784"><text:span text:style-name="T785">/*Data Field:<text:s/></text:span><text:span text:style-name="T786">CUST_ID</text:span><text:span text:style-name="T787"><text:s text:c="7"/>*/ <text:s text:c="14"/></text:span></text:p>
      <text:p text:style-name="P788"><text:span text:style-name="T789">/* <text:s text:c="28"/></text:span><text:span text:style-name="T790">sos01</text:span><text:span text:style-name="T791"><text:s text:c="12"/>*/ <text:s text:c="14"/></text:span></text:p>
      <text:p text:style-name="P792"><text:span text:style-name="T793">/***************************************************************/</text:span><text:span text:style-name="T794"><text:s text:c="2"/></text:span></text:p>
      <text:p text:style-name="P795"/>
      <text:p text:style-name="P796"/>
      <text:p text:style-name="P797">{</text:p>
      <text:p text:style-name="P798"><text:s text:c="2"/>"dburl": "http://131.116.44.144:1315/services/DB2ServiceManager",</text:p>
      <text:p text:style-name="P799"><text:span text:style-name="T800"><text:s text:c="2"/>"username": "a472inb",</text:span></text:p>
      <text:p text:style-name="P801"><text:s text:c="2"/>"password": "INblatS2",</text:p>
      <text:p text:style-name="P802"><text:s text:c="2"/>"sqlStmt": "SELECT CAST(C.PRSON_ORG_NM <text:s/>AS VARCHAR(10) FOR SBCS DATA) AS PRSON_ORG_NM, C.CUST_PARTN_ID, C.CUST_OID FROM <text:s/>STHDSN5.ITSACC.CUST_ID_HIST_DATA A, STHDSN5.ITSACC.CUSTOMER_DATA C WHERE <text:s/>( <text:s/>CAST(A.CUST_ID <text:s/>AS VARCHAR(14) FOR SBCS DATA) = :CUST_ID and <text:s/>A.INTVL_START_DATE = (SELECT MAX(INTVL_START_DATE) FROM STHDSN5.ITSACC.CUST_ID_HIST_DATA WHERE <text:s/>CUST_ID = A.CUST_ID)) AND <text:s/>A.CUST_PARTN_ID = C.CUST_PARTN_ID AND <text:s/>A.CUST_OID = C.CUST_OID",</text:p>
      <text:p text:style-name="P803"><text:s text:c="2"/>"collectionID": "SYSIBMSERVICE",</text:p>
      <text:p text:style-name="P804">"owner": "COMINAT5",</text:p>
      <text:p text:style-name="P805"><text:s text:c="2"/>"validate": "BIND",</text:p>
      <text:p text:style-name="P806"><text:s text:c="2"/>"serviceName": "sos01",</text:p>
      <text:p text:style-name="P807"><text:s text:c="2"/>"description": "sos01 with CUST_ID",</text:p>
      <text:p text:style-name="P808"><text:s text:c="2"/>"requestType": "createService",</text:p>
      <text:p text:style-name="P809"><text:s text:c="2"/>"version": "V1",</text:p>
      <text:p text:style-name="P810"><text:s text:c="2"/>"response": ""</text:p>
      <text:p text:style-name="P811">}<text:tab/><text:s text:c="3"/></text:p>
      <text:p text:style-name="P812"/>
      <text:p text:style-name="P813"><text:span text:style-name="T814">/***************************************************************/</text:span><text:span text:style-name="T815"><text:s text:c="2"/></text:span></text:p>
      <text:p text:style-name="P816"><text:span text:style-name="T817">/*Data Field:<text:s/></text:span><text:span text:style-name="T818">CUST_ID</text:span><text:span text:style-name="T819"><text:s text:c="7"/>*/ <text:s text:c="14"/></text:span></text:p>
      <text:p text:style-name="P820"><text:span text:style-name="T821">/* <text:s text:c="28"/></text:span><text:span text:style-name="T822">sos04</text:span><text:span text:style-name="T823"><text:s text:c="12"/>*/ <text:s text:c="14"/></text:span></text:p>
      <text:p text:style-name="P824"><text:span text:style-name="T825">/***************************************************************/</text:span><text:span text:style-name="T826"><text:s text:c="2"/></text:span></text:p>
      <text:p text:style-name="P827"/>
      <text:p text:style-name="P828"/>
      <text:p text:style-name="P829">{</text:p>
      <text:p text:style-name="P830"><text:s text:c="2"/>"dburl": "http://131.116.44.144:1315/services/DB2ServiceManager",</text:p>
      <text:p text:style-name="P831"><text:s text:c="2"/>"username": "a472inb",</text:p>
      <text:p text:style-name="P832"><text:s text:c="2"/>"password": "INblatS2",</text:p>
      <text:p text:style-name="P833"><text:s text:c="2"/>"sqlStmt": "SELECT DISTINCT CAST(BACCT_ID AS VARCHAR(15) FOR SBCS DATA) AS BACCT_ID FROM <text:s/>STHDSN5.ITSACC.BACCT_ID_HIST_DATA WHERE CAST(BACCT_ID <text:s/>AS VARCHAR(15) FOR SBCS DATA) =:BACCT_ID",</text:p>
      <text:p text:style-name="P834"><text:s text:c="2"/>"collectionID": "SYSIBMSERVICE",</text:p>
      <text:p text:style-name="P835">"owner": "COMINAT5",</text:p>
      <text:soft-page-break/>
      <text:p text:style-name="P836"><text:s text:c="2"/>"validate": "BIND",</text:p>
      <text:p text:style-name="P837"><text:s text:c="2"/>"serviceName": "sos04",</text:p>
      <text:p text:style-name="P838"><text:s text:c="2"/>"description": "sos04 with BACCT_ID",</text:p>
      <text:p text:style-name="P839"><text:s text:c="2"/>"requestType": "createService",</text:p>
      <text:p text:style-name="P840"><text:s text:c="2"/>"version": "V1",</text:p>
      <text:p text:style-name="P841"><text:s text:c="2"/>"response": ""</text:p>
      <text:p text:style-name="P842">}</text:p>
      <text:p text:style-name="P843"/>
      <text:p text:style-name="P844">/***************************************************************/ <text:s text:c="13"/></text:p>
      <text:p text:style-name="P845">/*Function: fSättKundIDFakSökbegrepp <text:s text:c="26"/>*/ <text:s text:c="14"/></text:p>
      <text:p text:style-name="P846">/* Description: Tilldellar kundID utifrån <text:s/>fakturakonto <text:s text:c="7"/>*/ <text:s text:c="14"/></text:p>
      <text:p text:style-name="P847">/*som sökbegrepp. <text:s text:c="45"/>*/ <text:s text:c="14"/></text:p>
      <text:p text:style-name="P848">/***************************************************************/ <text:s text:c="14"/></text:p>
      <text:p text:style-name="P849"/>
      <text:p text:style-name="P850"/>
      <text:p text:style-name="P851">{</text:p>
      <text:p text:style-name="P852"><text:s text:c="2"/>"dburl": "http://131.116.44.144:1315/services/DB2ServiceManager",</text:p>
      <text:p text:style-name="P853"><text:s text:c="2"/><text:span text:style-name="T854">"username": "a472inb",</text:span></text:p>
      <text:p text:style-name="P855"><text:s text:c="2"/>"password": "INblatS2",</text:p>
      <text:p text:style-name="P856"><text:s text:c="2"/>"sqlStmt": "SELECT INTVL_START_DATE <text:s/>FROM <text:s/>STHDSN5.ITSACC.CUSTOMER_DATA A,STHDSN5.ITSACC.CUST_HIST_DATA B WHERE A.CUST_PARTN_ID =:CUST_PARTN_ID AND A.CUST_OID =:CUST_OID AND B.CUST_PARTN_ID =A.CUST_PARTN_ID AND B.CUST_OID = A.CUST_OID ORDER BY INTVL_START_DATE DESC",</text:p>
      <text:p text:style-name="P857"><text:s text:c="2"/>"collectionID": "SYSIBMSERVICE",</text:p>
      <text:p text:style-name="P858"><text:s/>"owner": "COMINAT5",</text:p>
      <text:p text:style-name="P859"><text:s text:c="2"/>"validate": "BIND",</text:p>
      <text:p text:style-name="P860"><text:s text:c="2"/>"serviceName": "kus03",</text:p>
      <text:p text:style-name="P861"><text:s text:c="2"/>"description": "kus03 with CUST_PARTN_ID,CUST_OID",</text:p>
      <text:p text:style-name="P862"><text:s text:c="2"/>"requestType": "createService",</text:p>
      <text:p text:style-name="P863"><text:s text:c="2"/>"version": "V1",</text:p>
      <text:p text:style-name="P864"><text:s text:c="2"/>"response": ""</text:p>
      <text:p text:style-name="P865">}<text:tab/><text:tab/></text:p>
      <text:p text:style-name="P866"/>
      <text:p text:style-name="P867"/>
      <text:p text:style-name="P868">============================================================</text:p>
      <text:p text:style-name="P869">KUND page <text:s text:c="2"/>::: <text:s text:c="2"/>kus01</text:p>
      <text:p text:style-name="P870"/>
      <text:p text:style-name="P871">==========================================================</text:p>
      <text:p text:style-name="P872"/>
      <text:p text:style-name="P873">{</text:p>
      <text:p text:style-name="P874"><text:s text:c="2"/>"dburl": "http://131.116.44.144:1315/services/DB2ServiceManager",</text:p>
      <text:p text:style-name="P875"><text:s text:c="2"/><text:span text:style-name="T876">"username": "a472inb",</text:span></text:p>
      <text:p text:style-name="P877"><text:s text:c="2"/>"password": "INblatS2",</text:p>
      <text:p text:style-name="P878"><text:s text:c="2"/>"sqlStmt": "SELECT <text:s/>CAST(PROJ_NM AS VARCHAR(10) FOR SBCS DATA) AS PROJ_NM ,CAST(SNI_COD AS VARCHAR(6) FOR SBCS DATA) AS SNI_COD,CAST(TCOMM_ORG_ID AS VARCHAR(30) FOR SBCS DATA) AS TCOMM_ORG_ID ,CAST(TCOMM_CTACT_ID AS VARCHAR(14) FOR SBCS DATA) AS TCOMM_CTACT_ID , CAST(CRED_CLS_COD AS VARCHAR(4) FOR SBCS DATA) AS CRED_CLS_COD, CAST(CUST_TYPCD AS VARCHAR(4) FOR SBCS DATA) AS CUST_TYPCD, CAST(VAT_PAY_GOVT_IND AS VARCHAR(4) FOR SBCS DATA) AS VAT_PAY_GOVT_IND, CAST(SLPRSN_NM AS VARCHAR(4) FOR SBCS DATA) AS SLPRSN_NM, CAST(ELIM_COD AS VARCHAR(4) FOR SBCS DATA) AS ELIM_COD, CAST(MRKT_SEG_COD AS VARCHAR(4) FOR SBCS DATA) AS MRKT_SEG_COD, CNTRP_COD, CLRG_COD, CUST_EDI_LOC_NM, LEGAL_VAT_ID, CAST(CUST_CATLG_COD AS VARCHAR(4) FOR SBCS DATA) AS<text:s/><text:soft-page-break/>CUST_CATLG_COD, TAX_JURIS_ID FROM STHDSN5.ITSACC.CUST_HIST_DATA A, STHDSN5.ITSACC.CUST_ID_HIST_DATA C WHERE A.CUST_PARTN_ID =:CUST_PARTN_ID AND <text:s/>A.INTVL_START_DATE =:INTVL_START_DATE AND <text:s/>C.CUST_PARTN_ID = A.CUST_PARTN_ID AND C.CUST_OID = A.CUST_OID AND <text:s/>CAST(C.CUST_ID AS VARCHAR(14) FOR SBCS DATA)=:CUST_ID",</text:p>
      <text:p text:style-name="P879"><text:s text:c="2"/>"collectionID": "SYSIBMSERVICE",</text:p>
      <text:p text:style-name="P880"><text:s text:c="2"/>"owner": "COMINAT5",</text:p>
      <text:p text:style-name="P881"><text:s text:c="2"/>"validate": "BIND",</text:p>
      <text:p text:style-name="P882"><text:s text:c="2"/>"serviceName": "kus01",</text:p>
      <text:p text:style-name="P883"><text:s text:c="2"/>"description": "kus01 with CUST_PARTN_ID,INTVL_START_DATE,CUST_ID",</text:p>
      <text:p text:style-name="P884"><text:s text:c="2"/>"requestType": "createService",</text:p>
      <text:p text:style-name="P885"><text:s text:c="2"/>"version": "V1",</text:p>
      <text:p text:style-name="P886"><text:s text:c="2"/>"response": ""</text:p>
      <text:p text:style-name="P887">}<text:tab/><text:tab/><text:tab/></text:p>
      <text:p text:style-name="P888"/>
      <text:p text:style-name="P889">KUND page <text:s text:c="2"/>::: <text:s text:c="2"/>kus02</text:p>
      <text:p text:style-name="P890"/>
      <text:p text:style-name="P891">==========================================================</text:p>
      <text:p text:style-name="P892">{</text:p>
      <text:p text:style-name="P893"><text:s text:c="2"/>"dburl": "http://131.116.44.144:1315/services/DB2ServiceManager",</text:p>
      <text:p text:style-name="P894"><text:span text:style-name="T895"><text:s text:c="2"/></text:span><text:span text:style-name="T896">"username": "a472inb",</text:span></text:p>
      <text:p text:style-name="P897"><text:s text:c="2"/>"password": "INblatS2",</text:p>
      <text:p text:style-name="P898"><text:s text:c="2"/>"sqlStmt": "SELECT RELTN_EFSTDT, RELTN_EFSPDT, TS_CUST_ID FROM <text:s/>STHDSN5.ITSACC.CUSTOMER_DATA A WHERE A.CUST_PARTN_ID =:CUST_PARTN_ID AND <text:s/>A.CUST_OID =:CUST_OID AND <text:s/>A.CURR_CUST_ID =:CURR_CUST_ID",</text:p>
      <text:p text:style-name="P899"><text:s text:c="2"/>"collectionID": "SYSIBMSERVICE",</text:p>
      <text:p text:style-name="P900"><text:s text:c="2"/>"owner": "COMINAT5",</text:p>
      <text:p text:style-name="P901"><text:s text:c="2"/>"validate": "BIND",</text:p>
      <text:p text:style-name="P902"><text:s text:c="2"/>"serviceName": "kus02",</text:p>
      <text:p text:style-name="P903"><text:s text:c="2"/>"description": "kus02 with CUST_PARTN_ID,CUST_OID,CURR_CUST_ID",</text:p>
      <text:p text:style-name="P904"><text:s text:c="2"/>"requestType": "createService",</text:p>
      <text:p text:style-name="P905"><text:s text:c="2"/>"version": "V1",</text:p>
      <text:p text:style-name="P906"><text:s text:c="2"/>"response": ""</text:p>
      <text:p text:style-name="P907">}</text:p>
      <text:p text:style-name="P908"><text:tab/></text:p>
      <text:p text:style-name="P909"/>
      <text:p text:style-name="P910">KUND page <text:s text:c="2"/>::: <text:s text:c="2"/>ads01</text:p>
      <text:p text:style-name="P911"/>
      <text:p text:style-name="P912">=============================================================================</text:p>
      <text:p text:style-name="P913"/>
      <text:p text:style-name="P914">{</text:p>
      <text:p text:style-name="P915"><text:s text:c="2"/>"dburl": "http://131.116.44.144:1315/services/DB2ServiceManager",</text:p>
      <text:p text:style-name="P916"><text:s text:c="2"/>"username": "a472inb",</text:p>
      <text:p text:style-name="P917"><text:s text:c="2"/>"password": "INblatS2",</text:p>
      <text:p text:style-name="P918"><text:s text:c="2"/>"requestType": "createService",</text:p>
      <text:p text:style-name="P919"><text:s text:c="2"/>"sqlStmt": "SELECT <text:s/>A.INTVL_START_DATE, A.ADDR_ID, CAST(A.CARE_OF_NAME AS VARCHAR(55) FOR SBCS DATA) AS CARE_OF_NAME, A.RCPNT_NAME,CAST(A.LINE_1_ADDR AS VARCHAR(55) FOR SBCS DATA) AS LINE_1_ADDR , CAST(A.LINE_2_ADDR AS VARCHAR(55) FOR SBCS DATA) AS LINE_2_ADDR, CAST(A.LINE_3_ADDR AS VARCHAR(55) FOR SBCS DATA) AS LINE_3_ADDR, CAST(A.LINE_4_ADDR AS VARCHAR(55) FOR SBCS DATA) AS LINE_4_ADDR, A.INTVL_STOP_DATE FROM STHDSN5.ITSACC.MAIL_DEST_DATA A WHERE <text:s/>A.CUST_PARTN_ID=:CUST_PARTN_ID AND<text:s/><text:soft-page-break/>A.CUST_OID=:CUST_OID AND CAST(A.MLDST_TYPCD AS VARCHAR(4) FOR SBCS DATA) =:MLDST_TYPCD AND A.MLDST_ID=:MLDST_ID ORDER BY 1 DESC",</text:p>
      <text:p text:style-name="P920"><text:s text:c="2"/>"collectionID": "SYSIBMSERVICE",</text:p>
      <text:p text:style-name="P921"><text:s text:c="2"/>"serviceName": "ads01",</text:p>
      <text:p text:style-name="P922"><text:s text:c="2"/>"description": "ads01 with CUST_PARTN_ID,CUST_OID,MLDST_TYPCD,MLDST_ID",</text:p>
      <text:p text:style-name="P923"><text:s text:c="2"/>"owner": "COMINAT5",</text:p>
      <text:p text:style-name="P924"><text:s text:c="2"/>"validate": "BIND",</text:p>
      <text:p text:style-name="P925"><text:s text:c="2"/>"version": "V1",</text:p>
      <text:p text:style-name="P926"><text:s text:c="2"/>"response": ""</text:p>
      <text:p text:style-name="P927">}</text:p>
      <text:p text:style-name="P928"/>
      <text:p text:style-name="P929">KUND page <text:s text:c="2"/>::: <text:s text:c="2"/>ads03</text:p>
      <text:p text:style-name="P930"/>
      <text:p text:style-name="P931"/>
      <text:p text:style-name="P932">{</text:p>
      <text:p text:style-name="P933"><text:s text:c="2"/>"dburl": "http://131.116.44.144:1315/services/DB2ServiceManager",</text:p>
      <text:p text:style-name="P934"><text:s text:c="2"/>"username":"a472inb",</text:p>
      <text:p text:style-name="P935"><text:s text:c="2"/>"password":"INblatS2",</text:p>
      <text:p text:style-name="P936"><text:s text:c="2"/>"requestType":"createService",</text:p>
      <text:p text:style-name="P937"><text:s text:c="2"/>"sqlStmt":"SELECT DISTINCT A.MLDST_ID,CAST(A.MLDST_TYPCD AS VARCHAR(4) FOR SBCS DATA) AS MLDST_TYPCD FROM STHDSN5.ITSACC.MAIL_DEST_DATA A WHERE A.CUST_PARTN_ID=:CUST_PARTN_ID AND A.CUST_OID=:CUST_OID",</text:p>
      <text:p text:style-name="P938"><text:s text:c="2"/>"collectionID": "SYSIBMSERVICE",</text:p>
      <text:p text:style-name="P939"><text:s text:c="2"/>"serviceName":"ads03",</text:p>
      <text:p text:style-name="P940"><text:s text:c="2"/>"description":"ads03 with CUST_PARTN_ID,CUST_OID",</text:p>
      <text:p text:style-name="P941"><text:s text:c="2"/>"owner":"COMINAT5",</text:p>
      <text:p text:style-name="P942"><text:s text:c="2"/>"validate":"BIND",</text:p>
      <text:p text:style-name="P943"><text:s text:c="2"/>"version":"V1",</text:p>
      <text:p text:style-name="P944"><text:s text:c="2"/>"response":""</text:p>
      <text:p text:style-name="P945">}</text:p>
      <text:p text:style-name="P946">=====================================================</text:p>
      <text:p text:style-name="P947">histsql01 <text:s text:c="2"/>kund</text:p>
      <text:p text:style-name="P948">======================================================</text:p>
      <text:p text:style-name="P949"/>
      <text:p text:style-name="P950"/>
      <text:p text:style-name="P951">{</text:p>
      <text:p text:style-name="P952"><text:s text:c="2"/>"dburl": "http://131.116.44.144:1315/services/DB2ServiceManager",</text:p>
      <text:p text:style-name="P953"><text:s text:c="2"/><text:span text:style-name="T954">"username": "a472inb",</text:span></text:p>
      <text:p text:style-name="P955"><text:s text:c="2"/>"password": "INblatS2",</text:p>
      <text:p text:style-name="P956"><text:s text:c="2"/>"requestType": "createService",</text:p>
      <text:p text:style-name="P957"><text:s text:c="2"/>"sqlStmt": "SELECT C.CURR_CUST_ID, A.PRSON_FULL_NAME, C.RELTN_EFSTDT, C.RELTN_EFSPDT, A.INTVL_START_DATE,CAST(A.PROJ_NM AS VARCHAR(16) FOR SBCS DATA) AS PROJ_NM , CAST(A.TCOMM_ORG_ID AS VARCHAR(30) FOR SBCS DATA) AS TCOMM_ORG_ID,CAST(A.TCOMM_CTACT_ID AS VARCHAR(14) FOR SBCS DATA) AS TCOMM_CTACT_ID , CAST(A.SNI_COD AS VARCHAR(6) FOR SBCS DATA) AS SNI_COD, CAST(A.CRED_CLS_COD AS VARCHAR(4) FOR SBCS DATA) AS CRED_CLS_COD,CAST(A.CUST_TYPCD AS VARCHAR(4) FOR SBCS DATA) AS CUST_TYPCD, CAST(A.VAT_PAY_GOVT_IND AS VARCHAR(4) FOR SBCS DATA) AS VAT_PAY_GOVT_IND, CAST(A.SLPRSN_NM AS VARCHAR(4) FOR SBCS DATA) AS SLPRSN_NM,CAST(A.ELIM_COD AS VARCHAR(4) FOR SBCS DATA) AS ELIM_COD, CAST(A.MRKT_SEG_COD AS VARCHAR(4) FOR SBCS DATA) AS MRKT_SEG_COD, A.CNTRP_COD, A.CLRG_COD, A.CUST_EDI_LOC_NM, A.TAX_JURIS_ID FROM STHDSN5.ITSACC.CUST_HIST_DATA A,<text:s/><text:soft-page-break/>STHDSN5.ITSACC.CUSTOMER_DATA C WHERE C.CUST_PARTN_ID=:CUST_PARTN_ID AND C.CUST_OID =:CUST_OID AND A.CUST_PARTN_ID=C.CUST_PARTN_ID AND A.CUST_OID = C.CUST_OID ORDER BY <text:s/>INTVL_START_DATE DESC",</text:p>
      <text:p text:style-name="P958"><text:s text:c="2"/>"collectionID": "SYSIBMSERVICE",</text:p>
      <text:p text:style-name="P959"><text:s text:c="2"/>"serviceName": "histsql01",</text:p>
      <text:p text:style-name="P960"><text:s text:c="2"/>"description": "histsql01 with CUST_PARTN_ID,CUST_OID",</text:p>
      <text:p text:style-name="P961"><text:s text:c="2"/>"owner": "COMINAT5",</text:p>
      <text:p text:style-name="P962"><text:s text:c="2"/>"validate": "BIND",</text:p>
      <text:p text:style-name="P963"><text:s text:c="2"/>"version": "V1",</text:p>
      <text:p text:style-name="P964"><text:s text:c="2"/>"response": ""</text:p>
      <text:p text:style-name="P965">}<text:tab/></text:p>
      <text:p text:style-name="P966"/>
      <text:p text:style-name="P967"/>
      <text:p text:style-name="P968">======================================================</text:p>
      <text:p text:style-name="P969"/>
      <text:p text:style-name="P970">histsql02 <text:s text:c="4"/>KUND report.</text:p>
      <text:p text:style-name="P971">======================================================</text:p>
      <text:p text:style-name="P972"/>
      <text:p text:style-name="P973">{</text:p>
      <text:p text:style-name="P974"><text:s text:c="2"/>"dburl": "http://131.116.44.144:1315/services/DB2ServiceManager",</text:p>
      <text:p text:style-name="P975"><text:s text:c="2"/>"username": "a472inb",</text:p>
      <text:p text:style-name="P976"><text:s text:c="2"/>"password": "INblatS2",</text:p>
      <text:p text:style-name="P977"><text:s text:c="2"/>"requestType": "createService",</text:p>
      <text:p text:style-name="P978"><text:s text:c="2"/>"sqlStmt": "SELECT C.CURR_CUST_ID, A.BUS_NAME, C.RELTN_EFSTDT, C.RELTN_EFSPDT, A.INTVL_START_DATE, CAST(A.PROJ_NM AS VARCHAR(16) FOR SBCS DATA) AS PROJ_NM, CAST(A.TCOMM_ORG_ID AS VARCHAR(30) FOR SBCS DATA) AS TCOMM_ORG_ID, CAST(A.TCOMM_CTACT_ID AS VARCHAR(14) FOR SBCS DATA) AS TCOMM_CTACT_ID, CAST(A.SNI_COD AS VARCHAR(6) FOR SBCS DATA) AS SNI_COD, CAST(A.CRED_CLS_COD AS VARCHAR(4) FOR SBCS DATA) AS CRED_CLS_COD, CAST(A.CUST_TYPCD AS VARCHAR(4) FOR SBCS DATA) AS CUST_TYPCD, CAST(A.VAT_PAY_GOVT_IND AS VARCHAR(4) FOR SBCS DATA) AS VAT_PAY_GOVT_IND, CAST(A.SLPRSN_NM AS VARCHAR(4) FOR SBCS DATA) AS SLPRSN_NM, CAST(A.ELIM_COD AS VARCHAR(4) FOR SBCS DATA) AS ELIM_COD, CAST(A.MRKT_SEG_COD AS VARCHAR(4) FOR SBCS DATA) AS MRKT_SEG_COD, A.CNTRP_COD, A.CLRG_COD, A.CUST_EDI_LOC_NM, A.TAX_JURIS_ID FROM STHDSN5.ITSACC.CUST_HIST_DATA A, STHDSN5.ITSACC.CUSTOMER_DATA C WHERE <text:s text:c="4"/>C.CUST_PARTN_ID=:CUST_PARTN_ID AND C.CUST_OID=:CUST_OID AND A.CUST_PARTN_ID=C.CUST_PARTN_ID AND A.CUST_OID = C.CUST_OID ORDER BY <text:s/>INTVL_START_DATE DESC",</text:p>
      <text:p text:style-name="P979"><text:s text:c="2"/>"collectionID": "SYSIBMSERVICE",</text:p>
      <text:p text:style-name="P980"><text:s text:c="2"/>"serviceName": "histsql02",</text:p>
      <text:p text:style-name="P981"><text:s text:c="2"/>"description": "histsql02 with CUST_PARTN_ID,CUST_OID",</text:p>
      <text:p text:style-name="P982"><text:s text:c="2"/>"owner": "COMINAT5",</text:p>
      <text:p text:style-name="P983"><text:s text:c="2"/>"validate": "BIND",</text:p>
      <text:p text:style-name="P984"><text:s text:c="2"/>"version": "V1",</text:p>
      <text:p text:style-name="P985"><text:s text:c="2"/>"response": ""</text:p>
      <text:p text:style-name="P986">}</text:p>
      <text:p text:style-name="P987"/>
      <text:p text:style-name="P988"/>
      <text:p text:style-name="P989"/>
      <text:p text:style-name="P990">==========================================</text:p>
      <text:p text:style-name="P991"/>
      <text:p text:style-name="P992">ADS02 <text:s/>-KUND</text:p>
      <text:p text:style-name="P993">=========================================</text:p>
      <text:p text:style-name="P994"/>
      <text:p text:style-name="P995">{</text:p>
      <text:p text:style-name="P996"><text:s text:c="2"/>"dburl": "http://131.116.44.144:1315/services/DB2ServiceManager",</text:p>
      <text:p text:style-name="P997"><text:s text:c="2"/><text:span text:style-name="T998">"username": "a472inb",</text:span></text:p>
      <text:p text:style-name="P999"><text:s text:c="2"/>"password": "INblatS2",</text:p>
      <text:p text:style-name="P1000"><text:s text:c="2"/>"requestType": "createService",</text:p>
      <text:p text:style-name="P1001"><text:s text:c="2"/>"sqlStmt": "SELECT <text:s/>A.INTVL_START_DATE, B.CURR_CUST_ID, B.RELTN_EFSTDT, B.RELTN_EFSPDT,CAST(A.MLDST_TYPCD AS VARCHAR(4) FOR SBCS DATA) AS MLDST_TYPCD, A.MLDST_ID, A.ADDR_ID, CAST(A.CARE_OF_NAME AS VARCHAR(55) FOR SBCS DATA) AS CARE_OF_NAME, A.RCPNT_NAME, A.INTVL_STOP_DATE,CAST(A.LINE_1_ADDR AS VARCHAR(55) FOR SBCS DATA) AS LINE_1_ADDR , CAST(A.LINE_2_ADDR AS VARCHAR(55) FOR SBCS DATA) AS LINE_2_ADDR, CAST(A.LINE_3_ADDR AS VARCHAR(55) FOR SBCS DATA) AS LINE_3_ADDR, CAST(A.LINE_4_ADDR AS VARCHAR(55) FOR SBCS DATA) AS LINE_4_ADDR FROM STHDSN5.ITSACC.MAIL_DEST_DATA A, STHDSN5.ITSACC.CUSTOMER_DATA B WHERE <text:s/>A.CUST_PARTN_ID =:CUST_PARTN_ID AND <text:s/>A.CUST_OID =:CUST_OID AND B.CUST_PARTN_ID = A.CUST_PARTN_ID AND B.CUST_OID = A.CUST_OID ORDER BY <text:s text:c="3"/>A.MLDST_ID, A.MLDST_TYPCD, A.INTVL_START_DATE <text:s/>DESC",</text:p>
      <text:p text:style-name="P1002"><text:s text:c="2"/>"collectionID": "SYSIBMSERVICE",</text:p>
      <text:p text:style-name="P1003"><text:s text:c="2"/>"serviceName": "ads02",</text:p>
      <text:p text:style-name="P1004"><text:s text:c="2"/>"description": "ads02 with CUST_OID,CUST_PARTN_ID",</text:p>
      <text:p text:style-name="P1005"><text:s text:c="2"/>"owner": "COMINAT5",</text:p>
      <text:p text:style-name="P1006"><text:s text:c="2"/>"validate": "BIND",</text:p>
      <text:p text:style-name="P1007"><text:s text:c="2"/>"version": "V1",</text:p>
      <text:p text:style-name="P1008"><text:s text:c="2"/>"response": ""</text:p>
      <text:p text:style-name="P1009">}</text:p>
      <text:p text:style-name="P1010"/>
      <text:p text:style-name="P1011"/>
      <text:p text:style-name="P1012"/>
      <text:p text:style-name="P1013"/>
      <text:p text:style-name="P1014"/>
      <text:p text:style-name="P1015"/>
      <text:p text:style-name="P1016">=================================================</text:p>
      <text:p text:style-name="P1017">KFS01 <text:s text:c="3"/>-KOST FORDEL</text:p>
      <text:p text:style-name="P1018">==============================================</text:p>
      <text:p text:style-name="P1019"/>
      <text:p text:style-name="P1020">{</text:p>
      <text:p text:style-name="P1021"><text:s text:c="2"/>"dburl": "http://131.116.44.144:1315/services/DB2ServiceManager",</text:p>
      <text:p text:style-name="P1022"><text:s text:c="2"/><text:span text:style-name="T1023">"username": "a472inb",</text:span></text:p>
      <text:p text:style-name="P1024"><text:s text:c="2"/>"password": "INblatS2",</text:p>
      <text:p text:style-name="P1025"><text:s text:c="2"/>"requestType": "createService",</text:p>
      <text:p text:style-name="P1026"><text:s/>"sqlStmt":"SELECT A.INTVL_STOP_DATE,CAST(A.USAG_CLSFN_COD AS VARCHAR(8) FOR SBCS DATA) AS USAG_CLSFN_COD,CAST(A.DEST_BEGIN_VL AS VARCHAR(21) FOR SBCS DATA) AS DEST_BEGIN_VL , CAST(A.DEST_END_VL AS VARCHAR(21) FOR SBCS DATA) AS DEST_END_VL, A.DEST_VL_LEN,CAST(A.CUST_REF_NM AS VARCHAR(10) FOR SBCS DATA) AS CUST_REF_NM FROM <text:s/>STHDSN5.ITSACC.GUIDE_RULE_DATA A WHERE <text:s/>A.BACCT_PARTN_ID =:BACCT_PARTN_ID AND <text:s/>CAST(A.GDRL_LVL_USE_IND AS VARCHAR(8) FOR SBCS DATA)=:GDRL_LVL_USE_IND AND <text:s/>A.GDRL_ENT_OID =:GDRL_ENT_OID AND <text:s/>A.INTVL_START_DATE =:INTVL_START_DATE AND <text:s/>A.GDRL_CMPNT_SQNM =:GDRL_CMPNT_SQNM AND <text:s text:c="2"/>A.BACCT_OID =:BACCT_OID",</text:p>
      <text:p text:style-name="P1027"><text:s text:c="2"/>"collectionID": "SYSIBMSERVICE",</text:p>
      <text:p text:style-name="P1028"><text:s text:c="2"/>"serviceName": "kfs01",</text:p>
      <text:p text:style-name="P1029"><text:s text:c="2"/>"description": "kfs01 with BACCT_PARTN_ID,GDRL_LVL_USE_IND, GDRL_ENT_OID,INTVL_START_DATE,GDRL_CMPNT_SQNM, BACCT_OID ",</text:p>
      <text:soft-page-break/>
      <text:p text:style-name="P1030"><text:s text:c="2"/>"collectionID": "SYSIBMSERVICE",</text:p>
      <text:p text:style-name="P1031"><text:s text:c="2"/>"owner": "COMINAT5",</text:p>
      <text:p text:style-name="P1032"><text:s text:c="2"/>"validate": "BIND",</text:p>
      <text:p text:style-name="P1033"><text:s text:c="2"/>"version": "V1",</text:p>
      <text:p text:style-name="P1034"><text:s text:c="2"/>"response": ""</text:p>
      <text:p text:style-name="P1035">}</text:p>
      <text:p text:style-name="P1036">=========================================</text:p>
      <text:p text:style-name="P1037">KFS03_Count <text:s text:c="5"/>KOST FORDEL</text:p>
      <text:p text:style-name="P1038"/>
      <text:p text:style-name="P1039">===========================================</text:p>
      <text:p text:style-name="P1040"/>
      <text:p text:style-name="P1041"/>
      <text:p text:style-name="P1042">{</text:p>
      <text:p text:style-name="P1043"><text:s text:c="2"/>"dburl": "http://131.116.44.144:1315/services/DB2ServiceManager",</text:p>
      <text:p text:style-name="P1044"><text:s text:c="2"/>"username": "a472inb",</text:p>
      <text:p text:style-name="P1045"><text:s text:c="2"/>"password": "INblatS2",</text:p>
      <text:p text:style-name="P1046"><text:s text:c="2"/>"requestType": "createService",</text:p>
      <text:p text:style-name="P1047"><text:s text:c="2"/>"sqlStmt":"SELECT COUNT(*) FROM (SELECT DISTINCT C.CURR_BACCT_ID, C.BACCT_OID, A.INTVL_START_DATE, A.GDRL_ENT_OID, A.GDRL_CMPNT_SQNM, A.GDRL_LVL_USE_IND, B.CURR_CNUM_ID FROM <text:s text:c="6"/>STHDSN5.ITSACC.GUIDE_RULE_DATA A, STHDSN5.ITSACC.CNUM_DATA B, STHDSN5.ITSACC.BACCT_DATA C, STHDSN5.ITSACC.CNUM_HIST_DATA D WHERE <text:s text:c="5"/>D.CURR_CUST_PARTN_ID = A.RLTD_CUST_PARTN_ID AND <text:s text:c="7"/>D.CNUM_OID = A.RLTD_CNUM_OID AND <text:s text:c="7"/>D.INTVL_START_DATE = (SELECT <text:s/>MAX(INTVL_START_DATE) FROM <text:s text:c="3"/>STHDSN5.ITSACC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5.ITSACC.GUIDE_RULE_DATA WHERE <text:s text:c="2"/>GDRL_ENT_OID = D.OWN_CNUM_OID AND <text:s text:c="4"/>BACCT_OID = A.BACCT_OID)) AND <text:s text:c="7"/>C.BACCT_PARTN_ID = A.BACCT_PARTN_ID AND <text:s text:c="7"/>C.BACCT_OID = A.BACCT_OID AND <text:s text:c="7"/>B.CURR_CUST_PARTN_ID = A.RLTD_CUST_PARTN_ID AND <text:s text:c="7"/>B.CNUM_OID = A.RLTD_CNUM_OID) AS TEMP1",</text:p>
      <text:p text:style-name="P1048"><text:s text:c="2"/>"collectionID": "SYSIBMSERVICE",</text:p>
      <text:p text:style-name="P1049"><text:s text:c="2"/>"serviceName": "kfs03_Count",</text:p>
      <text:p text:style-name="P1050"><text:s text:c="2"/>"description": "kfs03_Count",</text:p>
      <text:p text:style-name="P1051"><text:s text:c="2"/>"collectionID": "SYSIBMSERVICE",</text:p>
      <text:p text:style-name="P1052"><text:s text:c="2"/>"owner": "COMINAT5",</text:p>
      <text:p text:style-name="P1053"><text:s text:c="2"/>"validate": "BIND",</text:p>
      <text:p text:style-name="P1054"><text:s text:c="2"/>"version": "V1",</text:p>
      <text:p text:style-name="P1055"><text:s text:c="2"/>"response": ""</text:p>
      <text:p text:style-name="P1056">}</text:p>
      <text:p text:style-name="P1057"/>
      <text:p text:style-name="P1058"/>
      <text:p text:style-name="P1059">=================================================</text:p>
      <text:p text:style-name="P1060"/>
      <text:p text:style-name="P1061">KSF04_Count <text:s text:c="2"/>KOST FORDEL</text:p>
      <text:p text:style-name="P1062">=================================================</text:p>
      <text:p text:style-name="P1063"/>
      <text:p text:style-name="P1064"/>
      <text:p text:style-name="P1065">{</text:p>
      <text:p text:style-name="P1066"><text:s text:c="2"/>"dburl": "http://131.116.44.144:1315/services/DB2ServiceManager",</text:p>
      <text:p text:style-name="P1067"><text:s text:c="2"/><text:span text:style-name="T1068">"username": "a472inb",</text:span></text:p>
      <text:p text:style-name="P1069"><text:s text:c="2"/>"password": "INblatS2",</text:p>
      <text:p text:style-name="P1070"><text:s text:c="2"/>"requestType": "createService",</text:p>
      <text:soft-page-break/>
      <text:p text:style-name="P1071"><text:s text:c="2"/>"sqlStmt":"SELECT COUNT(*) FROM (SELECT DISTINCT <text:s text:c="3"/>C.CURR_BACCT_ID, C.BACCT_OID, A.INTVL_START_DATE, A.GDRL_ENT_OID, A.GDRL_CMPNT_SQNM, A.GDRL_LVL_USE_IND, B.CURR_CNUM_ID FROM <text:s text:c="5"/>STHDSN5.ITSACC.GUIDE_RULE_DATA A, STHDSN5.ITSACC.CNUM_DATA B, STHDSN5.ITSACC.BACCT_DATA C, STHDSN5.ITSACC.CNUM_HIST_DATA D WHERE <text:s text:c="3"/>( (D.OWN_CNUM_OID &lt;&gt; :OWN_CNUM_OID AND <text:s text:c="3"/>D.CNUM_OID =:CNUM_OID AND <text:s text:c="3"/>D.INTVL_START_DATE = (SELECT MAX(INTVL_START_DATE) FROM <text:s text:c="2"/>STHDSN5.ITSACC.CNUM_HIST_DATA WHERE <text:s/>CURR_CUST_PARTN_ID = D.CURR_CUST_PARTN_ID AND <text:s text:c="3"/>CNUM_OID = D.CNUM_OID)) OR <text:s text:c="6"/>(D.OWN_CNUM_OID =:OWN_CNUM_OID AND <text:s text:c="6"/>D.INTVL_START_DATE = (SELECT MAX(INTVL_START_DATE) FROM <text:s text:c="2"/>STHDSN5.ITSACC.CNUM_HIST_DATA WHERE <text:s/>CURR_CUST_PARTN_ID = D.CURR_CUST_PARTN_ID AND <text:s text:c="3"/>CNUM_OID = D.CNUM_OID)) ) AND <text:s text:c="6"/>B.CNUM_OID = D.CNUM_OID AND <text:s text:c="6"/>C.BACCT_PARTN_ID = A.BACCT_PARTN_ID AND <text:s text:c="6"/>C.BACCT_OID = A.BACCT_OID AND <text:s text:c="6"/>B.CURR_CUST_PARTN_ID = A.RLTD_CUST_PARTN_ID AND <text:s text:c="6"/>B.CNUM_OID = A.RLTD_CNUM_OID) AS TEMP1",</text:p>
      <text:p text:style-name="P1072"><text:s text:c="2"/>"collectionID": "SYSIBMSERVICE",</text:p>
      <text:p text:style-name="P1073"><text:s text:c="2"/>"serviceName": "kfs04_Count",</text:p>
      <text:p text:style-name="P1074"><text:s text:c="2"/>"description": "kfs04_Count",</text:p>
      <text:p text:style-name="P1075"><text:s text:c="2"/>"collectionID": "SYSIBMSERVICE",</text:p>
      <text:p text:style-name="P1076"><text:s text:c="2"/>"owner": "COMINAT5",</text:p>
      <text:p text:style-name="P1077"><text:s text:c="2"/>"validate": "BIND",</text:p>
      <text:p text:style-name="P1078"><text:s text:c="2"/>"version": "V1",</text:p>
      <text:p text:style-name="P1079"><text:s text:c="2"/>"response": ""</text:p>
      <text:p text:style-name="P1080">}</text:p>
      <text:p text:style-name="P1081"/>
      <text:p text:style-name="P1082">================================</text:p>
      <text:p text:style-name="P1083"/>
      <text:p text:style-name="P1084">KFS04a <text:s/>KOST FORDEL</text:p>
      <text:p text:style-name="P1085">===============================</text:p>
      <text:p text:style-name="P1086"/>
      <text:p text:style-name="P1087"/>
      <text:p text:style-name="P1088">{</text:p>
      <text:p text:style-name="P1089"><text:s text:c="2"/>"dburl": "http://131.116.44.144:1315/services/DB2ServiceManager",</text:p>
      <text:p text:style-name="P1090"><text:s text:c="2"/><text:span text:style-name="T1091">"username": "a472inb",</text:span></text:p>
      <text:p text:style-name="P1092"><text:s text:c="2"/>"password": "INblatS2",</text:p>
      <text:p text:style-name="P1093"><text:s text:c="2"/>"requestType": "createService",</text:p>
      <text:p text:style-name="P1094"><text:s text:c="2"/>"sqlStmt":"SELECT <text:s text:c="4"/>C.CURR_BACCT_ID, C.BACCT_OID, A.INTVL_START_DATE, A.GDRL_ENT_OID, A.GDRL_CMPNT_SQNM, CAST(A.GDRL_LVL_USE_IND AS VARCHAR(10) FOR SBCS DATA)AS GDRL_LVL_USE_IND, B.CURR_CNUM_ID, C.BACCT_PARTN_ID FROM <text:s text:c="5"/>STHDSN5.ITSACC.GUIDE_RULE_DATA A, STHDSN5.ITSACC.CNUM_DATA B, STHDSN5.ITSACC.BACCT_DATA C, STHDSN5.ITSACC.CNUM_HIST_DATA D WHERE A.BACCT_OID =:BACCT_OID AND A.BACCT_PARTN_ID =:BACCT_PARTN_ID AND ( (D.OWN_CNUM_OID &lt;&gt;:OWN_CNUM_OID AND <text:s text:c="3"/>D.CNUM_OID =:CNUM_OID AND <text:s text:c="3"/>D.INTVL_START_DATE = (SELECT MAX(INTVL_START_DATE) FROM <text:s text:c="2"/>STHDSN5.ITSACC.CNUM_HIST_DATA WHERE <text:s/>CURR_CUST_PARTN_ID = D.CURR_CUST_PARTN_ID AND <text:s text:c="3"/>CNUM_OID = D.CNUM_OID)) OR <text:s text:c="6"/>(D.OWN_CNUM_OID =:OWN_CNUM_OID AND <text:s text:c="6"/>D.INTVL_START_DATE = (SELECT MAX(INTVL_START_DATE) FROM <text:s text:c="2"/>STHDSN5.ITSACC.CNUM_HIST_DATA WHERE <text:s/>CURR_CUST_PARTN_ID = D.CURR_CUST_PARTN_ID AND <text:s text:c="3"/>CNUM_OID = D.CNUM_OID)) ) AND <text:s text:c="6"/>B.CNUM_OID = D.CNUM_OID AND <text:s text:c="6"/>C.BACCT_PARTN_ID = A.BACCT_PARTN_ID AND <text:s text:c="6"/>C.BACCT_OID = A.BACCT_OID AND <text:s text:c="6"/>B.CURR_CUST_PARTN_ID = A.RLTD_CUST_PARTN_ID AND <text:s text:c="6"/>B.CNUM_OID = A.RLTD_CNUM_OID ORDER BY B.CURR_CNUM_ID, A.INTVL_START_DATE DESC, A.GDRL_CMPNT_SQNM",</text:p>
      <text:p text:style-name="P1095"><text:s text:c="2"/>"collectionID": "SYSIBMSERVICE",</text:p>
      <text:p text:style-name="P1096"><text:s text:c="2"/>"serviceName": "kfs04a",</text:p>
      <text:soft-page-break/>
      <text:p text:style-name="P1097"><text:s text:c="2"/>"description": "kfs04a BACCT_OID,BACCT_PARTN_ID,OWN_CNUM_OID,CNUM_OID ",</text:p>
      <text:p text:style-name="P1098"><text:s text:c="2"/>"collectionID": "SYSIBMSERVICE",</text:p>
      <text:p text:style-name="P1099"><text:s text:c="2"/>"owner": "COMINAT5",</text:p>
      <text:p text:style-name="P1100"><text:s text:c="2"/>"validate": "BIND",</text:p>
      <text:p text:style-name="P1101"><text:s text:c="2"/>"version": "V1",</text:p>
      <text:p text:style-name="P1102"><text:s text:c="2"/>"response": ""</text:p>
      <text:p text:style-name="P1103">}</text:p>
      <text:p text:style-name="P1104"/>
      <text:p text:style-name="P1105">================================</text:p>
      <text:p text:style-name="P1106"/>
      <text:p text:style-name="P1107">KFS04b <text:s/>KOST FORDEL</text:p>
      <text:p text:style-name="P1108">===============================</text:p>
      <text:p text:style-name="P1109"/>
      <text:p text:style-name="P1110"/>
      <text:p text:style-name="P1111">{</text:p>
      <text:p text:style-name="P1112"><text:s text:c="2"/>"dburl": "http://131.116.44.144:1315/services/DB2ServiceManager",</text:p>
      <text:p text:style-name="P1113"><text:s text:c="2"/>"username": "a472inb",</text:p>
      <text:p text:style-name="P1114"><text:s text:c="2"/>"password": "INblatS2",</text:p>
      <text:p text:style-name="P1115"><text:s text:c="2"/>"requestType": "createService",</text:p>
      <text:p text:style-name="P1116"><text:s text:c="2"/>"sqlStmt":"SELECT <text:s text:c="4"/>C.CURR_BACCT_ID, C.BACCT_OID, A.INTVL_START_DATE, A.GDRL_ENT_OID, A.GDRL_CMPNT_SQNM, CAST(A.GDRL_LVL_USE_IND AS VARCHAR(10) FOR SBCS DATA)AS GDRL_LVL_USE_IND, B.CURR_CNUM_ID, C.BACCT_PARTN_ID FROM <text:s text:c="5"/>STHDSN5.ITSACC.GUIDE_RULE_DATA A, STHDSN5.ITSACC.CNUM_DATA B, STHDSN5.ITSACC.BACCT_DATA C, STHDSN5.ITSACC.CNUM_HIST_DATA D WHERE A.BACCT_OID =:BACCT_OID AND A.BACCT_PARTN_ID =:BACCT_PARTN_ID AND A.RLTD_INSTN_OID =:RLTD_INSTN_OID AND ( (D.OWN_CNUM_OID &lt;&gt;:OWN_CNUM_OID AND <text:s text:c="3"/>D.CNUM_OID =:CNUM_OID AND <text:s text:c="3"/>D.INTVL_START_DATE = (SELECT MAX(INTVL_START_DATE) FROM <text:s text:c="2"/>STHDSN5.ITSACC.CNUM_HIST_DATA WHERE <text:s/>CURR_CUST_PARTN_ID = D.CURR_CUST_PARTN_ID AND <text:s text:c="3"/>CNUM_OID = D.CNUM_OID)) OR <text:s text:c="6"/>(D.OWN_CNUM_OID =:OWN_CNUM_OID AND <text:s text:c="6"/>D.INTVL_START_DATE = (SELECT MAX(INTVL_START_DATE) FROM <text:s text:c="2"/>STHDSN5.ITSACC.CNUM_HIST_DATA WHERE <text:s/>CURR_CUST_PARTN_ID = D.CURR_CUST_PARTN_ID AND <text:s text:c="3"/>CNUM_OID = D.CNUM_OID)) ) AND <text:s text:c="6"/>B.CNUM_OID = D.CNUM_OID AND <text:s text:c="6"/>C.BACCT_PARTN_ID = A.BACCT_PARTN_ID AND <text:s text:c="6"/>C.BACCT_OID = A.BACCT_OID AND <text:s text:c="6"/>B.CURR_CUST_PARTN_ID = A.RLTD_CUST_PARTN_ID AND <text:s text:c="6"/>B.CNUM_OID = A.RLTD_CNUM_OID ORDER BY B.CURR_CNUM_ID, A.INTVL_START_DATE DESC, A.GDRL_CMPNT_SQNM ",</text:p>
      <text:p text:style-name="P1117"><text:s text:c="2"/>"collectionID": "SYSIBMSERVICE",</text:p>
      <text:p text:style-name="P1118"><text:s text:c="2"/>"serviceName": "kfs04b",</text:p>
      <text:p text:style-name="P1119"><text:s text:c="2"/>"description": "kfs04b BACCT_OID,BACCT_PARTN_ID,RLTD_INSTN_OID,OWN_CNUM_OID,CNUM_OID ",</text:p>
      <text:p text:style-name="P1120"><text:s text:c="2"/>"collectionID": "SYSIBMSERVICE",</text:p>
      <text:p text:style-name="P1121"><text:s text:c="2"/>"owner": "COMINAT5",</text:p>
      <text:p text:style-name="P1122"><text:s text:c="2"/>"validate": "BIND",</text:p>
      <text:p text:style-name="P1123"><text:s text:c="2"/>"version": "V1",</text:p>
      <text:p text:style-name="P1124"><text:s text:c="2"/>"response": ""</text:p>
      <text:p text:style-name="P1125">}</text:p>
      <text:p text:style-name="P1126"/>
      <text:p text:style-name="P1127">================================</text:p>
      <text:p text:style-name="P1128"/>
      <text:p text:style-name="P1129"/>
      <text:p text:style-name="P1130">====================================</text:p>
      <text:p text:style-name="P1131">KFS03a <text:s/>KOST FORDEL</text:p>
      <text:p text:style-name="P1132">================================</text:p>
      <text:p text:style-name="P1133"/>
      <text:p text:style-name="P1134">{</text:p>
      <text:p text:style-name="P1135"><text:s text:c="2"/>"dburl": "http://131.116.44.144:1315/services/DB2ServiceManager",</text:p>
      <text:p text:style-name="P1136"><text:s text:c="2"/>"username": "a472inb",</text:p>
      <text:p text:style-name="P1137"><text:s text:c="2"/>"password": "INblatS2",</text:p>
      <text:p text:style-name="P1138"><text:s text:c="2"/>"requestType": "createService",</text:p>
      <text:p text:style-name="P1139"><text:s text:c="2"/>"sqlStmt":" SELECT <text:s/>C.CURR_BACCT_ID, C.BACCT_OID, A.INTVL_START_DATE, A.GDRL_ENT_OID, A.GDRL_CMPNT_SQNM, CAST(A.GDRL_LVL_USE_IND AS VARCHAR(10) FOR SBCS DATA)AS GDRL_LVL_USE_IND, B.CURR_CNUM_ID, C.BACCT_PARTN_ID FROM <text:s text:c="6"/>STHDSN5.ITSACC.GUIDE_RULE_DATA A, STHDSN5.ITSACC.CNUM_DATA B, STHDSN5.ITSACC.BACCT_DATA C, STHDSN5.ITSACC.CNUM_HIST_DATA D WHERE <text:s text:c="5"/>A.BACCT_OID =:BACCT_OID AND A.BACCT_PARTN_ID =:BACCT_PARTN_ID AND <text:s text:c="7"/>D.CURR_CUST_PARTN_ID = A.RLTD_CUST_PARTN_ID AND <text:s text:c="7"/>D.CNUM_OID = A.RLTD_CNUM_OID AND <text:s text:c="7"/>D.INTVL_START_DATE = (SELECT <text:s/>MAX(INTVL_START_DATE) FROM <text:s text:c="6"/>STHDSN5.ITSACC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5.ITSACC.GUIDE_RULE_DATA WHERE <text:s text:c="2"/>GDRL_ENT_OID = D.OWN_CNUM_OID AND <text:s text:c="4"/>BACCT_OID = A.BACCT_OID)) AND <text:s text:c="7"/>C.BACCT_PARTN_ID = A.BACCT_PARTN_ID AND <text:s text:c="7"/>C.BACCT_OID = A.BACCT_OID AND <text:s text:c="7"/>B.CURR_CUST_PARTN_ID = A.RLTD_CUST_PARTN_ID AND <text:s text:c="7"/>B.CNUM_OID = A.RLTD_CNUM_OID ORDER BY B.CURR_CNUM_ID, A.INTVL_START_DATE DESC",</text:p>
      <text:p text:style-name="P1140"><text:s text:c="2"/>"collectionID": "SYSIBMSERVICE",</text:p>
      <text:p text:style-name="P1141"><text:s text:c="2"/>"serviceName": "kfs03a",</text:p>
      <text:p text:style-name="P1142"><text:s text:c="2"/>"description": "kfs03a BACCT_OID,BACCT_PARTN_ID",</text:p>
      <text:p text:style-name="P1143"><text:s text:c="2"/>"collectionID": "SYSIBMSERVICE",</text:p>
      <text:p text:style-name="P1144"><text:s text:c="2"/>"owner": "COMINAT5",</text:p>
      <text:p text:style-name="P1145"><text:s text:c="2"/>"validate": "BIND",</text:p>
      <text:p text:style-name="P1146"><text:s text:c="2"/>"version": "V1",</text:p>
      <text:p text:style-name="P1147"><text:s text:c="2"/>"response": ""</text:p>
      <text:p text:style-name="P1148">}</text:p>
      <text:p text:style-name="P1149"/>
      <text:p text:style-name="P1150">====================================</text:p>
      <text:p text:style-name="P1151">KFS03b <text:s/>KOST FORDEL</text:p>
      <text:p text:style-name="P1152">================================</text:p>
      <text:p text:style-name="P1153"/>
      <text:p text:style-name="P1154">{</text:p>
      <text:p text:style-name="P1155"><text:s text:c="2"/>"dburl": "http://131.116.44.144:1315/services/DB2ServiceManager",</text:p>
      <text:p text:style-name="P1156"><text:s text:c="2"/>"username": "a472inb",</text:p>
      <text:p text:style-name="P1157"><text:s text:c="2"/>"password": "INblatS2",</text:p>
      <text:p text:style-name="P1158"><text:s text:c="2"/>"requestType": "createService",</text:p>
      <text:p text:style-name="P1159"><text:s text:c="2"/>"sqlStmt":" SELECT <text:s text:c="4"/>C.CURR_BACCT_ID, C.BACCT_OID, A.INTVL_START_DATE, A.GDRL_ENT_OID, A.GDRL_CMPNT_SQNM, CAST(A.GDRL_LVL_USE_IND AS VARCHAR(8) FOR SBCS DATA) AS GDRL_LVL_USE_IND, B.CURR_CNUM_ID, C.BACCT_PARTN_ID FROM <text:s text:c="6"/>STHDSN5.ITSACC.GUIDE_RULE_DATA A, STHDSN5.ITSACC.CNUM_DATA B, STHDSN5.ITSACC.BACCT_DATA C, STHDSN5.ITSACC.CNUM_HIST_DATA D WHERE <text:s text:c="5"/>A.BACCT_OID =:BACCT_OID AND A.BACCT_PARTN_ID =:BACCT_PARTN_ID AND A.RLTD_INSTN_OID =:RLTD_INSTN_OID AND <text:s text:c="7"/>D.CURR_CUST_PARTN_ID = A.RLTD_CUST_PARTN_ID AND <text:s text:c="7"/>D.CNUM_OID = A.RLTD_CNUM_OID AND <text:s text:c="7"/>D.INTVL_START_DATE = (SELECT <text:s/>MAX(INTVL_START_DATE) FROM <text:s text:c="6"/>STHDSN5.ITSACC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5.ITSACC.GUIDE_RULE_DATA WHERE <text:s text:c="2"/>GDRL_ENT_OID = D.OWN_CNUM_OID AND <text:s text:c="4"/>BACCT_OID = A.BACCT_OID)) AND <text:s text:c="7"/>C.BACCT_PARTN_ID = A.BACCT_PARTN_ID AND <text:s text:c="7"/><text:soft-page-break/>C.BACCT_OID = A.BACCT_OID AND <text:s text:c="7"/>B.CURR_CUST_PARTN_ID = A.RLTD_CUST_PARTN_ID AND <text:s text:c="7"/>B.CNUM_OID = A.RLTD_CNUM_OID ORDER BY B.CURR_CNUM_ID, A.INTVL_START_DATE DESC",</text:p>
      <text:p text:style-name="P1160"><text:s text:c="2"/>"collectionID": "SYSIBMSERVICE",</text:p>
      <text:p text:style-name="P1161"><text:s text:c="2"/>"serviceName": "kfs03b",</text:p>
      <text:p text:style-name="P1162"><text:s text:c="2"/>"description": "kfs03b BACCT_OID,BACCT_PARTN_ID,RLTD_INSTN_OID",</text:p>
      <text:p text:style-name="P1163"><text:s text:c="2"/>"collectionID": "SYSIBMSERVICE",</text:p>
      <text:p text:style-name="P1164"><text:s text:c="2"/>"owner": "COMINAT5",</text:p>
      <text:p text:style-name="P1165"><text:s text:c="2"/>"validate": "BIND",</text:p>
      <text:p text:style-name="P1166"><text:span text:style-name="T1167"><text:s text:c="2"/></text:span>"version": "V1",</text:p>
      <text:p text:style-name="P1168"><text:s text:c="2"/>"response": ""</text:p>
      <text:p text:style-name="P1169">}</text:p>
      <text:p text:style-name="P1170"/>
      <text:p text:style-name="P1171"/>
      <text:p text:style-name="P1172">====================================</text:p>
      <text:p text:style-name="P1173">KFS03c <text:s/>KOST FORDEL</text:p>
      <text:p text:style-name="P1174">================================</text:p>
      <text:p text:style-name="P1175"/>
      <text:p text:style-name="P1176">{</text:p>
      <text:p text:style-name="P1177"><text:s text:c="2"/>"dburl": "http://131.116.44.144:1315/services/DB2ServiceManager",</text:p>
      <text:p text:style-name="P1178"><text:s text:c="2"/>"username": "a472inb",</text:p>
      <text:p text:style-name="P1179"><text:s text:c="2"/>"password": "INblatS2",</text:p>
      <text:p text:style-name="P1180"><text:s text:c="2"/>"requestType": "createService",</text:p>
      <text:p text:style-name="P1181"><text:s text:c="2"/>"sqlStmt":"SELECT <text:s/>C.CURR_BACCT_ID, C.BACCT_OID, A.INTVL_START_DATE, A.GDRL_ENT_OID, A.GDRL_CMPNT_SQNM, CAST(A.GDRL_LVL_USE_IND AS VARCHAR(10) FOR SBCS DATA)AS GDRL_LVL_USE_IND, B.CURR_CNUM_ID, C.BACCT_PARTN_ID FROM <text:s text:c="6"/>STHDSN5.ITSACC.GUIDE_RULE_DATA A, STHDSN5.ITSACC.CNUM_DATA B, STHDSN5.ITSACC.BACCT_DATA C, STHDSN5.ITSACC.CNUM_HIST_DATA D WHERE <text:s text:c="5"/>A.BACCT_OID =:BACCT_OID AND A.BACCT_PARTN_ID =:BACCT_PARTN_ID AND <text:s text:c="7"/>D.CURR_CUST_PARTN_ID = A.RLTD_CUST_PARTN_ID AND <text:s text:c="7"/>D.CNUM_OID =:SUBCNUM_OID AND <text:s text:c="7"/>D.INTVL_START_DATE = (SELECT <text:s/>MAX(INTVL_START_DATE) FROM <text:s text:c="6"/>STHDSN5.ITSACC.CNUM_HIST_DATA WHERE <text:s text:c="2"/>CURR_CUST_PARTN_ID = D.CURR_CUST_PARTN_ID AND <text:s text:c="4"/>CNUM_OID = D.CNUM_OID) AND <text:s text:c="6"/>(D.OWN_CNUM_OID = 0 OR <text:s text:c="2"/>D.OWN_CNUM_OID = D.CNUM_OID OR NOT EXISTS (SELECT * FROM <text:s text:c="3"/>STHDSN5.ITSACC.GUIDE_RULE_DATA WHERE <text:s text:c="2"/>GDRL_ENT_OID = D.OWN_CNUM_OID AND <text:s text:c="4"/>BACCT_OID = A.BACCT_OID)) AND <text:s text:c="7"/>C.BACCT_PARTN_ID = A.BACCT_PARTN_ID AND <text:s text:c="7"/>C.BACCT_OID = A.BACCT_OID AND <text:s text:c="7"/>B.CURR_CUST_PARTN_ID = A.RLTD_CUST_PARTN_ID AND <text:s text:c="7"/>B.CNUM_OID = A.RLTD_CNUM_OID ORDER BY B.CURR_CNUM_ID, A.INTVL_START_DATE DESC",</text:p>
      <text:p text:style-name="P1182"><text:s text:c="2"/>"collectionID": "SYSIBMSERVICE",</text:p>
      <text:p text:style-name="P1183"><text:s text:c="2"/>"serviceName": "kfs03c",</text:p>
      <text:p text:style-name="P1184"><text:s text:c="2"/>"description": "kfs03c BACCT_OID,BACCT_PARTN_ID,RLTD_INSTN_OID,SUBCNUM_OID ",</text:p>
      <text:p text:style-name="P1185"><text:s text:c="2"/>"collectionID": "SYSIBMSERVICE",</text:p>
      <text:p text:style-name="P1186"><text:s text:c="2"/>"owner": "COMINAT5",</text:p>
      <text:p text:style-name="P1187"><text:s text:c="2"/>"validate": "BIND",</text:p>
      <text:p text:style-name="P1188"><text:s text:c="2"/>"version": "V1",</text:p>
      <text:p text:style-name="P1189"><text:s text:c="2"/>"response": ""</text:p>
      <text:p text:style-name="P1190">}</text:p>
      <text:p text:style-name="P1191"/>
      <text:p text:style-name="P1192"/>
      <text:p text:style-name="P1193">====================================</text:p>
      <text:p text:style-name="P1194">KFS10a <text:s/>KOST FORDEL</text:p>
      <text:p text:style-name="P1195">================================</text:p>
      <text:p text:style-name="P1196"/>
      <text:p text:style-name="P1197">{</text:p>
      <text:soft-page-break/>
      <text:p text:style-name="P1198"><text:s text:c="2"/>"dburl": "http://131.116.44.144:1315/services/DB2ServiceManager",</text:p>
      <text:p text:style-name="P1199"><text:s text:c="2"/>"username": "a472inb",</text:p>
      <text:p text:style-name="P1200"><text:s text:c="2"/>"password": "INblatS2",</text:p>
      <text:p text:style-name="P1201"><text:s text:c="2"/>"requestType": "createService",</text:p>
      <text:p text:style-name="P1202"><text:s text:c="2"/>"sqlStmt":"SELECT <text:s/>E.CURR_CNUM_ID, D.CURR_CNUM_ID, A.INTVL_START_DATE, A.GDRL_CMPNT_SQNM, C.CURR_BACCT_ID, A.INTVL_STOP_DATE, CAST(A.USAG_CLSFN_COD AS VARCHAR(10) FOR SBCS DATA) AS USAG_CLSFN_COD, CAST(A.DEST_BEGIN_VL AS VARCHAR(21) FOR SBCS DATA) AS DEST_BEGIN_VL,CAST(A.DEST_END_VL AS VARCHAR(21) FOR SBCS DATA) AS DEST_END_VL, A.DEST_VL_LEN,CAST(A.CUST_REF_NM AS VARCHAR(10) FOR SBCS DATA) AS CUST_REF_NM FROM STHDSN5.ITSACC.GUIDE_RULE_DATA A, STHDSN5.ITSACC.CNUM_HIST_DATA B, STHDSN5.ITSACC.BACCT_DATA C, STHDSN5.ITSACC.CNUM_DATA D, STHDSN5.ITSACC.CNUM_DATA E WHERE A.BACCT_OID=:BACCT_OID AND A.BACCT_PARTN_ID=:BACCT_PARTN_ID AND A.RLTD_INSTN_OID =:RLTD_INSTN_OID AND C.BACCT_PARTN_ID=A.BACCT_PARTN_ID AND C.BACCT_OID=A.BACCT_OID AND B.CURR_CUST_PARTN_ID= A.RLTD_CUST_PARTN_ID AND B.CNUM_OID=A.RLTD_CNUM_OID AND B.INTVL_START_DATE = (SELECT MAX(INTVL_START_DATE) FROM STHDSN5.ITSACC.CNUM_HIST_DATA WHERE CURR_CUST_PARTN_ID = B.CURR_CUST_PARTN_ID AND CNUM_OID = B.CNUM_OID) AND D.CNUM_OID = B.CNUM_OID AND (E.CNUM_OID = B.OWN_CNUM_OID OR (0 = B.OWN_CNUM_OID AND E.CNUM_OID = B.CNUM_OID)) ORDER BY 1,2,4",</text:p>
      <text:p text:style-name="P1203"><text:s text:c="2"/>"collectionID": "SYSIBMSERVICE",</text:p>
      <text:p text:style-name="P1204"><text:s text:c="2"/>"serviceName": "kfs10a",</text:p>
      <text:p text:style-name="P1205"><text:s text:c="2"/>"description": "kfs10a BACCT_OID,BACCT_PARTN_ID,RLTD_INSTN_OID",</text:p>
      <text:p text:style-name="P1206"><text:s text:c="2"/>"collectionID": "SYSIBMSERVICE",</text:p>
      <text:p text:style-name="P1207"><text:s text:c="2"/>"owner": "COMINAT5",</text:p>
      <text:p text:style-name="P1208"><text:s text:c="2"/>"validate": "BIND",</text:p>
      <text:p text:style-name="P1209"><text:s text:c="2"/>"version": "V1",</text:p>
      <text:p text:style-name="P1210"><text:s text:c="2"/>"response": ""</text:p>
      <text:p text:style-name="P1211">}</text:p>
      <text:p text:style-name="P1212">====================================</text:p>
      <text:p text:style-name="P1213">KFS10b <text:s/>KOST FORDEL</text:p>
      <text:p text:style-name="P1214">================================</text:p>
      <text:p text:style-name="P1215"/>
      <text:p text:style-name="P1216">{</text:p>
      <text:p text:style-name="P1217"><text:s text:c="2"/>"dburl": "http://131.116.44.144:1315/services/DB2ServiceManager",</text:p>
      <text:p text:style-name="P1218"><text:s text:c="2"/>"username": "a472inb",</text:p>
      <text:p text:style-name="P1219"><text:s text:c="2"/>"password": "INblatS2",</text:p>
      <text:p text:style-name="P1220"><text:s text:c="2"/>"requestType": "createService",</text:p>
      <text:p text:style-name="P1221"><text:s text:c="2"/>"sqlStmt":"SELECT <text:s/>E.CURR_CNUM_ID, D.CURR_CNUM_ID, A.INTVL_START_DATE, A.GDRL_CMPNT_SQNM, C.CURR_BACCT_ID, A.INTVL_STOP_DATE, CAST(A.USAG_CLSFN_COD AS VARCHAR(10) FOR SBCS DATA)AS USAG_CLSFN_COD, CAST(A.DEST_BEGIN_VL AS VARCHAR(21) FOR SBCS DATA)AS DEST_BEGIN_VL, CAST(A.DEST_END_VL AS VARCHAR(21) FOR SBCS DATA)AS DEST_END_VL, A.DEST_VL_LEN, CAST(A.CUST_REF_NM AS VARCHAR(10) FOR SBCS DATA)AS CUST_REF_NM FROM <text:s/>STHDSN5.ITSACC.GUIDE_RULE_DATA A, STHDSN5.ITSACC.CNUM_HIST_DATA B, STHDSN5.ITSACC.BACCT_DATA C, STHDSN5.ITSACC.CNUM_DATA D, STHDSN5.ITSACC.CNUM_DATA E WHERE <text:s/>A.RLTD_INSTN_OID =:RLTD_INSTN_OID AND <text:s text:c="2"/>C.BACCT_PARTN_ID=A.BACCT_PARTN_ID AND <text:s text:c="3"/>C.BACCT_OID=A.BACCT_OID AND <text:s text:c="3"/>B.CURR_CUST_PARTN_ID= A.RLTD_CUST_PARTN_ID AND <text:s text:c="3"/>B.CNUM_OID=A.RLTD_CNUM_OID AND <text:s text:c="3"/>B.INTVL_START_DATE = (SELECT MAX(INTVL_START_DATE) FROM STHDSN5.ITSACC.CNUM_HIST_DATA WHERE CURR_CUST_PARTN_ID = B.CURR_CUST_PARTN_ID AND CNUM_OID = B.CNUM_OID) AND <text:s text:c="3"/>D.CNUM_OID = B.CNUM_OID AND <text:s text:c="3"/>(E.CNUM_OID = B.OWN_CNUM_OID OR (0 =B.OWN_CNUM_OID AND E.CNUM_OID = B.CNUM_OID)) ORDER BY 1,2,4",</text:p>
      <text:p text:style-name="P1222"><text:s text:c="2"/>"collectionID": "SYSIBMSERVICE",</text:p>
      <text:soft-page-break/>
      <text:p text:style-name="P1223"><text:s text:c="2"/>"serviceName": "kfs10b",</text:p>
      <text:p text:style-name="P1224"><text:s text:c="2"/>"description": " kfs10b RLTD_INSTN_OID",</text:p>
      <text:p text:style-name="P1225"><text:s text:c="2"/>"collectionID": "SYSIBMSERVICE",</text:p>
      <text:p text:style-name="P1226"><text:s text:c="2"/>"owner": "COMINAT5",</text:p>
      <text:p text:style-name="P1227"><text:s text:c="2"/>"validate": "BIND",</text:p>
      <text:p text:style-name="P1228"><text:span text:style-name="T1229"><text:s text:c="2"/></text:span>"version": "V1",</text:p>
      <text:p text:style-name="P1230"><text:s text:c="2"/>"response": ""</text:p>
      <text:p text:style-name="P1231">}</text:p>
      <text:p text:style-name="P1232"/>
      <text:p text:style-name="P1233"/>
      <text:p text:style-name="P1234">====================================</text:p>
      <text:p text:style-name="P1235">KFS10c <text:s/>KOST FORDEL</text:p>
      <text:p text:style-name="P1236">================================</text:p>
      <text:p text:style-name="P1237"/>
      <text:p text:style-name="P1238">{</text:p>
      <text:p text:style-name="P1239"><text:s text:c="2"/>"dburl": "http://131.116.44.144:1315/services/DB2ServiceManager",</text:p>
      <text:p text:style-name="P1240"><text:s text:c="2"/>"username": "a472inb",</text:p>
      <text:p text:style-name="P1241"><text:s text:c="2"/>"password": "INblatS2",</text:p>
      <text:p text:style-name="P1242"><text:s text:c="2"/>"requestType": "createService",</text:p>
      <text:p text:style-name="P1243"><text:s text:c="2"/>"sqlStmt":"SELECT <text:s/>E.CURR_CNUM_ID, D.CURR_CNUM_ID, A.INTVL_START_DATE, A.GDRL_CMPNT_SQNM, C.CURR_BACCT_ID, A.INTVL_STOP_DATE, CAST(A.USAG_CLSFN_COD AS VARCHAR(10) FOR SBCS DATA) AS USAG_CLSFN_COD, CAST(A.DEST_BEGIN_VL AS VARCHAR(21) FOR SBCS DATA) AS DEST_BEGIN_VL,CAST(A.DEST_END_VL AS VARCHAR(21) FOR SBCS DATA) AS DEST_END_VL, A.DEST_VL_LEN,CAST(A.CUST_REF_NM AS VARCHAR(10) FOR SBCS DATA) AS CUST_REF_NM FROM STHDSN5.ITSACC.GUIDE_RULE_DATA A, STHDSN5.ITSACC.CNUM_HIST_DATA B, STHDSN5.ITSACC.BACCT_DATA C, STHDSN5.ITSACC.CNUM_DATA D, STHDSN5.ITSACC.CNUM_DATA E WHERE A.BACCT_OID=:BACCT_OID AND A.BACCT_PARTN_ID=:BACCT_PARTN_ID AND C.BACCT_PARTN_ID=A.BACCT_PARTN_ID AND C.BACCT_OID=A.BACCT_OID AND B.CURR_CUST_PARTN_ID= A.RLTD_CUST_PARTN_ID AND B.CNUM_OID=A.RLTD_CNUM_OID AND B.INTVL_START_DATE = (SELECT MAX(INTVL_START_DATE) FROM STHDSN5.ITSACC.CNUM_HIST_DATA WHERE CURR_CUST_PARTN_ID = B.CURR_CUST_PARTN_ID AND CNUM_OID = B.CNUM_OID) AND D.CNUM_OID = B.CNUM_OID AND (E.CNUM_OID = B.OWN_CNUM_OID OR (0 = B.OWN_CNUM_OID AND E.CNUM_OID = B.CNUM_OID)) ORDER BY 1,2,4",</text:p>
      <text:p text:style-name="P1244"><text:s text:c="2"/>"collectionID": "SYSIBMSERVICE",</text:p>
      <text:p text:style-name="P1245"><text:s text:c="2"/>"serviceName": "kfs10c",</text:p>
      <text:p text:style-name="P1246"><text:s text:c="2"/>"description": "kfs10c BACCT_OID,BACCT_PARTN_ID",</text:p>
      <text:p text:style-name="P1247"><text:s text:c="2"/>"collectionID": "SYSIBMSERVICE",</text:p>
      <text:p text:style-name="P1248"><text:s text:c="2"/>"owner": "COMINAT5",</text:p>
      <text:p text:style-name="P1249"><text:s text:c="2"/>"validate": "BIND",</text:p>
      <text:p text:style-name="P1250"><text:span text:style-name="T1251"><text:s text:c="2"/></text:span>"version": "V1",</text:p>
      <text:p text:style-name="P1252"><text:s text:c="2"/>"response": ""</text:p>
      <text:p text:style-name="P1253">}</text:p>
      <text:p text:style-name="P1254"/>
      <text:p text:style-name="P1255"/>
      <text:p text:style-name="P1256"/>
      <text:p text:style-name="P1257"/>
      <text:p text:style-name="P1258"/>
      <text:p text:style-name="P1259"/>
      <text:p text:style-name="P1260"/>
      <text:p text:style-name="P1261"/>
      <text:p text:style-name="P1262"/>
      <text:p text:style-name="P1263"/>
      <text:p text:style-name="P1264"/>
      <text:p text:style-name="P1265"/>
      <text:p text:style-name="P1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905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8pt" style:font-size-asian="18pt" style:font-size-complex="18pt" style:language-asian="sv" style:country-asian="SE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sv" style:country-asian="S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sv" style:country-asian="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sv" style:country-asian="SE"/>
    </style:style>
    <style:style style:name="mvqa2c" style:display-name="mvqa2c" style:family="text" style:parent-style-name="DefaultParagraphFont"/>
    <style:style style:name="ztplmc" style:display-name="ztplmc" style:family="text" style:parent-style-name="DefaultParagraphFont"/>
    <style:style style:name="hwtze" style:display-name="hwtze" style:family="text" style:parent-style-name="DefaultParagraphFont"/>
    <style:style style:name="rynqvb" style:display-name="rynqv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r, Yadav</meta:initial-creator>
    <dc:creator>Bharankar, Jyoti</dc:creator>
    <meta:creation-date>2024-09-11T09:15:00Z</meta:creation-date>
    <dc:date>2024-11-11T10:59:00Z</dc:date>
    <meta:template xlink:href="Normal.dotm" xlink:type="simple"/>
    <meta:editing-cycles>30</meta:editing-cycles>
    <meta:editing-duration>PT321000S</meta:editing-duration>
    <meta:document-statistic meta:page-count="32" meta:paragraph-count="133" meta:word-count="10589" meta:character-count="66579" meta:row-count="467" meta:non-whitespace-character-count="56123"/>
  </office:meta>
</office:document-meta>
</file>